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style:style style:name="s93" style:family="section">
      <style:section-properties fo:background-color="#FFF5AD"/>
    </style:style>
    <style:style style:name="s94" style:family="section">
      <style:section-properties fo:background-color="#f0f0f0"/>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cm" fo:margin-right="0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icon" style:family="graphic">
      <style:graphic-properties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1_right_fi698" style:family="paragraph" style:parent-style-name="s1">
      <style:paragraph-properties fo:text-align="right" fo:text-indent="12mm"/>
    </style:style>
    <!-- Table cells styles -->
    <!-- Table columns styles -->
    <!-- Table styles -->
    <style:style style:name="rubber" style:family="table">
      <style:table-properties style:rel-width="100%" table:align="center"/>
    </style:style>
    <!-- Colored text styles -->
  </office:automatic-styles>
  <office:body>
    <office:text text:use-soft-page-breaks="true">
      <text:h text:outline-level="1" text:style-name="s3"><text:bookmark text:name="anchor0"/><text:a xlink:type="simple" xlink:href="http://ivo.garant.ru/document/redirect/70670880/0">Договор
о Евразийском экономическом союзе
(Астана, 29 мая 2014 г.)</text:a></text:h>
      <text:p text:style-name="s52header">С изменениями и дополнениями от:</text:p>
      <text:p text:style-name="s52">10 октября, 23 декабря 2014 г., 8 мая 2015 г., 15 марта 2018 г., 29 мая, 1 октября 2019 г., 24, 31 марта, 9 декабря 2022 г., 25 мая 2023 г.</text:p>
      <text:p text:style-name="s9header">ГАРАНТ:</text:p>
      <text:p text:style-name="s9">Изменения, которые не учтены в данном документе:</text:p>
      <text:p text:style-name="s9"><text:a xlink:type="simple" xlink:href="http://ivo.garant.ru/document/redirect/411284825/1">Протокол</text:a> от 26 декабря 2024 г. (не вступил в силу)</text:p>
      <text:p text:style-name="s9">О разъяснении положений настоящего Договора см. Консультативные заключения Большой коллегии Суда Евразийского экономического союза <text:a xlink:type="simple" xlink:href="http://ivo.garant.ru/document/redirect/71528428/0">от 1 ноября 2016 г.</text:a>, <text:a xlink:type="simple" xlink:href="http://ivo.garant.ru/document/redirect/71646114/0">4 апреля</text:a>, <text:a xlink:type="simple" xlink:href="http://ivo.garant.ru/document/redirect/71801562/0">30 октября</text:a>, <text:a xlink:type="simple" xlink:href="http://ivo.garant.ru/document/redirect/71830050/0">11 декабря 2017 г.</text:a>, <text:a xlink:type="simple" xlink:href="http://ivo.garant.ru/document/redirect/71985960/0">10 июля</text:a>, <text:a xlink:type="simple" xlink:href="http://ivo.garant.ru/document/redirect/72131278/0">7 декабря 2018 г.</text:a>, <text:a xlink:type="simple" xlink:href="http://ivo.garant.ru/document/redirect/72912070/0">16</text:a>, <text:a xlink:type="simple" xlink:href="http://ivo.garant.ru/document/redirect/72980940/0">31 октября 2019 г.</text:a>, <text:a xlink:type="simple" xlink:href="http://ivo.garant.ru/document/redirect/403741568/0">21 марта 2022 г.</text:a>, <text:a xlink:type="simple" xlink:href="http://ivo.garant.ru/document/redirect/410738542/0">13 ноября</text:a>, <text:a xlink:type="simple" xlink:href="http://ivo.garant.ru/document/redirect/411148667/0">16 декабря 2024 г.</text:a>, <text:a xlink:type="simple" xlink:href="http://ivo.garant.ru/document/redirect/411502273/0">12 февраля</text:a>, <text:a xlink:type="simple" xlink:href="http://ivo.garant.ru/document/redirect/411846414/0">7</text:a>, <text:a xlink:type="simple" xlink:href="http://ivo.garant.ru/document/redirect/411911964/0">14</text:a>, <text:a xlink:type="simple" xlink:href="http://ivo.garant.ru/document/redirect/411947604/0">25 апреля 2025 г.</text:a></text:p>
      <text:p text:style-name="s1"><text:bookmark text:name="anchor9999"/>Республика Беларусь, Республика Казахстан и Российская Федерация, далее именуемые Сторонами,</text:p>
      <text:p text:style-name="s1">основываясь на <text:a xlink:type="simple" xlink:href="http://ivo.garant.ru/document/redirect/2571742/0">Декларации</text:a> о евразийской экономической интеграции от 18 ноября 2011 года,</text:p>
      <text:p text:style-name="s1"><text:bookmark text:name="anchor99993"/>руководствуясь принципом суверенного равенства государств, необходимостью безусловного соблюдения принципа верховенства конституционных прав и свобод человека и гражданина,</text:p>
      <text:p text:style-name="s1">желая укрепить солидарность и углубить сотрудничество между своими народами при уважении их истории, культуры и традиций,</text:p>
      <text:p text:style-name="s1">выражая убежденность в том, что дальнейшее развитие евразийской экономической интеграции отвечает национальным интересам Сторон,</text:p>
      <text:p text:style-name="s1"><text:bookmark text:name="anchor99996"/>движимые стремлением укрепить экономики государств - членов Евразийского экономического союза и обеспечить их гармоничное развитие и сближение, а также гарантировать устойчивый рост деловой активности, сбалансированную торговлю и добросовестную конкуренцию,</text:p>
      <text:p text:style-name="s1">обеспечивая экономический прогресс путем совместных действий, направленных на решение стоящих перед государствами - членами Евразийского экономического союза общих задач по устойчивому экономическому развитию, всесторонней модернизации и усилению конкурентоспособности национальных экономик в рамках глобальной экономики,</text:p>
      <text:p text:style-name="s1">подтверждая стремление к дальнейшему укреплению экономического взаимовыгодного и равноправного сотрудничества с другими странами, а также международными интеграционными объединениями и международными организациями,</text:p>
      <text:p text:style-name="s1"><text:bookmark text:name="anchor9119"/>принимая во внимание нормы, правила и принципы Всемирной торговой организации,</text:p>
      <text:p text:style-name="s1">подтверждая свою приверженность целям и принципам <text:a xlink:type="simple" xlink:href="http://ivo.garant.ru/document/redirect/2540400/1000">Устава</text:a> Организации Объединенных Наций, а также другим общепризнанным принципам и нормам международного права, договорились о нижеследующем.</text:p>
      <text:p text:style-name="s1"/>
      <text:h text:outline-level="1" text:style-name="s3"><text:bookmark text:name="anchor1010"/>Часть первая
Учреждение Евразийского экономического союза</text:h>
      <text:p text:style-name="s1"/>
      <text:h text:outline-level="1" text:style-name="s3"><text:bookmark text:name="anchor10101"/>Раздел I
Общие положения</text:h>
      <text:p text:style-name="s1"/>
      <text:h text:outline-level="1" text:style-name="s3"><text:bookmark text:name="anchor1"/>Статья 1
Учреждение Евразийского экономического союза.
Правосубъектность</text:h>
      <text:p text:style-name="s1"/>
      <text:p text:style-name="s1"><text:bookmark text:name="anchor1001"/>1. Настоящим Договором Стороны учреждают Евразийский экономический союз (далее - Союз, ЕАЭС), в рамках которого обеспечивается свобода движения товаров, услуг, капитала и рабочей силы, проведение скоординированной, согласованной или <text:a xlink:type="simple" xlink:href="#anchor2005">единой политики</text:a> в отраслях экономики, определенных настоящим Договором и международными договорами в рамках Союза.</text:p>
      <text:p text:style-name="s1"><text:bookmark text:name="anchor1002"/>2. Союз является международной организацией региональной экономической интеграции, обладающей международной правосубъектностью.</text:p>
      <text:p text:style-name="s1"/>
      <text:h text:outline-level="1" text:style-name="s3"><text:bookmark text:name="anchor2"/>Статья 2
Определения</text:h>
      <text:p text:style-name="s1"/>
      <text:p text:style-name="s1">Для целей настоящего Договора используются понятия, которые означают следующее:</text:p>
      <text:p text:style-name="s1"><text:bookmark text:name="anchor2001"/><text:span text:style-name="s10">"гармонизация законодательства"</text:span> - сближение законодательства государств-членов, направленное на установление сходного (сопоставимого) нормативного правового регулирования в отдельных сферах;</text:p>
      <text:p text:style-name="s1"><text:bookmark text:name="anchor2002"/><text:span text:style-name="s10">"государства-члены"</text:span> - государства, являющиеся членами Союза и Сторонами настоящего Договора;</text:p>
      <text:p text:style-name="s1"><text:bookmark text:name="anchor2003"/><text:span text:style-name="s10">"должностные лица"</text:span> - граждане государств-членов, назначенные на должности директоров департаментов Евразийской экономической комиссии и заместителей директоров департаментов Комиссии, а также руководителя Секретариата Суда Союза, заместителей руководителя Секретариата Суда Союза и советников судей Суда Союза;</text:p>
      <text:p text:style-name="s1"><text:bookmark text:name="anchor2004"/><text:span text:style-name="s10">"единое экономическое пространство"</text:span> - пространство, состоящее из территорий государств-членов, на котором функционируют сходные (сопоставимые) и однотипные механизмы регулирования экономики, основанные на рыночных принципах и применении гармонизированных или унифицированных правовых норм, и существует единая инфраструктура;</text:p>
      <text:p text:style-name="s1"><text:bookmark text:name="anchor2005"/><text:span text:style-name="s10">"единая политика"</text:span> - политика, осуществляемая государствами-членами в определенных ими сферах, предусмотренных настоящим Договором, предполагающая применение государствами-членами унифицированного правового регулирования, в том числе на основе решений органов Союза в рамках их полномочий;</text:p>
      <text:p text:style-name="s1"><text:bookmark text:name="anchor2006"/><text:span text:style-name="s10">"международные договоры в рамках Союза"</text:span> - международные договоры, заключаемые между государствами-членами по вопросам, связанным с функционированием и развитием Союза;</text:p>
      <text:p text:style-name="s1"><text:bookmark text:name="anchor2007"/><text:span text:style-name="s10">"международные договоры Союза с третьей стороной"</text:span> - международные договоры, заключаемые с третьими государствами, их интеграционными объединениями и международными организациями;</text:p>
      <text:p text:style-name="s1"><text:bookmark text:name="anchor2008"/><text:span text:style-name="s10">"общий (единый) рынок"</text:span> - совокупность экономических отношений в рамках Союза, при которых обеспечивается свобода перемещения товаров, услуг, капитала и рабочей силы;</text:p>
      <text:p text:style-name="s1"><text:bookmark text:name="anchor2009"/><text:span text:style-name="s10">"распоряжение"</text:span> - акт, принимаемый органами Союза, имеющий организационно-распорядительный характер;</text:p>
      <text:p text:style-name="s1"><text:bookmark text:name="anchor2010"/><text:span text:style-name="s10">"решение"</text:span> - акт, принимаемый органами Союза, содержащий положения нормативно-правового характера;</text:p>
      <text:p text:style-name="s1"><text:bookmark text:name="anchor2011"/><text:span text:style-name="s10">"скоординированная политика"</text:span> - политика, предполагающая осуществление сотрудничества государств-членов на основе общих подходов, одобренных в рамках органов Союза, необходимых для достижения целей Союза, предусмотренных настоящим Договором;</text:p>
      <text:p text:style-name="s1"><text:bookmark text:name="anchor2012"/><text:span text:style-name="s10">"согласованная политика"</text:span> - политика, осуществляемая государствами-членами в различных сферах, предполагающая гармонизацию правового регулирования, в том числе на основе решений органов Союза, в такой степени, которая необходима для достижения целей Союза, предусмотренных настоящим Договором;</text:p>
      <text:p text:style-name="s1"><text:bookmark text:name="anchor2013"/><text:span text:style-name="s10">"сотрудники"</text:span> - граждане государств-членов, работающие в органах Союза на основе заключаемых с ними трудовых договоров (контрактов) и не являющиеся должностными лицами;</text:p>
      <text:p text:style-name="s1"><text:bookmark text:name="anchor2014"/><text:span text:style-name="s10">"таможенный союз"</text:span> - форма торгово-экономической интеграции государств-членов, предусматривающая единую таможенную территорию, в пределах которой во взаимной торговле не применяются таможенные пошлины (иные пошлины, налоги и сборы, имеющие эквивалентное действие), меры нетарифного регулирования, специальные защитные, антидемпинговые и компенсационные меры, действуют <text:a xlink:type="simple" xlink:href="http://ivo.garant.ru/document/redirect/402888401/100000">Единый таможенный тариф</text:a> Евразийского экономического союза и единые меры регулирования внешней торговли товарами с третьей стороной;</text:p>
      <text:p text:style-name="s1"><text:bookmark text:name="anchor2015"/><text:span text:style-name="s10">"третья сторона"</text:span> - государство, не являющееся членом Союза, международная организация или международное интеграционное объединение;</text:p>
      <text:p text:style-name="s1"><text:bookmark text:name="anchor2016"/><text:span text:style-name="s10">"унификация законодательства"</text:span> - сближение законодательства государств-членов, направленное на установление идентичных механизмов правового регулирования в отдельных сферах, определенных настоящим Договором.</text:p>
      <text:p text:style-name="s1">Иные понятия, используемые в настоящем Договоре, понимаются в значениях, приведенных в соответствующих разделах настоящего Договора и <text:a xlink:type="simple" xlink:href="#anchor10000">приложениях</text:a> к нему.</text:p>
      <text:p text:style-name="s1"/>
      <text:h text:outline-level="1" text:style-name="s3"><text:bookmark text:name="anchor10102"/>Раздел II
Основные принципы, цели, компетенция и право Союза</text:h>
      <text:p text:style-name="s1"/>
      <text:h text:outline-level="1" text:style-name="s3"><text:bookmark text:name="anchor3"/>Статья 3
Основные принципы функционирования Союза</text:h>
      <text:p text:style-name="s1"/>
      <text:p text:style-name="s1"><text:bookmark text:name="anchor3001"/>Союз осуществляет свою деятельность в пределах компетенции, предоставляемой ему государствами-членами в соответствии с настоящим Договором, на основе следующих принципов:</text:p>
      <text:p text:style-name="s1"><text:bookmark text:name="anchor3002"/>уважение общепризнанных принципов международного права, включая принципы суверенного равенства государств-членов и их территориальной целостности;</text:p>
      <text:p text:style-name="s1">уважение особенностей политического устройства государств-членов;</text:p>
      <text:p text:style-name="s1">обеспечение взаимовыгодного сотрудничества, равноправия и учета национальных интересов Сторон;</text:p>
      <text:p text:style-name="s1"><text:bookmark text:name="anchor305"/>соблюдение принципов рыночной экономики и добросовестной конкуренции;</text:p>
      <text:p text:style-name="s1"><text:bookmark text:name="anchor306"/>функционирование таможенного союза без изъятий и ограничений после окончания переходных периодов.</text:p>
      <text:p text:style-name="s1"><text:bookmark text:name="anchor320"/><text:a xlink:type="simple" xlink:href="#anchor2002">Государства-члены</text:a> создают благоприятные условия для выполнения Союзом его функций и воздерживаются от мер, способных поставить под угрозу достижение целей Союза.</text:p>
      <text:p text:style-name="s1"/>
      <text:h text:outline-level="1" text:style-name="s3"><text:bookmark text:name="anchor4"/>Статья 4
Основные цели Союза</text:h>
      <text:p text:style-name="s1"/>
      <text:p text:style-name="s1">Основными целями Союза являются:</text:p>
      <text:p text:style-name="s1">создание условий для стабильного развития экономик государств-членов в интересах повышения жизненного уровня их населения;</text:p>
      <text:p text:style-name="s1"><text:bookmark text:name="anchor403"/>стремление к формированию единого рынка товаров, услуг, капитала и трудовых ресурсов в рамках Союза;</text:p>
      <text:p text:style-name="s1">всесторонняя модернизация, кооперация и повышение конкурентоспособности национальных экономик в условиях глобальной экономики.</text:p>
      <text:p text:style-name="s1"/>
      <text:h text:outline-level="1" text:style-name="s3"><text:bookmark text:name="anchor5"/>Статья 5
Компетенция</text:h>
      <text:p text:style-name="s1"/>
      <text:p text:style-name="s1"><text:bookmark text:name="anchor501"/>1. Союз наделяется компетенцией в пределах и объемах, установленных настоящим Договором и международными договорами в рамках Союза.</text:p>
      <text:p text:style-name="s1"><text:bookmark text:name="anchor502"/>2. Государства-члены осуществляют скоординированную или согласованную политику в пределах и объемах, установленных настоящим Договором и международными договорами в рамках Союза.</text:p>
      <text:p text:style-name="s1"><text:bookmark text:name="anchor503"/>3. В иных сферах экономики государства-члены стремятся к осуществлению скоординированной или согласованной политики в соответствии с основными принципами и целями Союза.</text:p>
      <text:p text:style-name="s1">Для этого решением Высшего Евразийского экономического совета могут создаваться вспомогательные органы (<text:a xlink:type="simple" xlink:href="http://ivo.garant.ru/document/redirect/71412100/1000">советы руководителей</text:a> государственных органов Сторон, рабочие группы, специальные комиссии) по соответствующим направлениям и (или) даваться поручения Евразийской экономической комиссии по координации взаимодействия Сторон в соответствующих сферах.</text:p>
      <text:p text:style-name="s1"/>
      <text:h text:outline-level="1" text:style-name="s3"><text:bookmark text:name="anchor6"/>Статья 6
Право Союза</text:h>
      <text:p text:style-name="s1"/>
      <text:p text:style-name="s1"><text:bookmark text:name="anchor601"/>1. Право Союза составляют:</text:p>
      <text:p text:style-name="s1">настоящий Договор;</text:p>
      <text:p text:style-name="s1">международные договоры в рамках Союза;</text:p>
      <text:p text:style-name="s1">международные договоры Союза с третьей стороной;</text:p>
      <text:p text:style-name="s1">решения и распоряжения Высшего Евразийского экономического совета, Евразийского межправительственного совета и Евразийской экономической комиссии, принятые в рамках их полномочий, предусмотренных настоящим Договором и международными договорами в рамках Союза.</text:p>
      <text:p text:style-name="s1"><text:bookmark text:name="anchor60102"/>Решения Высшего Евразийского экономического совета и Евразийского межправительственного совета подлежат исполнению государствами-членами в порядке, предусмотренном их национальным законодательством.</text:p>
      <text:p text:style-name="s1"><text:bookmark text:name="anchor602"/>2. Международные договоры Союза с третьей стороной не должны противоречить основным целям, принципам и правилам функционирования Союза.</text:p>
      <text:p text:style-name="s1"><text:bookmark text:name="anchor603"/>3. В случае возникновения противоречий между международными договорами в рамках Союза и настоящим Договором приоритет имеет настоящий Договор.</text:p>
      <text:p text:style-name="s1"><text:bookmark text:name="anchor60302"/>Решения и распоряжения органов Союза не должны противоречить настоящему Договору и международным договорам в рамках Союза.</text:p>
      <text:p text:style-name="s1"><text:bookmark text:name="anchor604"/>4. В случае возникновения противоречий между решениями Высшего Евразийского экономического совета, Евразийского межправительственного совета и Евразийской экономической комиссии:</text:p>
      <text:p text:style-name="s1">решения Высшего Евразийского экономического совета имеют приоритет над решениями Евразийского межправительственного совета и Евразийской экономической комиссии;</text:p>
      <text:p text:style-name="s1">решения Евразийского межправительственного совета имеют приоритет над решениями Евразийской экономической комиссии.</text:p>
      <text:p text:style-name="s1"/>
      <text:h text:outline-level="1" text:style-name="s3"><text:bookmark text:name="anchor7"/>Статья 7
Международная деятельность Союза</text:h>
      <text:p text:style-name="s1"/>
      <text:p text:style-name="s1"><text:bookmark text:name="anchor701"/>1. Союз имеет право осуществлять в пределах своей компетенции <text:span text:style-name="s8">международную деятельность</text:span>, направленную на решение задач, стоящих перед Союзом. В рамках такой деятельности Союз имеет право осуществлять международное сотрудничество с государствами, международными организациями и международными интеграционными объединениями и самостоятельно либо совместно с государствами-членами заключать с ними международные договоры по вопросам, отнесенным к его компетенции.</text:p>
      <text:p text:style-name="s1"><text:a xlink:type="simple" xlink:href="http://ivo.garant.ru/document/redirect/70829426/1000">Порядок</text:a> осуществления Союзом международного сотрудничества устанавливается решением Высшего Евразийского экономического совета. Вопросы заключения <text:a xlink:type="simple" xlink:href="#anchor2007">международных договоров Союза с третьей стороной</text:a> определяются международным договором в рамках Союза.</text:p>
      <text:p text:style-name="s1"><text:bookmark text:name="anchor702"/>2. Проведение переговоров по проектам международных договоров Союза с третьей стороной, а также их подписание осуществляются на основании <text:span text:style-name="s8">решения</text:span> Высшего Евразийского экономического совета после выполнения государствами-членами соответствующих внутригосударственных процедур.</text:p>
      <text:p text:style-name="s1"><text:bookmark text:name="anchor7022"/><text:span text:style-name="s8">Решение</text:span> о выражении согласия Союза на обязательность для него международного договора Союза с третьей стороной, прекращении, приостановлении или о выходе из международного договора принимается Высшим Евразийским экономическим советом после выполнения всеми государствами-членами необходимых внутригосударственных процедур.</text:p>
      <text:p text:style-name="s1"/>
      <text:h text:outline-level="1" text:style-name="s3"><text:bookmark text:name="anchor10103"/>Раздел III
Органы Союза</text:h>
      <text:p text:style-name="s1"/>
      <text:h text:outline-level="1" text:style-name="s3"><text:bookmark text:name="anchor8"/>Статья 8
Органы Союза</text:h>
      <text:p text:style-name="s1"/>
      <text:p text:style-name="s1"><text:bookmark text:name="anchor801"/>1. Органами Союза являются:</text:p>
      <text:p text:style-name="s1">Высший Евразийский экономический совет (далее - Высший совет);</text:p>
      <text:p text:style-name="s1">Евразийский межправительственный совет (далее - Межправительственный совет);</text:p>
      <text:p text:style-name="s1">Евразийская экономическая комиссия (далее - Комиссия, ЕЭК);</text:p>
      <text:p text:style-name="s1">Суд Евразийского экономического союза (далее - Суд Союза).</text:p>
      <text:p text:style-name="s1"><text:bookmark text:name="anchor802"/>2. Органы Союза действуют в пределах полномочий, которые предоставлены им настоящим Договором и международными договорами в рамках Союза.</text:p>
      <text:p text:style-name="s1"><text:bookmark text:name="anchor803"/>3. Органы Союза действуют на основе принципов, указанных в <text:a xlink:type="simple" xlink:href="#anchor3">статье 3</text:a> настоящего Договора.</text:p>
      <text:p text:style-name="s1"><text:bookmark text:name="anchor804"/>4. <text:span text:style-name="s8">Председательство</text:span> в Высшем совете, Межправительственном совете и Совете Комиссии осуществляется на ротационной основе в порядке русского алфавита одним государством-членом в течение одного календарного года без права продления.</text:p>
      <text:p text:style-name="s1"><text:bookmark text:name="anchor805"/>5. Условия пребывания органов Союза на территориях <text:a xlink:type="simple" xlink:href="#anchor2002">государств-членов</text:a> определяются отдельными международными договорами между Союзом и государствами пребывания.</text:p>
      <text:p text:style-name="s1"/>
      <text:h text:outline-level="1" text:style-name="s3"><text:bookmark text:name="anchor9"/>Статья 9
Занятие должностей в структурных подразделениях постоянно действующих органов Союза</text:h>
      <text:p text:style-name="s1"/>
      <text:p text:style-name="s1"><text:bookmark text:name="anchor901"/>1. Право на занятие должностей в структурных подразделениях постоянно действующих органов Союза имеют граждане государств-членов, обладающие соответствующим профильным образованием и опытом работы.</text:p>
      <text:p text:style-name="s1"><text:bookmark text:name="anchor902"/>2. Должностные лица департамента Комиссии не могут быть гражданами одного и того же государства. Отбор кандидатов на занятие указанных должностей производится конкурсной комиссией ЕЭК с учетом <text:a xlink:type="simple" xlink:href="http://ivo.garant.ru/document/redirect/74789166/0">принципа</text:a> равной представленности Сторон. Кандидатуры для участия в конкурсе на занятие указанных должностей представляются членом Совета Комиссии от соответствующей Стороны.</text:p>
      <text:p text:style-name="s1"><text:bookmark text:name="anchor903"/>3. Отбор кандидатов на занятие других должностей в департаментах Комиссии осуществляется ЕЭК на конкурсной основе с учетом долевого участия Сторон в финансировании Комиссии.</text:p>
      <text:p text:style-name="s1"><text:bookmark text:name="anchor904"/>4. В состав конкурсной комиссии ЕЭК по отбору кандидатов на занятие должностей, указанных в <text:a xlink:type="simple" xlink:href="#anchor902">пункте 2</text:a> настоящей статьи, входят все члены Коллегии Комиссии, за исключением Председателя Коллегии Комиссии.</text:p>
      <text:p text:style-name="s1">Конкурсная комиссия ЕЭК принимает свои решения в виде рекомендаций большинством голосов и представляет их Председателю Коллегии Комиссии на утверждение. Если Председателем Коллегии Комиссии в отношении конкретного кандидата принимается решение, входящее в противоречие с рекомендацией конкурсной комиссии ЕЭК, вопрос выносится Председателем Коллегии Комиссии на рассмотрение Совета Комиссии для принятия окончательного решения.</text:p>
      <text:p text:style-name="s1"><text:a xlink:type="simple" xlink:href="http://ivo.garant.ru/document/redirect/70797172/1000">Положение</text:a> о конкурсной комиссии ЕЭК (включая правила проведения конкурса), ее состав, а также <text:a xlink:type="simple" xlink:href="http://ivo.garant.ru/document/redirect/70797172/3000">квалификационные требования</text:a> к кандидатам на занятие должностей директоров и заместителей директоров департаментов Комиссии утверждаются Советом Комиссии.</text:p>
      <text:p text:style-name="s1"><text:bookmark text:name="anchor905"/>5. <text:span text:style-name="s8">Порядок</text:span> отбора кандидатов и назначение на должности в Аппарате Суда Союза производятся в соответствии с документами, регулирующими деятельность Суда Союза.</text:p>
      <text:p text:style-name="s1"/>
      <text:h text:outline-level="1" text:style-name="s3"><text:bookmark text:name="anchor10"/>Статья 10
Высший совет</text:h>
      <text:p text:style-name="s1"/>
      <text:p text:style-name="s1"><text:bookmark text:name="anchor10010"/>1. Высший совет является высшим органом Союза.</text:p>
      <text:p text:style-name="s22header">Информация об изменениях:</text:p>
      <text:p text:style-name="s22"><text:bookmark text:name="anchor10020"/>Пункт 2 изменен с 12 марта 2019 г. - <text:a xlink:type="simple" xlink:href="http://ivo.garant.ru/document/redirect/71900214/1">Протокол</text:a> Евразийского экономического союза от 15 марта 2018 г.</text:p>
      <text:p text:style-name="s22"><text:a xlink:type="simple" xlink:href="http://ivo.garant.ru/document/redirect/77671134/10020">См. предыдущую редакцию</text:a></text:p>
      <text:p text:style-name="s1">2. В состав Высшего совета входят главы государств-членов либо главы правительств государств-членов, если в соответствии с законодательством своего государства они наделены полномочиями принимать решения по вопросам, входящим в компетенцию Высшего совета.</text:p>
      <text:p text:style-name="s1"/>
      <text:h text:outline-level="1" text:style-name="s3"><text:bookmark text:name="anchor11"/>Статья 11
Порядок работы Высшего совета</text:h>
      <text:p text:style-name="s1"/>
      <text:p text:style-name="s1"><text:bookmark text:name="anchor1101"/>1. Заседания Высшего совета проводятся не реже 1 раза в год.</text:p>
      <text:p text:style-name="s1">Для решения неотложных вопросов деятельности Союза по инициативе любого из государств-членов или Председателя Высшего совета могут созываться внеочередные заседания Высшего совета.</text:p>
      <text:p text:style-name="s1"><text:bookmark text:name="anchor1102"/>2. Заседания Высшего совета проводятся под руководством Председателя Высшего совета.</text:p>
      <text:p text:style-name="s1">Председатель Высшего совета:</text:p>
      <text:p text:style-name="s1">ведет заседания Высшего совета;</text:p>
      <text:p text:style-name="s1">организует работу Высшего совета;</text:p>
      <text:p text:style-name="s1">осуществляет общее руководство подготовкой вопросов, представляемых на рассмотрение Высшего совета.</text:p>
      <text:p text:style-name="s1">В случае досрочного прекращения полномочий Председателя Высшего совета новый член Высшего совета от председательствующего <text:a xlink:type="simple" xlink:href="#anchor2002">государства-члена</text:a> осуществляет полномочия Председателя Высшего совета в течение оставшегося срока.</text:p>
      <text:p text:style-name="s1"><text:bookmark text:name="anchor1103"/>3. В заседаниях Высшего совета по приглашению Председателя Высшего совета могут участвовать члены Совета Комиссии, Председатель Коллегии Комиссии и иные приглашенные лица.</text:p>
      <text:p text:style-name="s1">Список участников и формат заседаний Высшего совета определяются Председателем Высшего совета по согласованию с членами Высшего совета.</text:p>
      <text:p text:style-name="s1">Повестка дня заседаний Высшего совета формируется Комиссией на основе предложений государств-членов.</text:p>
      <text:p text:style-name="s1">Вопрос о присутствии аккредитованных представителей средств массовой информации на заседаниях Высшего совета решается Председателем Высшего совета.</text:p>
      <text:p text:style-name="s1"><text:bookmark text:name="anchor1104"/>4. <text:a xlink:type="simple" xlink:href="http://ivo.garant.ru/document/redirect/70829388/1000">Порядок</text:a> организации проведения заседаний Высшего совета утверждается Высшим советом.</text:p>
      <text:p text:style-name="s1"><text:bookmark text:name="anchor1105"/>5. Организационное, информационное и материально-техническое обеспечение подготовки и проведения заседаний Высшего совета осуществляется Комиссией при содействии принимающего государства-члена. Финансовое обеспечение проведения заседаний Высшего совета осуществляется за счет средств бюджета Союза.</text:p>
      <text:p text:style-name="s1"/>
      <text:h text:outline-level="1" text:style-name="s3"><text:bookmark text:name="anchor12"/>Статья 12
Полномочия Высшего совета</text:h>
      <text:p text:style-name="s1"/>
      <text:p text:style-name="s1"><text:bookmark text:name="anchor121"/>1. Высший совет рассматривает принципиальные вопросы деятельности Союза, определяет стратегию, направления и перспективы развития интеграции и принимает <text:a xlink:type="simple" xlink:href="#anchor2010">решения</text:a>, направленные на реализацию целей Союза.</text:p>
      <text:p text:style-name="s1"><text:bookmark text:name="anchor122"/>2. Высший совет осуществляет следующие основные полномочия:</text:p>
      <text:p text:style-name="s1"><text:bookmark text:name="anchor1221"/>1) определяет стратегию, направления и перспективы формирования и развития Союза и принимает <text:a xlink:type="simple" xlink:href="http://ivo.garant.ru/document/redirect/72802744/0">решения</text:a>, направленные на реализацию целей Союза;</text:p>
      <text:p text:style-name="s1"><text:bookmark text:name="anchor1222"/>2) утверждает <text:span text:style-name="s8">состав</text:span> Коллегии Комиссии, <text:span text:style-name="s8">распределяет</text:span> обязанности между членами Коллегии Комиссии и прекращает их полномочия;</text:p>
      <text:p text:style-name="s1"><text:bookmark text:name="anchor1223"/>3) назначает Председателя Коллегии Комиссии и принимает решение о досрочном прекращении его полномочий;</text:p>
      <text:p text:style-name="s1"><text:bookmark text:name="anchor1224"/>4) назначает по представлению государств-членов судей Суда Союза;</text:p>
      <text:p text:style-name="s1"><text:bookmark text:name="anchor1225"/>5) утверждает <text:a xlink:type="simple" xlink:href="http://ivo.garant.ru/document/redirect/70829424/1000">Регламент</text:a> работы Евразийской экономической комиссии;</text:p>
      <text:p text:style-name="s1"><text:bookmark text:name="anchor1226"/>6) утверждает бюджет Союза, <text:a xlink:type="simple" xlink:href="http://ivo.garant.ru/document/redirect/70763754/1000">Положение</text:a> о бюджете Евразийского экономического союза и отчет об исполнении бюджета Союза;</text:p>
      <text:p text:style-name="s1"><text:bookmark text:name="anchor1227"/>7) определяет размеры (шкалу) долевых взносов государств-членов в бюджет Союза;</text:p>
      <text:p text:style-name="s1"><text:bookmark text:name="anchor1228"/>8) рассматривает по предложению государства-члена вопросы, касающиеся отмены или изменения решений, принятых Межправительственным советом или Комиссией с учетом положений <text:a xlink:type="simple" xlink:href="#anchor167">пункта 7 статьи 16</text:a>;</text:p>
      <text:p text:style-name="s1"><text:bookmark text:name="anchor1229"/>9) рассматривает по предложению Межправительственного совета или Комиссии вопросы, по которым при принятии решения не был достигнут консенсус;</text:p>
      <text:p text:style-name="s1"><text:bookmark text:name="anchor12210"/>10) обращается с запросами к Суду Союза;</text:p>
      <text:p text:style-name="s1"><text:bookmark text:name="anchor12211"/>11) утверждает <text:a xlink:type="simple" xlink:href="http://ivo.garant.ru/document/redirect/70763772/1000">порядок</text:a> проверки достоверности и полноты сведений о доходах, имуществе и обязательствах имущественного характера судей Суда Союза, <text:a xlink:type="simple" xlink:href="#anchor2003">должностных лиц</text:a> и сотрудников Аппарата Суда Союза, а также членов их семей;</text:p>
      <text:p text:style-name="s1"><text:bookmark text:name="anchor12212"/>12) определяет <text:a xlink:type="simple" xlink:href="http://ivo.garant.ru/document/redirect/71225356/1000">порядок</text:a> принятия в Союз новых членов и прекращения членства в Союзе;</text:p>
      <text:p text:style-name="s1"><text:bookmark text:name="anchor12213"/>13) принимает решение о предоставлении или об аннулировании статуса наблюдателя или статуса государства-кандидата на вступление в Союз;</text:p>
      <text:p text:style-name="s1"><text:bookmark text:name="anchor12214"/>14) утверждает Порядок осуществления Евразийским экономическим союзом международного сотрудничества;</text:p>
      <text:p text:style-name="s1"><text:bookmark text:name="anchor12215"/>15) принимает решения о переговорах с третьей стороной от имени Союза, в том числе о заключении с ней международных договоров Союза и наделении правом вести переговоры, а также о выражении согласия Союза на обязательность для него международного договора с третьей стороной, прекращении, приостановлении или о выходе из международного договора;</text:p>
      <text:p text:style-name="s1"><text:bookmark text:name="anchor12216"/>16) утверждает <text:a xlink:type="simple" xlink:href="http://ivo.garant.ru/document/redirect/70763762/1000">общую штатную численность</text:a> органов Союза, <text:a xlink:type="simple" xlink:href="http://ivo.garant.ru/document/redirect/70763578/1">параметры</text:a> представленности должностных лиц из числа граждан государств-членов в органах Союза, направляемых по представлению государств-членов на конкурсной основе;</text:p>
      <text:p text:style-name="s1"><text:bookmark text:name="anchor12217"/>17) утверждает <text:a xlink:type="simple" xlink:href="http://ivo.garant.ru/document/redirect/70763768/1000">порядок</text:a> оплаты труда членов Коллегии Комиссии, судей Суда Союза, должностных лиц и <text:a xlink:type="simple" xlink:href="#anchor2013">сотрудников</text:a> органов Союза;</text:p>
      <text:p text:style-name="s1"><text:bookmark text:name="anchor12218"/>18) утверждает <text:a xlink:type="simple" xlink:href="http://ivo.garant.ru/document/redirect/71225336/1000">Положение</text:a> о внешнем аудите (контроле) в органах Евразийского экономического союза;</text:p>
      <text:p text:style-name="s1"><text:bookmark text:name="anchor12219"/>19) рассматривает результаты проведенного внешнего аудита (контроля) в органах Союза;</text:p>
      <text:p text:style-name="s1"><text:bookmark text:name="anchor12220"/>20) утверждает <text:a xlink:type="simple" xlink:href="http://ivo.garant.ru/document/redirect/70763746/1000">символику</text:a> Союза;</text:p>
      <text:p text:style-name="s1"><text:bookmark text:name="anchor12221"/>21) дает поручения Межправительственному совету и Комиссии;</text:p>
      <text:p text:style-name="s1"><text:bookmark text:name="anchor12222"/>22) принимает <text:span text:style-name="s8">решения</text:span> о создании вспомогательных органов по соответствующим направлениям;</text:p>
      <text:p text:style-name="s1"><text:bookmark text:name="anchor12223"/>23) осуществляет иные полномочия, предусмотренные настоящим Договором и международными договорами в рамках Союза.</text:p>
      <text:p text:style-name="s1"/>
      <text:h text:outline-level="1" text:style-name="s3"><text:bookmark text:name="anchor13"/>Статья 13
Решения и распоряжения Высшего совета</text:h>
      <text:p text:style-name="s1"/>
      <text:p text:style-name="s1"><text:bookmark text:name="anchor131"/>1. Высший совет принимает решения и <text:a xlink:type="simple" xlink:href="#anchor2009">распоряжения</text:a>.</text:p>
      <text:p text:style-name="s1"><text:bookmark text:name="anchor132"/>2. Решения и распоряжения Высшего совета принимаются консенсусом.</text:p>
      <text:p text:style-name="s1">Решения Высшего совета, связанные с прекращением членства государства-члена в Союзе, принимаются по принципу "консенсус минус голос государства-члена, уведомившего о своем намерении прекратить свое членство в Союзе".</text:p>
      <text:p text:style-name="s1"/>
      <text:h text:outline-level="1" text:style-name="s3"><text:bookmark text:name="anchor14"/>Статья 14
Межправительственный совет</text:h>
      <text:p text:style-name="s1"/>
      <text:p text:style-name="s1">Межправительственный совет является органом Союза, состоящим из глав правительств государств-членов.</text:p>
      <text:p text:style-name="s1"/>
      <text:h text:outline-level="1" text:style-name="s3"><text:bookmark text:name="anchor15"/>Статья 15
Порядок работы Межправительственного совета</text:h>
      <text:p text:style-name="s1"/>
      <text:p text:style-name="s1"><text:bookmark text:name="anchor151"/>1. Заседания Межправительственного совета проводятся по мере необходимости, но не реже 2 раз в год.</text:p>
      <text:p text:style-name="s1">Для решения неотложных вопросов деятельности Союза по инициативе любого из государств-членов или Председателя Межправительственного совета могут созываться внеочередные заседания Межправительственного совета.</text:p>
      <text:p text:style-name="s1"><text:bookmark text:name="anchor152"/>2. Заседания Межправительственного совета проводятся под руководством Председателя Межправительственного совета.</text:p>
      <text:p text:style-name="s1">Председатель Межправительственного совета:</text:p>
      <text:p text:style-name="s1">ведет заседания Межправительственного совета;</text:p>
      <text:p text:style-name="s1">организует работу Межправительственного совета;</text:p>
      <text:p text:style-name="s1">осуществляет общее руководство подготовкой вопросов, представляемых на рассмотрение Межправительственного совета.</text:p>
      <text:p text:style-name="s1">В случае досрочного прекращения полномочий Председателя Межправительственного совета новый член Межправительственного совета от председательствующего государства-члена осуществляет полномочия Председателя Межправительственного совета в течение оставшегося срока.</text:p>
      <text:p text:style-name="s1"><text:bookmark text:name="anchor153"/>3. В заседаниях Межправительственного совета по приглашению Председателя Межправительственного совета могут участвовать члены Совета Комиссии, Председатель Коллегии Комиссии и иные приглашенные лица.</text:p>
      <text:p text:style-name="s1">Список участников и формат заседаний Межправительственного совета определяются Председателем Межправительственного совета по согласованию с членами Межправительственного совета.</text:p>
      <text:p text:style-name="s1">Повестка дня заседаний Межправительственного совета формируется Комиссией на основе предложений <text:a xlink:type="simple" xlink:href="#anchor2002">государств-членов</text:a>.</text:p>
      <text:p text:style-name="s1">Вопрос о присутствии аккредитованных представителей средств массовой информации на заседаниях Межправительственного совета решается Председателем Межправительственного совета.</text:p>
      <text:p text:style-name="s1"><text:bookmark text:name="anchor154"/>4. <text:a xlink:type="simple" xlink:href="http://ivo.garant.ru/document/redirect/70808316/1000">Порядок</text:a> организации проведения заседаний Межправительственного совета утверждается Межправительственным советом.</text:p>
      <text:p text:style-name="s1"><text:bookmark text:name="anchor155"/>5. Организационное, информационное и материально-техническое обеспечение подготовки и проведения заседаний Межправительственного совета осуществляется Комиссией при содействии принимающего государства-члена. Финансовое обеспечение проведения заседаний Межправительственного совета осуществляется за счет средств бюджета Союза.</text:p>
      <text:p text:style-name="s1"/>
      <text:h text:outline-level="1" text:style-name="s3"><text:bookmark text:name="anchor16"/>Статья 16
Полномочия Межправительственного совета</text:h>
      <text:p text:style-name="s1"/>
      <text:p text:style-name="s1">Межправительственный совет осуществляет следующие основные полномочия:</text:p>
      <text:p text:style-name="s1"><text:bookmark text:name="anchor161"/>1) обеспечивает реализацию и контроль за исполнением настоящего Договора, международных договоров в рамках Союза и решений Высшего совета;</text:p>
      <text:p text:style-name="s1"><text:bookmark text:name="anchor162"/>2) рассматривает по предложению Совета Комиссии вопросы, по которым при принятии решения в Совете Комиссии не достигнут консенсус;</text:p>
      <text:p text:style-name="s1"><text:bookmark text:name="anchor163"/>3) дает поручения Комиссии;</text:p>
      <text:p text:style-name="s1"><text:bookmark text:name="anchor164"/>4) представляет Высшему совету кандидатуры <text:a xlink:type="simple" xlink:href="http://ivo.garant.ru/document/redirect/411457337/0">членов</text:a> Совета и <text:a xlink:type="simple" xlink:href="http://ivo.garant.ru/document/redirect/410479878/0">членов</text:a> Коллегии Комиссии;</text:p>
      <text:p text:style-name="s1"><text:bookmark text:name="anchor165"/>5) одобряет проекты бюджета Союза, Положения о бюджете Евразийского экономического союза и отчета об исполнении бюджета Союза;</text:p>
      <text:p text:style-name="s1"><text:bookmark text:name="anchor166"/>6) утверждает <text:a xlink:type="simple" xlink:href="http://ivo.garant.ru/document/redirect/71186248/1000">Положение</text:a> о ревизии финансово-хозяйственной деятельности органов Евразийского экономического союза, <text:a xlink:type="simple" xlink:href="http://ivo.garant.ru/document/redirect/71186248/2000">стандарты и методологию</text:a> ревизий финансово-хозяйственной деятельности органов Союза, принимает <text:span text:style-name="s8">решения</text:span> о проведении ревизий финансово-хозяйственной деятельности органов Союза и определяет сроки их проведения;</text:p>
      <text:p text:style-name="s1"><text:bookmark text:name="anchor167"/>7) рассматривает по предложению государства-члена вопросы, касающиеся отмены или изменения принятых решений Комиссии, либо, в случае недостижения согласия, вносит их на рассмотрение Высшего совета;</text:p>
      <text:p text:style-name="s1"><text:bookmark text:name="anchor168"/>8) принимает решение о приостановлении действия решений Совета или Коллегии Комиссии;</text:p>
      <text:p text:style-name="s1"><text:bookmark text:name="anchor169"/>9) утверждает порядок проверки достоверности и полноты сведений о доходах, имуществе и обязательствах имущественного характера членов Коллегии Комиссии, должностных лиц и сотрудников Комиссии, а также членов их семей;</text:p>
      <text:p text:style-name="s1"><text:bookmark text:name="anchor1610"/>10) осуществляет иные полномочия, предусмотренные настоящим Договором и международными договорами в рамках Союза.</text:p>
      <text:p text:style-name="s1"/>
      <text:h text:outline-level="1" text:style-name="s3"><text:bookmark text:name="anchor17"/>Статья 17
Решения и распоряжения Межправительственного совета</text:h>
      <text:p text:style-name="s1"/>
      <text:p text:style-name="s1"><text:bookmark text:name="anchor171"/>1. Межправительственный совет принимает решения и распоряжения.</text:p>
      <text:p text:style-name="s1"><text:bookmark text:name="anchor172"/>2. Решения и <text:a xlink:type="simple" xlink:href="#anchor2009">распоряжения</text:a> Межправительственного совета принимаются консенсусом.</text:p>
      <text:p text:style-name="s1"/>
      <text:h text:outline-level="1" text:style-name="s3"><text:bookmark text:name="anchor18"/>Статья 18
Комиссия</text:h>
      <text:p text:style-name="s1"/>
      <text:p text:style-name="s1"><text:bookmark text:name="anchor181"/>1. Комиссия является постоянно действующим регулирующим органом Союза. Комиссия состоит из Совета и Коллегии.</text:p>
      <text:p text:style-name="s1"><text:bookmark text:name="anchor182"/>2. Комиссия принимает решения, распоряжения и рекомендации.</text:p>
      <text:p text:style-name="s1"><text:a xlink:type="simple" xlink:href="#anchor2010">Решения</text:a>, распоряжения и рекомендации Совета Комиссии принимаются консенсусом.</text:p>
      <text:p text:style-name="s1">Решения, распоряжения и рекомендации Коллегии Комиссии принимаются квалифицированным большинством или консенсусом.</text:p>
      <text:p text:style-name="s1">Высший совет определяет перечень чувствительных вопросов, по которым решения Коллегии Комиссии принимаются консенсусом.</text:p>
      <text:p text:style-name="s1">При этом квалифицированное большинство составляет две трети голосов от общего числа членов Коллегии Комиссии.</text:p>
      <text:p text:style-name="s1"><text:bookmark text:name="anchor183"/>3. Статус, задачи, состав, функции, полномочия и порядок работы Комиссии определяются согласно <text:a xlink:type="simple" xlink:href="http://ivo.garant.ru/document/redirect/70675002/0">приложению N 1</text:a> к настоящему Договору.</text:p>
      <text:p text:style-name="s1"><text:bookmark text:name="anchor184"/>4. Местом пребывания Комиссии является город Москва, Российская Федерация.</text:p>
      <text:p text:style-name="s1"/>
      <text:h text:outline-level="1" text:style-name="s3"><text:bookmark text:name="anchor19"/>Статья 19
Суд Союза</text:h>
      <text:p text:style-name="s1"/>
      <text:p text:style-name="s1"><text:bookmark text:name="anchor191"/>1. Суд Союза является постоянно действующим судебным органом Союза.</text:p>
      <text:p text:style-name="s1"><text:bookmark text:name="anchor192"/>2. Статус, состав, компетенция, порядок функционирования и формирования Суда Союза определяются Статутом Суда Евразийского экономического союза согласно <text:a xlink:type="simple" xlink:href="http://ivo.garant.ru/document/redirect/70675034/0">приложению N 2</text:a> к настоящему Договору.</text:p>
      <text:p text:style-name="s1"><text:bookmark text:name="anchor193"/>3. Местом пребывания Суда Союза является город Минск, Республика Беларусь.</text:p>
      <text:p text:style-name="s9header">ГАРАНТ:</text:p>
      <text:p text:style-name="s9">См. <text:a xlink:type="simple" xlink:href="http://ivo.garant.ru/document/redirect/71418764/0">Соглашение</text:a> между Евразийским экономическим союзом и Республикой Беларусь об условиях пребывания Суда Евразийского экономического союза на территории Республики Беларусь (Минск, 29 апреля 2016 г.)</text:p>
      <text:p text:style-name="s9"/>
      <text:h text:outline-level="1" text:style-name="s3"><text:bookmark text:name="anchor10104"/>Раздел IV
Бюджет Союза</text:h>
      <text:p text:style-name="s1"/>
      <text:h text:outline-level="1" text:style-name="s3"><text:bookmark text:name="anchor20"/>Статья 20
Бюджет Союза</text:h>
      <text:p text:style-name="s1"/>
      <text:p text:style-name="s22header">Информация об изменениях:</text:p>
      <text:p text:style-name="s22"><text:bookmark text:name="anchor201"/>Пункт 1 изменен с 7 июня 2024 г. - <text:a xlink:type="simple" xlink:href="http://ivo.garant.ru/document/redirect/406937644/11">Протокол</text:a> от 25 мая 2023 г.</text:p>
      <text:p text:style-name="s22"><text:a xlink:type="simple" xlink:href="http://ivo.garant.ru/document/redirect/76838080/201">См. предыдущую редакцию</text:a></text:p>
      <text:p text:style-name="s1">1. Финансирование деятельности органов Союза, а также оказание Комиссией финансового содействия при реализации государствами-членами совместных кооперационных проектов в отраслях промышленности в порядке, предусмотренном <text:a xlink:type="simple" xlink:href="#anchor92">статьей 92</text:a> настоящего Договора, осуществляются за счет средств бюджета Союза. Порядок формирования и расходования средств бюджета Союза определяется Положением о бюджете Евразийского экономического союза.</text:p>
      <text:p text:style-name="s1">Бюджет Союза на очередной финансовый год формируется в российских рублях за счет долевых взносов государств-членов. <text:a xlink:type="simple" xlink:href="http://ivo.garant.ru/document/redirect/70763758/1">Размеры</text:a> (шкала) долевых взносов государств-членов в бюджет Союза устанавливаются Высшим советом.</text:p>
      <text:p text:style-name="s1">Бюджет Союза должен быть сбалансирован в доходах и расходах. Финансовый год начинается 1 января и заканчивается 31 декабря.</text:p>
      <text:p text:style-name="s1"><text:bookmark text:name="anchor202"/>2. Бюджет Союза и <text:a xlink:type="simple" xlink:href="http://ivo.garant.ru/document/redirect/70763754/1000">Положение</text:a> о бюджете Евразийского экономического союза утверждаются Высшим советом.</text:p>
      <text:p text:style-name="s1">Внесение изменений в бюджет Союза и в Положение о бюджете Евразийского экономического союза осуществляется Высшим советом.</text:p>
      <text:p text:style-name="s1"/>
      <text:h text:outline-level="1" text:style-name="s3"><text:bookmark text:name="anchor21"/>Статья 21
Ревизия финансово-хозяйственной деятельности органов Союза</text:h>
      <text:p text:style-name="s1"/>
      <text:p text:style-name="s1">Для осуществления контроля за исполнением бюджета Союза не реже одного раза в 2 года проводится ревизия финансово-хозяйственной деятельности органов Союза.</text:p>
      <text:p text:style-name="s1">По инициативе любого из государств-членов могут проводиться проверки по отдельным вопросам финансово-хозяйственной деятельности органов Союза.</text:p>
      <text:p text:style-name="s1">Ревизии финансово-хозяйственной деятельности органов Союза осуществляются группой ревизоров, состоящей из представителей органов государственного финансового контроля государств-членов.</text:p>
      <text:p text:style-name="s1">Результаты проведенных ревизий финансово-хозяйственной деятельности органов Союза вносятся в установленном порядке на рассмотрение Межправительственного совета.</text:p>
      <text:p text:style-name="s1"/>
      <text:h text:outline-level="1" text:style-name="s3"><text:bookmark text:name="anchor22"/>Статья 22
Внешний аудит (контроль)</text:h>
      <text:p text:style-name="s1"/>
      <text:p text:style-name="s1">В целях определения эффективности формирования, управления и распоряжения средствами бюджета Союза, эффективности использования имущества и других активов Союза проводится внешний аудит (контроль). Внешний аудит (контроль) осуществляется группой инспекторов, сформированной из представителей высших органов государственного финансового контроля государств-членов. Стандарты и методология внешнего аудита (контроля) совместно определяются высшими органами государственного финансового контроля государств-членов.</text:p>
      <text:p text:style-name="s1">Результаты проведенного внешнего аудита (контроля) в органах Союза вносятся в установленном порядке на рассмотрение Высшего совета.</text:p>
      <text:p text:style-name="s1"/>
      <text:h text:outline-level="1" text:style-name="s3"><text:bookmark text:name="anchor1020"/>Часть вторая
Таможенный союз</text:h>
      <text:p text:style-name="s1"/>
      <text:h text:outline-level="1" text:style-name="s3"><text:bookmark text:name="anchor10205"/>Раздел V
Информационное взаимодействие и статистика</text:h>
      <text:p text:style-name="s1"/>
      <text:h text:outline-level="1" text:style-name="s3"><text:bookmark text:name="anchor23"/>Статья 23
Информационное взаимодействие в рамках Союза</text:h>
      <text:p text:style-name="s1"/>
      <text:p text:style-name="s1"><text:bookmark text:name="anchor231"/>1. В целях информационного обеспечения интеграционных процессов во всех сферах, затрагивающих функционирование Союза, разрабатываются и реализуются мероприятия, направленные на обеспечение информационного взаимодействия с использованием информационно-коммуникационных технологий и трансграничного пространства доверия в рамках Союза.</text:p>
      <text:p text:style-name="s1"><text:bookmark text:name="anchor232"/>2. Информационное взаимодействие при реализации общих процессов в рамках Союза осуществляется с использованием интегрированной информационной системы Союза, обеспечивающей интеграцию территориально распределенных государственных информационных ресурсов и информационных систем уполномоченных органов, а также информационных ресурсов и информационных систем Комиссии.</text:p>
      <text:p text:style-name="s1"><text:bookmark text:name="anchor233"/>3. Для обеспечения эффективного взаимодействия и координации государственных информационных ресурсов и информационных систем государства-члены проводят <text:a xlink:type="simple" xlink:href="#anchor2012">согласованную политику</text:a> в области информатизации и информационных технологий.</text:p>
      <text:p text:style-name="s1"><text:bookmark text:name="anchor234"/>4. При использовании программно-технических средств и информационных технологий государства-члены обеспечивают охрану интеллектуальной собственности, используемой или полученной в процессе взаимодействия.</text:p>
      <text:p text:style-name="s1"><text:bookmark text:name="anchor235"/>5. Основополагающие принципы информационного взаимодействия и координации его осуществления в рамках Союза, а также порядок создания и развития интегрированной информационной системы определяются согласно <text:a xlink:type="simple" xlink:href="http://ivo.garant.ru/document/redirect/70675048/0">приложению N 3</text:a> к настоящему Договору.</text:p>
      <text:p text:style-name="s1"/>
      <text:h text:outline-level="1" text:style-name="s3"><text:bookmark text:name="anchor24"/>Статья 24
Официальная статистическая информация Союза</text:h>
      <text:p text:style-name="s1"/>
      <text:p text:style-name="s1"><text:bookmark text:name="anchor241"/>1. В целях эффективного функционирования и развития Союза формируется официальная статистическая информация Союза.</text:p>
      <text:p text:style-name="s1"><text:bookmark text:name="anchor242"/>2. Формирование официальной статистической информации Союза осуществляется в соответствии со следующими принципами:</text:p>
      <text:p text:style-name="s1"><text:bookmark text:name="anchor2421"/>1) профессиональная независимость;</text:p>
      <text:p text:style-name="s1"><text:bookmark text:name="anchor2422"/>2) научная обоснованность и сопоставимость;</text:p>
      <text:p text:style-name="s1"><text:bookmark text:name="anchor2423"/>3) полнота и достоверность;</text:p>
      <text:p text:style-name="s1"><text:bookmark text:name="anchor2424"/>4) актуальность и своевременность;</text:p>
      <text:p text:style-name="s1"><text:bookmark text:name="anchor2425"/>5) открытость и общедоступность;</text:p>
      <text:p text:style-name="s1"><text:bookmark text:name="anchor2426"/>6) эффективность затрат;</text:p>
      <text:p text:style-name="s1"><text:bookmark text:name="anchor2427"/>7) статистическая конфиденциальность.</text:p>
      <text:p text:style-name="s1"><text:bookmark text:name="anchor243"/>3. Порядок формирования и распространения официальной статистической информации Союза определяется согласно <text:a xlink:type="simple" xlink:href="http://ivo.garant.ru/document/redirect/70675054/0">приложению N 4</text:a> к настоящему Договору.</text:p>
      <text:p text:style-name="s1"/>
      <text:h text:outline-level="1" text:style-name="s3"><text:bookmark text:name="anchor10206"/>Раздел VI
Функционирование таможенного союза</text:h>
      <text:p text:style-name="s1"/>
      <text:p text:style-name="s9header">ГАРАНТ:</text:p>
      <text:p text:style-name="s9"><text:bookmark text:name="anchor25"/>О разъяснении положений статьи 25 настоящего Договора см. <text:a xlink:type="simple" xlink:href="http://ivo.garant.ru/document/redirect/72080516/0">Консультативное заключение</text:a> Суда Евразийского экономического союза от 15 октября 2018 г.</text:p>
      <text:h text:outline-level="1" text:style-name="s3">Статья 25
Принципы функционирования таможенного союза</text:h>
      <text:p text:style-name="s1"/>
      <text:p text:style-name="s1"><text:bookmark text:name="anchor251"/>1. В рамках <text:a xlink:type="simple" xlink:href="#anchor2014">таможенного союза</text:a> государств-членов:</text:p>
      <text:p text:style-name="s1"><text:bookmark text:name="anchor2511"/>1) функционирует внутренний рынок товаров;</text:p>
      <text:p text:style-name="s1"><text:bookmark text:name="anchor2512"/>2) применяются <text:a xlink:type="simple" xlink:href="http://ivo.garant.ru/document/redirect/402888401/100000">Единый таможенный тариф</text:a> Евразийского экономического союза и иные единые меры регулирования внешней торговли товарами с третьими сторонами;</text:p>
      <text:p text:style-name="s1"><text:bookmark text:name="anchor2513"/>3) действует единый режим торговли товарами в отношениях с третьими сторонами;</text:p>
      <text:p text:style-name="s1"><text:bookmark text:name="anchor2514"/>4) осуществляется единое таможенное регулирование;</text:p>
      <text:p text:style-name="s22header">Информация об изменениях:</text:p>
      <text:p text:style-name="s22"><text:bookmark text:name="anchor2515"/>Подпункт 5 изменен с 12 февраля 2024 г. - <text:a xlink:type="simple" xlink:href="http://ivo.garant.ru/document/redirect/403809508/11">Протокол</text:a> Евразийского экономического союза от 31 марта 2022 г. N &lt;ошибка&gt;</text:p>
      <text:p text:style-name="s22"><text:a xlink:type="simple" xlink:href="http://ivo.garant.ru/document/redirect/76825467/2515">См. предыдущую редакцию</text:a></text:p>
      <text:p text:style-name="s1">5) осуществляется свободное перемещение товаров между территориями государств-членов без применения таможенного декларирования и государственного контроля (транспортного, санитарно-эпидемиологического, ветеринарного, карантинного фитосанитарного), за исключением случаев, предусмотренных настоящим Договором.</text:p>
      <text:p text:style-name="s1"><text:bookmark text:name="anchor252"/>2. Для целей настоящего Договора, используются понятия, которые означают следующее:</text:p>
      <text:p text:style-name="s1"><text:bookmark text:name="anchor2521"/><text:span text:style-name="s10">"ввозная таможенная пошлина"</text:span> - обязательный платеж, взимаемый таможенными органами государств-членов в связи с ввозом товаров на таможенную территорию Союза;</text:p>
      <text:p text:style-name="s1"><text:bookmark text:name="anchor2522"/><text:span text:style-name="s10">"единая Товарная номенклатура внешнеэкономической деятельности Евразийского экономического союза"</text:span> (ТН ВЭД ЕАЭС) - Товарная номенклатура внешнеэкономической деятельности, основанная на Гармонизированной системе описания и кодирования товаров Всемирной таможенной организации и <text:a xlink:type="simple" xlink:href="http://ivo.garant.ru/document/redirect/403172967/0">единой Товарной номенклатуре</text:a> внешнеэкономической деятельности Содружества Независимых Государств;</text:p>
      <text:p text:style-name="s1"><text:bookmark text:name="anchor2523"/><text:span text:style-name="s10">"Единый таможенный тариф Евразийского экономического союза"</text:span> (ЕТТ ЕАЭС) - свод <text:a xlink:type="simple" xlink:href="http://ivo.garant.ru/document/redirect/402888401/100000">ставок</text:a> таможенных пошлин, применяемых к товарам, ввозимым (ввезенным) на таможенную территорию Союза из третьих стран, систематизированный в соответствии с единой Товарной номенклатурой внешнеэкономической деятельности Евразийского экономического союза;</text:p>
      <text:p text:style-name="s1"><text:bookmark text:name="anchor2524"/><text:span text:style-name="s10">"тарифная преференция"</text:span> - освобождение от уплаты ввозных таможенных пошлин или снижение ставок ввозных таможенных пошлин в отношении товаров, происходящих из стран, образующих вместе с Союзом зону свободной торговли, либо снижение ставок ввозных таможенных пошлин в отношении товаров, происходящих из развивающихся стран - пользователей единой системы тарифных преференций Союза и (или) наименее развитых стран - пользователей единой системы тарифных преференций Союза.</text:p>
      <text:p text:style-name="s1"/>
      <text:h text:outline-level="1" text:style-name="s3"><text:bookmark text:name="anchor26"/>Статья 26
Зачисление и распределение ввозных таможенных пошлин (иных пошлин, налогов и сборов, имеющих эквивалентное действие)</text:h>
      <text:p text:style-name="s1"/>
      <text:p text:style-name="s1"><text:bookmark text:name="anchor261"/>Уплаченные (взысканные) ввозные таможенные пошлины подлежат зачислению и распределению между бюджетами государств-членов.</text:p>
      <text:p text:style-name="s1"><text:bookmark text:name="anchor262"/>Зачисление и распределение сумм ввозных таможенных пошлин, их перечисление в доход бюджетов государств-членов осуществляются в порядке согласно <text:a xlink:type="simple" xlink:href="http://ivo.garant.ru/document/redirect/70675062/0">приложению N 5</text:a> к настоящему Договору.</text:p>
      <text:p text:style-name="s1"/>
      <text:h text:outline-level="1" text:style-name="s3"><text:bookmark text:name="anchor27"/>Статья 27
Создание и функционирование свободных (специальных, особых) экономических зон и свободных складов</text:h>
      <text:p text:style-name="s1"/>
      <text:p text:style-name="s1">В целях содействия социально-экономическому развитию государств-членов, привлечения инвестиций, создания и развития производств, основанных на новых технологиях, развития транспортной инфраструктуры, туризма и санаторно-курортной сферы, а также в иных целях на территориях государств-членов создаются и функционируют свободные (специальные, особые) экономические зоны и свободные склады.</text:p>
      <text:p text:style-name="s1"><text:bookmark text:name="anchor272"/>Условия создания и функционирования свободных (специальных, особых) экономических зон и свободных складов определяются международными договорами в рамках Союза.</text:p>
      <text:p text:style-name="s1"/>
      <text:h text:outline-level="1" text:style-name="s3"><text:bookmark text:name="anchor28"/>Статья 28
Внутренний рынок</text:h>
      <text:p text:style-name="s1"/>
      <text:p text:style-name="s1"><text:bookmark text:name="anchor281"/>1. Союз принимает <text:span text:style-name="s8">меры</text:span> по обеспечению функционирования внутреннего рынка в соответствии с положениями настоящего Договора.</text:p>
      <text:p text:style-name="s1"><text:bookmark text:name="anchor282"/>2. Внутренний рынок охватывает экономическое пространство, в котором согласно положениям настоящего Договора обеспечивается свободное передвижение товаров, лиц, услуг и капиталов.</text:p>
      <text:p text:style-name="s1"><text:bookmark text:name="anchor283"/>3. В рамках функционирования внутреннего рынка во взаимной торговле товарами государства-члены не применяют ввозные и вывозные таможенные пошлины (иные пошлины, налоги и сборы, имеющие эквивалентное действие), меры нетарифного регулирования, специальные защитные, антидемпинговые и компенсационные меры, за исключением случаев, предусмотренных настоящим Договором.</text:p>
      <text:p text:style-name="s1"/>
      <text:h text:outline-level="1" text:style-name="s3"><text:bookmark text:name="anchor29"/>Статья 29
Исключения из порядка функционирования внутреннего рынка товаров</text:h>
      <text:p text:style-name="s1"/>
      <text:p text:style-name="s1"><text:bookmark text:name="anchor291"/><text:a xlink:type="simple" xlink:href="http://ivo.garant.ru/document/redirect/72253918/0">1.</text:a> <text:a xlink:type="simple" xlink:href="#anchor2002">Государства-члены</text:a> во взаимной торговле товарами вправе применять <text:a xlink:type="simple" xlink:href="http://ivo.garant.ru/document/redirect/412087280/1">ограничения</text:a> (при условии, что такие меры не являются средством неоправданной дискриминации или скрытым ограничением торговли) в случае, если такие ограничения необходимы для:</text:p>
      <text:p text:style-name="s1"><text:bookmark text:name="anchor2911"/>1) охраны жизни и здоровья человека;</text:p>
      <text:p text:style-name="s1"><text:bookmark text:name="anchor2912"/>2) защиты общественной морали и правопорядка;</text:p>
      <text:p text:style-name="s1"><text:bookmark text:name="anchor2913"/>3) охраны окружающей среды;</text:p>
      <text:p text:style-name="s22header">Информация об изменениях:</text:p>
      <text:p text:style-name="s22"><text:bookmark text:name="anchor2914"/>Подпункт 4 изменен с 12 февраля 2024 г. - <text:a xlink:type="simple" xlink:href="http://ivo.garant.ru/document/redirect/403809508/1202">Протокол</text:a> от 31 марта 2022 г.</text:p>
      <text:p text:style-name="s22"><text:a xlink:type="simple" xlink:href="http://ivo.garant.ru/document/redirect/76825467/2914">См. предыдущую редакцию</text:a></text:p>
      <text:p text:style-name="s1">4) охраны животных и растений;</text:p>
      <text:p text:style-name="s22header">Информация об изменениях:</text:p>
      <text:p text:style-name="s22"><text:bookmark text:name="anchor29141"/>Пункт 1 дополнен подпунктом 4<text:span text:style-name="upper"><text:span> 1</text:span></text:span> с 12 февраля 2024 г. - <text:a xlink:type="simple" xlink:href="http://ivo.garant.ru/document/redirect/403809508/1203">Протокол</text:a> от 31 марта 2022 г.</text:p>
      <text:p text:style-name="s1">4<text:span text:style-name="upper"><text:span> 1</text:span></text:span>) охраны культурных ценностей;</text:p>
      <text:p text:style-name="s1"><text:bookmark text:name="anchor2915"/>5) выполнения международных обязательств;</text:p>
      <text:p text:style-name="s1"><text:bookmark text:name="anchor2916"/>6) обеспечения обороны страны и безопасности государства-члена.</text:p>
      <text:p text:style-name="s1"><text:bookmark text:name="anchor292"/>2. По основаниям, указанным в <text:a xlink:type="simple" xlink:href="#anchor291">пункте 1</text:a> настоящей статьи, на внутреннем рынке могут быть введены также санитарные, ветеринарно-санитарные и карантинные фитосанитарные меры в порядке, определяемом <text:a xlink:type="simple" xlink:href="#anchor10211">разделом XI</text:a> настоящего Договора</text:p>
      <text:p text:style-name="s1"><text:bookmark text:name="anchor293"/>3. По основаниям, указанным в <text:a xlink:type="simple" xlink:href="#anchor291">пункте 1</text:a> настоящей статьи, оборот отдельных категорий товаров может быть ограничен.</text:p>
      <text:p text:style-name="s1"><text:bookmark text:name="anchor2932"/>Порядок перемещения или обращения таких товаров на таможенной территории Союза определяется в соответствии с настоящим Договором, международными договорами в рамках Союза.</text:p>
      <text:p text:style-name="s22header">Информация об изменениях:</text:p>
      <text:p text:style-name="s22"><text:bookmark text:name="anchor294"/>Статья 29 дополнена пунктом 4 с 12 февраля 2024 г. - <text:a xlink:type="simple" xlink:href="http://ivo.garant.ru/document/redirect/403809508/1204">Протокол</text:a> от 31 марта 2022 г.</text:p>
      <text:p text:style-name="s1">4. Государство-член при введении ограничений во взаимной торговле товарами по основаниям, указанным в <text:a xlink:type="simple" xlink:href="#anchor291">пункте 1</text:a> настоящей статьи, и их отмене в письменной форме уведомляет об этом Комиссию и другие государства-члены в <text:a xlink:type="simple" xlink:href="http://ivo.garant.ru/document/redirect/404502678/1000">порядке</text:a>, утверждаемом Комиссией.</text:p>
      <text:p text:style-name="s1"/>
      <text:p text:style-name="s22header">Информация об изменениях:</text:p>
      <text:p text:style-name="s22"><text:bookmark text:name="anchor2901"/>Раздел VI дополнен статьей 29<text:span text:style-name="upper"><text:span> 1</text:span></text:span> с 12 февраля 2024 г. - <text:a xlink:type="simple" xlink:href="http://ivo.garant.ru/document/redirect/403809508/13">Протокол</text:a> от 31 марта 2022 г.</text:p>
      <text:h text:outline-level="1" text:style-name="s3">Статья 29<text:span text:style-name="upper"><text:span> 1
</text:span></text:span>Государственный контроль (надзор) на таможенной границе Союза</text:h>
      <text:p text:style-name="s1"/>
      <text:p text:style-name="s1"><text:bookmark text:name="anchor29011"/>1. При пересечении таможенной границы Союза в пунктах пропуска через государственные границы государств-членов и (или) в иных местах, определяемых законодательством государств-членов, в отношении лиц, товаров и транспортных средств осуществляется контроль (надзор) (таможенный, транспортный, санитарно-эпидемиологический, ветеринарный, карантинный фитосанитарный, радиационный и иные виды государственного контроля (надзора)) в соответствии с настоящим Договором, иными международными договорами и актами, входящими в право Союза, и (или) законодательством государств-членов.</text:p>
      <text:p text:style-name="s1"><text:bookmark text:name="anchor29012"/>2. Актами Комиссии могут быть установлены типовые требования к оборудованию и материально-техническому оснащению зданий, сооружений, помещений, открытых площадок, необходимых для организации таможенного, транспортного (автомобильного), санитарно-эпидемиологического, ветеринарного, карантинного фитосанитарного, радиационного контроля, осуществляемого в соответствии с настоящим Договором, иными международными договорами и актами, входящими в право Союза, в пунктах пропуска через государственные границы государств-членов и (или) в иных местах, определяемых законодательством государств-членов.</text:p>
      <text:p text:style-name="s1"/>
      <text:h text:outline-level="1" text:style-name="s3"><text:bookmark text:name="anchor10207"/>Раздел VII
Регулирование обращения лекарственных средств и медицинских изделий</text:h>
      <text:p text:style-name="s1"/>
      <text:h text:outline-level="1" text:style-name="s3"><text:bookmark text:name="anchor30"/>Статья 30
Формирование общего рынка лекарственных средств</text:h>
      <text:p text:style-name="s1"/>
      <text:p text:style-name="s1"><text:bookmark text:name="anchor301"/>1. Государства-члены создают в рамках Союза общий рынок лекарственных средств, соответствующих стандартам надлежащих фармацевтических практик, основанный на следующих принципах:</text:p>
      <text:p text:style-name="s1"><text:bookmark text:name="anchor3011"/>1) гармонизация и <text:span text:style-name="s8">унификация</text:span> требований законодательства государств-членов в сфере обращения лекарственных средств;</text:p>
      <text:p text:style-name="s1"><text:bookmark text:name="anchor3012"/>2) обеспечение единства обязательных <text:span text:style-name="s8">требований</text:span> к качеству, эффективности и безопасности лекарственных средств, находящихся в обращении на территории Союза;</text:p>
      <text:p text:style-name="s1"><text:bookmark text:name="anchor3013"/>3) принятие единых <text:a xlink:type="simple" xlink:href="http://ivo.garant.ru/document/redirect/72238038/1000">правил</text:a> в сфере обращения лекарственных средств;</text:p>
      <text:p text:style-name="s1"><text:bookmark text:name="anchor3014"/>4) <text:span text:style-name="s8">разработка</text:span> и применение одинаковых или сопоставимых методов исследования и контроля при оценке качества, эффективности и безопасности лекарственных средств;</text:p>
      <text:p text:style-name="s1"><text:bookmark text:name="anchor3015"/>5) <text:a xlink:type="simple" xlink:href="#anchor2001">гармонизация законодательства</text:a> государств-членов в области контроля (надзора) в сфере обращения лекарственных средств;</text:p>
      <text:p text:style-name="s1"><text:bookmark text:name="anchor3016"/>6) реализация разрешительных и контрольно-надзорных функций в сфере обращения лекарственных средств соответствующими уполномоченными органами государств-членов.</text:p>
      <text:p text:style-name="s1"><text:bookmark text:name="anchor302"/>2. Функционирование общего рынка лекарственных средств в рамках Союза осуществляется в соответствии с <text:a xlink:type="simple" xlink:href="http://ivo.garant.ru/document/redirect/70832636/0">международным договором</text:a> в рамках Союза с учетом положений <text:a xlink:type="simple" xlink:href="#anchor100">статьи 100</text:a> настоящего Договора.</text:p>
      <text:p text:style-name="s1"/>
      <text:h text:outline-level="1" text:style-name="s3"><text:bookmark text:name="anchor31"/>Статья 31
Формирование общего рынка медицинских изделий
(изделий медицинского назначения и медицинской техники)</text:h>
      <text:p text:style-name="s1"/>
      <text:p text:style-name="s1"><text:bookmark text:name="anchor311"/>1. Государства-члены создают в рамках Союза общий рынок медицинских изделий (изделий медицинского назначения и медицинской техники), основанный на следующих принципах:</text:p>
      <text:p text:style-name="s1"><text:bookmark text:name="anchor3111"/>1) гармонизация требований законодательства государств-членов в сфере обращения медицинских изделий (изделий медицинского назначения и медицинской техники);</text:p>
      <text:p text:style-name="s9header">ГАРАНТ:</text:p>
      <text:p text:style-name="s9">См. <text:a xlink:type="simple" xlink:href="http://ivo.garant.ru/document/redirect/72106900/1000">критерии</text:a> отнесения продукции к медицинским изделиям в рамках Евразийского экономического союза, направленные <text:a xlink:type="simple" xlink:href="http://ivo.garant.ru/document/redirect/72106900/0">рекомендацией</text:a> Коллегии Евразийской экономической комиссии от 12 ноября 2018 г. N 25</text:p>
      <text:p text:style-name="s1"><text:bookmark text:name="anchor3112"/>2) <text:a xlink:type="simple" xlink:href="http://ivo.garant.ru/document/redirect/411289651/1000">обеспечение</text:a> единства обязательных требований к эффективности и безопасности медицинских изделий (изделий медицинского назначения и медицинской техники), находящихся в обращении на территории Союза;</text:p>
      <text:p text:style-name="s1"><text:bookmark text:name="anchor3113"/>3) принятие единых правил в сфере обращения медицинских изделий (изделий медицинского назначения и медицинской техники);</text:p>
      <text:p text:style-name="s1"><text:bookmark text:name="anchor3114"/>4) определение единых подходов к созданию системы обеспечения качества медицинских изделий (изделий медицинского назначения и медицинской техники);</text:p>
      <text:p text:style-name="s1"><text:bookmark text:name="anchor3115"/>5) гармонизация законодательства государств-членов в области контроля (надзора) в сфере обращения медицинских изделий (изделий медицинского назначения и медицинской техники).</text:p>
      <text:p text:style-name="s1"><text:bookmark text:name="anchor312"/>2. Функционирование общего рынка медицинских изделий (изделий медицинского назначения и медицинской техники) в рамках Союза осуществляется в соответствии с <text:a xlink:type="simple" xlink:href="http://ivo.garant.ru/document/redirect/70832634/0">международным договором</text:a> в рамках Союза с учетом положений <text:a xlink:type="simple" xlink:href="#anchor100">статьи 100</text:a> настоящего Договора.</text:p>
      <text:p text:style-name="s1"/>
      <text:h text:outline-level="1" text:style-name="s3"><text:bookmark text:name="anchor10208"/>Раздел VIII
Таможенное регулирование</text:h>
      <text:p text:style-name="s1"/>
      <text:h text:outline-level="1" text:style-name="s3"><text:bookmark text:name="anchor32"/>Статья 32
Таможенное регулирование в Союзе</text:h>
      <text:p text:style-name="s1"/>
      <text:p text:style-name="s1">В Союзе осуществляется единое таможенное регулирование в соответствии с <text:a xlink:type="simple" xlink:href="http://ivo.garant.ru/document/redirect/71652992/0">Таможенным кодексом</text:a> Евразийского экономического союза и регулирующими таможенные правоотношения международными договорами и актами, составляющими право Союза, а также в соответствии с положениями настоящего Договора.</text:p>
      <text:p text:style-name="s1"/>
      <text:h text:outline-level="1" text:style-name="s3"><text:bookmark text:name="anchor10209"/>Раздел IX
Внешнеторговая политика</text:h>
      <text:p text:style-name="s1"/>
      <text:h text:outline-level="1" text:style-name="s3"><text:bookmark text:name="anchor102091"/>1. Общие положения о внешнеторговой политике</text:h>
      <text:p text:style-name="s1"/>
      <text:h text:outline-level="1" text:style-name="s3"><text:bookmark text:name="anchor33"/>Статья 33
Цели и принципы внешнеторговой политики Союза</text:h>
      <text:p text:style-name="s1"/>
      <text:p text:style-name="s1"><text:bookmark text:name="anchor331"/>1. Внешнеторговая политика Союза направлена на содействие устойчивому экономическому развитию государств-членов, диверсификации экономик, инновационному развитию, повышению объемов и улучшению структуры торговли и инвестиций, ускорению интеграционных процессов, а также дальнейшее развитие Союза как эффективной и конкурентоспособной организации в рамках глобальной экономики.</text:p>
      <text:p text:style-name="s1"><text:bookmark text:name="anchor332"/>2. Основными принципами осуществления внешнеторговой политики Союза являются:</text:p>
      <text:p text:style-name="s1">применение мер и механизмов осуществления внешнеторговой политики Союза, являющихся не более обременительными для участников внешнеторговой деятельности государств-членов, чем необходимо для обеспечения эффективного достижения целей Союза;</text:p>
      <text:p text:style-name="s1">гласность в разработке, принятии и применении мер и механизмов осуществления внешнеторговой политики Союза;</text:p>
      <text:p text:style-name="s1">обоснованность и объективность применения мер и механизмов осуществления внешнеторговой политики Союза;</text:p>
      <text:p text:style-name="s1">защита прав и законных интересов участников внешнеторговой деятельности государств-членов, а также прав и законных интересов производителей и потребителей товаров и услуг;</text:p>
      <text:p text:style-name="s1">соблюдение прав участников внешнеторговой деятельности.</text:p>
      <text:p text:style-name="s1"><text:bookmark text:name="anchor333"/>3. Внешнеторговая политика реализуется через заключение Союзом самостоятельно либо совместно с государствами-членами в сферах, в которых органы Союза принимают обязательные для государств-членов решения, международных договоров с третьей стороной, участие в международных организациях либо автономное применение мер и механизмов внешнеторговой политики.</text:p>
      <text:p text:style-name="s1">Союз несет ответственность за выполнение обязательств по заключаемым им международным договорам и реализует свои права по этим договорам.</text:p>
      <text:p text:style-name="s1"/>
      <text:h text:outline-level="1" text:style-name="s3"><text:bookmark text:name="anchor34"/>Статья 34
Режим наибольшего благоприятствования</text:h>
      <text:p text:style-name="s1"/>
      <text:p text:style-name="s1">В отношении внешней торговли товарами применяется режим наибольшего благоприятствования в понимании <text:a xlink:type="simple" xlink:href="http://ivo.garant.ru/document/redirect/2560614/0">Генерального соглашения</text:a> по тарифам и торговле 1994 года (ГАТТ 1994) в тех случаях и на условиях, когда применение режима наибольшего благоприятствования предусмотрено <text:a xlink:type="simple" xlink:href="#anchor2007">международными договорами Союза с третьей стороной</text:a>, а также международными договорами государств-членов с третьей стороной.</text:p>
      <text:p text:style-name="s1"/>
      <text:h text:outline-level="1" text:style-name="s3"><text:bookmark text:name="anchor35"/>Статья 35
Режим свободной торговли</text:h>
      <text:p text:style-name="s1"/>
      <text:p text:style-name="s1">Режим свободной торговли товарами в понимании <text:a xlink:type="simple" xlink:href="http://ivo.garant.ru/document/redirect/2560614/0">ГАТТ</text:a> 1994 устанавливается в торговле с третьей стороной на основании <text:a xlink:type="simple" xlink:href="http://ivo.garant.ru/document/redirect/71175068/0">международного договора</text:a> Союза с такой третьей стороной с учетом положений <text:a xlink:type="simple" xlink:href="#anchor102">статьи 102</text:a> настоящего Договора.</text:p>
      <text:p text:style-name="s1">Международный договор Союза с третьей стороной, устанавливающий режим свободной торговли, может включать иные положения, связанные с внешнеторговой деятельностью.</text:p>
      <text:p text:style-name="s1"/>
      <text:h text:outline-level="1" text:style-name="s3"><text:bookmark text:name="anchor36"/>Статья 36
Тарифные преференции в отношении товаров, происходящих из развивающихся стран и (или) наименее развитых стран</text:h>
      <text:p text:style-name="s9header">ГАРАНТ:</text:p>
      <text:p text:style-name="s9">До вступления в силу решения Комиссии, устанавливающего условия и порядок применения единой системы тарифных преференций Союза в отношении товаров, происходящих из развивающихся стран и (или) наименее развитых стран, <text:a xlink:type="simple" xlink:href="#anchor1023">применяется</text:a> <text:a xlink:type="simple" xlink:href="http://ivo.garant.ru/document/redirect/2568867/0">Протокол</text:a> о единой системе тарифных преференций Таможенного союза от 12 декабря 2008 г.</text:p>
      <text:p text:style-name="s1"><text:bookmark text:name="anchor361"/>1. В целях содействия экономическому развитию развивающихся и наименее развитых стран Союз в соответствии с настоящим Договором может предоставлять тарифные преференции в отношении товаров, происходящих из развивающихся стран - пользователей единой системы тарифных преференций Союза и (или) наименее развитых стран - пользователей единой системы тарифных преференций Союза.</text:p>
      <text:p text:style-name="s1"><text:bookmark text:name="anchor362"/>2. В отношении ввозимых на таможенную территорию Союза преференциальных товаров, происходящих из развивающихся стран - пользователей единой системы тарифных преференций Союза, применяются ставки ввозных таможенных пошлин в размере 75 процентов от ставок ввозных таможенных пошлин <text:a xlink:type="simple" xlink:href="http://ivo.garant.ru/document/redirect/402888401/100000">Единого таможенного тарифа</text:a> Евразийского экономического союза.</text:p>
      <text:p text:style-name="s1"><text:bookmark text:name="anchor363"/>3. В отношении ввозимых на таможенную территорию Союза преференциальных товаров, происходящих из наименее развитых стран - пользователей единой системы тарифных преференций Союза, применяются нулевые ставки ввозных таможенных пошлин Единого таможенного тарифа Евразийского экономического союза.</text:p>
      <text:p text:style-name="s1"/>
      <text:h text:outline-level="1" text:style-name="s3"><text:bookmark text:name="anchor37"/>Статья 37
Правила определения происхождения товаров</text:h>
      <text:p text:style-name="s1"/>
      <text:p text:style-name="s1"><text:bookmark text:name="anchor371"/>1. На таможенной территории Союза применяются единые правила определения происхождения товаров, ввозимых на таможенную территорию Союза.</text:p>
      <text:p text:style-name="s1"><text:bookmark text:name="anchor372"/>2. Для целей применения мер таможенно-тарифного регулирования (за исключением целей предоставления тарифных преференций), применения мер нетарифного регулирования и защиты внутреннего рынка, установления требований к маркировке происхождения товаров, осуществления государственных (муниципальных) закупок, ведения статистики внешней торговли товарами применяются <text:span text:style-name="s8">правила</text:span> определения происхождения товаров, ввозимых на таможенную территорию Союза (непреференциальные правила определения происхождения товаров), устанавливаемые Комиссией.</text:p>
      <text:p text:style-name="s1"><text:bookmark text:name="anchor373"/>3. Для целей предоставления тарифных преференций в отношении товаров, ввозимых на таможенную территорию Союза из развивающихся или из наименее развитых стран - пользователей единой системы тарифных преференций Союза, применяются <text:a xlink:type="simple" xlink:href="http://ivo.garant.ru/document/redirect/71997472/1000">правила</text:a> определения происхождения товаров из развивающихся и наименее развитых стран, устанавливаемые Комиссией.</text:p>
      <text:p text:style-name="s9header">ГАРАНТ:</text:p>
      <text:p text:style-name="s9">С 1 марта 2022 г. по 31 декабря 2024 г. включительно в подтверждение происхождения товара для целей, предусмотренных пунктом 3, <text:a xlink:type="simple" xlink:href="http://ivo.garant.ru/document/redirect/76834233/22">может представляться</text:a> электронная или бумажная копия сертификата о происхождении товара при условии обязательного последующего представления оригинала указанного сертификата в срок не позднее 6 месяцев с даты регистрации <text:a xlink:type="simple" xlink:href="http://ivo.garant.ru/document/redirect/12176301/2000">декларации на товары</text:a>. В этом случае декларантом пишется от руки или печатается на оборотной стороне копии сертификата обязательство (в произвольной форме) о представлении таможенному органу в указанный срок оригинала сертификата о происхождении товара</text:p>
      <text:p text:style-name="s1"><text:bookmark text:name="anchor374"/>4. Для целей предоставления тарифных преференций в отношении товаров, ввозимых на таможенную территорию Союза из государств, в торгово-экономических отношениях с которыми Союзом применяется режим свободной торговли, применяются правила определения происхождения товаров, установленные соответствующим <text:a xlink:type="simple" xlink:href="#anchor2007">международным договором Союза с третьей стороной</text:a>, предусматривающим применение режима свободной торговли.</text:p>
      <text:p text:style-name="s1"><text:bookmark text:name="anchor375"/>5. В случае если международным договором Союза с третьей стороной, предусматривающим применение режима свободной торговли, не установлены правила определения происхождения товаров или они не приняты на момент вступления в силу такого договора, в отношении ввозимых на таможенную территорию Союза товаров, происходящих из этой страны, до момента принятия соответствующих правил определения происхождения товаров применяются правила определения происхождения товаров, предусмотренные <text:a xlink:type="simple" xlink:href="#anchor372">пунктом 2</text:a> настоящей статьи.</text:p>
      <text:p text:style-name="s1"><text:bookmark text:name="anchor376"/>6. При наличии неоднократных фактов нарушения третьей стороной в области определения (подтверждения) происхождения товаров Комиссией может быть принято решение о проведении таможенными службами государств-членов мониторинга правильности определения (подтверждения) происхождения товаров, ввозимых из конкретной страны. В случае выявления системных нарушений третьей стороной в области определения (подтверждения) происхождения товаров Комиссией может быть принято решение о приостановлении принятия таможенными службами государств-членов документов, подтверждающих происхождение товаров. Положения настоящего пункта не ограничивают полномочия государств-членов в отношении контроля происхождения ввозимых товаров и принятия мер по его результатам.</text:p>
      <text:p text:style-name="s1"/>
      <text:h text:outline-level="1" text:style-name="s3"><text:bookmark text:name="anchor38"/>Статья 38
Внешняя торговля услугами</text:h>
      <text:p text:style-name="s1"/>
      <text:p text:style-name="s1">Государства-члены осуществляют координацию в сфере торговли услугами с <text:a xlink:type="simple" xlink:href="#anchor2015">третьими сторонами</text:a>.</text:p>
      <text:p text:style-name="s1">Осуществление координации не означает наднациональной компетенции Союза в этой сфере.</text:p>
      <text:p text:style-name="s1"/>
      <text:h text:outline-level="1" text:style-name="s3"><text:bookmark text:name="anchor39"/>Статья 39
Устранение ограничительных мер в торговле с третьими сторонами</text:h>
      <text:p text:style-name="s1"/>
      <text:p text:style-name="s1">Комиссия оказывает содействие при доступе на рынки третьих сторон, проводит мониторинг ограничительных мер третьей стороны в отношении государств-членов и в случае применения какой-либо меры третьей стороной в отношении Союза или возникновения торгового спора между Союзом и третьей стороной совместно с государствами-членами проводит консультации с соответствующей третьей стороной.</text:p>
      <text:p text:style-name="s9header">ГАРАНТ:</text:p>
      <text:p text:style-name="s9">См. <text:a xlink:type="simple" xlink:href="http://ivo.garant.ru/document/redirect/72091570/1000">Порядок</text:a> взаимодействия между государствами - членами Евразийского экономического союза и Евразийской экономической комиссией в целях устранения ограничительных мер в торговле с третьими сторонами, утвержденный <text:a xlink:type="simple" xlink:href="http://ivo.garant.ru/document/redirect/72091570/1">Решением</text:a> Совета Евразийской экономической комиссии от 14 сентября 2018 г. N 76</text:p>
      <text:p text:style-name="s9"/>
      <text:h text:outline-level="1" text:style-name="s3"><text:bookmark text:name="anchor40"/>Статья 40
Ответные меры в отношении третьей стороны</text:h>
      <text:p text:style-name="s1"/>
      <text:p text:style-name="s1"><text:bookmark text:name="anchor401"/>1. В случае если в соответствии с <text:a xlink:type="simple" xlink:href="#anchor2007">международным договором Союза с третьей стороной</text:a> и (или) государств-членов с третьими сторонами предусмотрена возможность применения ответных мер, решения о введении ответных мер на таможенной территории Союза принимаются Комиссией, в том числе путем повышения уровня ставок ввозных таможенных пошлин, введения количественных ограничений, временного приостановления предоставления преференций или принятия в рамках компетенции Комиссии иных мер, оказывающих влияние на результаты внешней торговли с соответствующим государством.</text:p>
      <text:p text:style-name="s1"><text:bookmark text:name="anchor402"/>2. В случаях, предусмотренных международными договорами государств-членов с третьими сторонами, заключенными до 1 января 2015 года, государства-члены вправе в одностороннем порядке применять в качестве ответных мер повышенные по сравнению с <text:a xlink:type="simple" xlink:href="http://ivo.garant.ru/document/redirect/402888401/100000">Единым таможенным тарифом</text:a> Евразийского экономического союза <text:span text:style-name="s8">ставки</text:span> ввозных таможенных пошлин, а также в одностороннем порядке приостанавливать предоставление тарифных преференций при условии, что механизмы администрирования таких ответных мер не нарушают положений настоящего Договора.</text:p>
      <text:p text:style-name="s1"/>
      <text:h text:outline-level="1" text:style-name="s3"><text:bookmark text:name="anchor41"/>Статья 41
Меры по развитию экспорта</text:h>
      <text:p text:style-name="s1"/>
      <text:p text:style-name="s1">Союз в соответствии с международными договорами, нормами и правилами Всемирной торговой организации может применять совместные меры по развитию экспорта товаров государств-членов на рынки третьих сторон.</text:p>
      <text:p text:style-name="s1">Совместные меры включают, в частности, страхование и кредитование экспорта, международный лизинг, продвижение понятия "товар Евразийского экономического союза" и введение единой маркировки товаров Союза, выставочно-ярмарочную и экспозиционную деятельность, рекламные и имиджевые мероприятия за рубежом.</text:p>
      <text:p text:style-name="s1"/>
      <text:h text:outline-level="1" text:style-name="s3"><text:bookmark text:name="anchor102092"/>2. Таможенно-тарифное регулирование и нетарифное регулирование</text:h>
      <text:p text:style-name="s1"/>
      <text:h text:outline-level="1" text:style-name="s3"><text:bookmark text:name="anchor42"/>Статья 42
Единый таможенный тариф Евразийского экономического союза</text:h>
      <text:p text:style-name="s1"/>
      <text:p text:style-name="s1"><text:bookmark text:name="anchor421"/>1. На таможенной территории Союза применяются единая Товарная номенклатура внешнеэкономической деятельности Евразийского экономического союза и <text:a xlink:type="simple" xlink:href="http://ivo.garant.ru/document/redirect/402888401/100000">Единый таможенный тариф</text:a> Евразийского экономического союза, утверждаемые Комиссией и являющиеся инструментами торговой политики Союза.</text:p>
      <text:p text:style-name="s1"><text:bookmark text:name="anchor422"/>2. Основными целями применения Единого таможенного тарифа Евразийского экономического союза являются:</text:p>
      <text:p text:style-name="s1"><text:bookmark text:name="anchor4221"/>1) обеспечение условий для эффективной интеграции Союза в мировую экономику;</text:p>
      <text:p text:style-name="s1"><text:bookmark text:name="anchor4222"/>2) рационализация товарной структуры ввоза товаров на таможенную территорию Союза;</text:p>
      <text:p text:style-name="s1"><text:bookmark text:name="anchor4223"/>3) поддержание рационального соотношения вывоза и ввоза товаров на таможенной территории Союза;</text:p>
      <text:p text:style-name="s1"><text:bookmark text:name="anchor4224"/>4) создание условий для прогрессивных изменений в структуре производства и потребления товаров в Союзе;</text:p>
      <text:p text:style-name="s1"><text:bookmark text:name="anchor4225"/>5) поддержка отраслей экономики Союза.</text:p>
      <text:p text:style-name="s1"><text:bookmark text:name="anchor423"/>3. В <text:a xlink:type="simple" xlink:href="http://ivo.garant.ru/document/redirect/402888401/100000">Едином таможенном тарифе</text:a> Евразийского экономического союза применяются следующие виды ставок ввозных таможенных пошлин:</text:p>
      <text:p text:style-name="s1"><text:bookmark text:name="anchor4231"/>1) адвалорные, устанавливаемые в процентах от таможенной стоимости облагаемых товаров;</text:p>
      <text:p text:style-name="s1"><text:bookmark text:name="anchor4232"/>2) специфические, устанавливаемые в зависимости от физических характеристик в натуральном выражении облагаемых товаров (количества, массы, объема или иных характеристик);</text:p>
      <text:p text:style-name="s1"><text:bookmark text:name="anchor4233"/>3) комбинированные, сочетающие оба вида, указанные в <text:a xlink:type="simple" xlink:href="#anchor4231">подпунктах 1</text:a> и <text:a xlink:type="simple" xlink:href="#anchor4232">2</text:a> настоящего пункта.</text:p>
      <text:p text:style-name="s22header">Информация об изменениях:</text:p>
      <text:p text:style-name="s22"><text:bookmark text:name="anchor424"/>Пункт 4 изменен с 15 июля 2021 г. - <text:a xlink:type="simple" xlink:href="http://ivo.garant.ru/document/redirect/72821774/3">Протокол</text:a> Евразийского экономического союза от 1 октября 2019 г.</text:p>
      <text:p text:style-name="s22"><text:a xlink:type="simple" xlink:href="http://ivo.garant.ru/document/redirect/77307557/424">См. предыдущую редакцию</text:a></text:p>
      <text:p text:style-name="s1">4. Ставки ввозных таможенных пошлин <text:a xlink:type="simple" xlink:href="http://ivo.garant.ru/document/redirect/402888401/100000">Единого таможенного тарифа</text:a> Евразийского экономического союза являются едиными и не подлежат изменению в зависимости от лиц, перемещающих товары через таможенную границу Союза, происхождения товаров (в том числе в случаях, когда происхождение товаров неизвестно либо считается неподтвержденным), видов сделок и иных обстоятельств.</text:p>
      <text:p text:style-name="s1">Ставки ввозных таможенных пошлин <text:a xlink:type="simple" xlink:href="http://ivo.garant.ru/document/redirect/402888401/100000">Единого таможенного тарифа</text:a> Евразийского экономического союза применяются с учетом положений <text:a xlink:type="simple" xlink:href="#anchor35">статей 35</text:a>, <text:a xlink:type="simple" xlink:href="#anchor36">36</text:a> и <text:a xlink:type="simple" xlink:href="#anchor40">40</text:a>, <text:a xlink:type="simple" xlink:href="#anchor426">пункта 6</text:a> настоящей статьи и <text:a xlink:type="simple" xlink:href="#anchor43">статьи 43</text:a> настоящего Договора, международных договоров в рамках Союза и международных договоров Союза с третьей стороной.</text:p>
      <text:p text:style-name="s1">Положения настоящего пункта применяются в том числе в случае, если в отношении внешней торговли товарами не применяется режим наибольшего благоприятствования, предусмотренный <text:a xlink:type="simple" xlink:href="#anchor34">статьей 34</text:a> настоящего Договора.</text:p>
      <text:p text:style-name="s1"><text:bookmark text:name="anchor425"/>5. Для оперативного регулирования ввоза товаров на таможенную территорию Союза при необходимости могут устанавливаться сезонные таможенные пошлины, срок действия которых не может превышать 6 месяцев в году и которые применяются вместо ввозных таможенных пошлин, предусмотренных Единым таможенным тарифом Евразийского экономического союза.</text:p>
      <text:p text:style-name="s22header">Информация об изменениях:</text:p>
      <text:p text:style-name="s22"><text:bookmark text:name="anchor426"/>Пункт 6 изменен с 15 июля 2021 г. - <text:a xlink:type="simple" xlink:href="http://ivo.garant.ru/document/redirect/72821774/4">Протокол</text:a> Евразийского экономического союза от 1 октября 2019 г.</text:p>
      <text:p text:style-name="s22"><text:a xlink:type="simple" xlink:href="http://ivo.garant.ru/document/redirect/77307557/426">См. предыдущую редакцию</text:a></text:p>
      <text:p text:style-name="s1">6. Государство, присоединившееся к Союзу, вправе применять ставки ввозных таможенных пошлин, отличные от ставок пошлин Единого таможенного тарифа Евразийского экономического союза, в соответствии с <text:span text:style-name="s8">перечнем</text:span> товаров и ставок, утверждаемым Комиссией на основании международного <text:span text:style-name="s8">договора</text:span> о присоединении такого государства к Союзу.</text:p>
      <text:p text:style-name="s1"><text:bookmark text:name="anchor4262"/>Государство, присоединившееся к Союзу, обязано обеспечить использование товаров, в отношении которых применены более низкие ставки ввозных таможенных пошлин по сравнению со ставками пошлин Единого таможенного тарифа Евразийского экономического союза, только в пределах своей территории и принять меры по недопущению вывоза таких товаров на территории других государств-членов без доплаты ввозных таможенных пошлин в размере разницы сумм ввозных таможенных пошлин, исчисленных по ставкам пошлин Единого таможенного тарифа Евразийского экономического союза, и сумм ввозных таможенных пошлин, уплаченных при ввозе товаров.</text:p>
      <text:p text:style-name="s1"/>
      <text:h text:outline-level="1" text:style-name="s3"><text:bookmark text:name="anchor43"/>Статья 43
Тарифные льготы</text:h>
      <text:p text:style-name="s1"/>
      <text:p text:style-name="s1"><text:bookmark text:name="anchor431"/>1. В отношении товаров, ввозимых (ввезенных) на таможенную территорию Союза, могут <text:a xlink:type="simple" xlink:href="http://ivo.garant.ru/document/redirect/404609745/0">применяться тарифные льготы</text:a> в виде освобождения от уплаты ввозной таможенной пошлины или снижения ставки ввозной таможенной пошлины.</text:p>
      <text:p text:style-name="s1"><text:bookmark text:name="anchor432"/>2. Тарифные льготы не могут носить индивидуальный характер и применяются независимо от страны происхождения товаров.</text:p>
      <text:p text:style-name="s1"><text:bookmark text:name="anchor433"/>3. Предоставление тарифных льгот осуществляется согласно <text:a xlink:type="simple" xlink:href="http://ivo.garant.ru/document/redirect/70675082/0">приложению N 6</text:a> к настоящему Договору.</text:p>
      <text:p text:style-name="s1"/>
      <text:h text:outline-level="1" text:style-name="s3"><text:bookmark text:name="anchor44"/>Статья 44
Тарифные квоты</text:h>
      <text:p text:style-name="s1"/>
      <text:p text:style-name="s1"><text:bookmark text:name="anchor441"/>1. В отношении отдельных видов сельскохозяйственных товаров, происходящих из третьих стран и ввозимых на таможенную территорию Союза, допускается установление <text:span text:style-name="s8">тарифных квот</text:span>, если аналогичные товары производятся (добываются, выращиваются) на таможенной территории Союза.</text:p>
      <text:p text:style-name="s1"><text:bookmark text:name="anchor442"/>2. К товарам, указанным в <text:a xlink:type="simple" xlink:href="#anchor441">пункте 1</text:a> настоящей статьи, ввозимым на таможенную территорию Союза в пределах установленного объема тарифной квоты, применяются соответствующие ставки ввозных таможенных пошлин Единого таможенного тарифа Евразийского экономического союза.</text:p>
      <text:p text:style-name="s1"><text:bookmark text:name="anchor443"/>3. Установление тарифных квот в отношении отдельных видов сельскохозяйственных товаров, происходящих из третьих стран и ввозимых на таможенную территорию Союза, и распределение объемов тарифных квот осуществляются в порядке, предусмотренном <text:a xlink:type="simple" xlink:href="http://ivo.garant.ru/document/redirect/70675082/0">приложением N 6</text:a> к настоящему Договору.</text:p>
      <text:p text:style-name="s1"/>
      <text:h text:outline-level="1" text:style-name="s3"><text:bookmark text:name="anchor45"/>Статья 45
Полномочия Комиссии по вопросам таможенно-тарифного регулирования</text:h>
      <text:p text:style-name="s1"/>
      <text:p text:style-name="s1"><text:bookmark text:name="anchor451"/>1. Комиссия:</text:p>
      <text:p text:style-name="s1"><text:bookmark text:name="anchor4512"/>осуществляет ведение единой Товарной номенклатуры внешнеэкономической деятельности Евразийского экономического союза и Единого таможенного тарифа Евразийского экономического союза;</text:p>
      <text:p text:style-name="s1">устанавливает ставки ввозных таможенных пошлин, включая сезонные;</text:p>
      <text:p text:style-name="s9header">ГАРАНТ:</text:p>
      <text:p text:style-name="s9">См. <text:a xlink:type="simple" xlink:href="http://ivo.garant.ru/document/redirect/411312027/1000">перечень</text:a> отдельных товаров, в отношении которых применяются ставки ввозных таможенных пошлин в соответствии с Соглашением о свободной торговле между Евразийским экономическим союзом и его государствами-членами, с одной стороны, и Исламской Республикой Иран, с другой стороны, от 25 декабря 2023 года и размеров таких ставок, утвержденный <text:a xlink:type="simple" xlink:href="http://ivo.garant.ru/document/redirect/409019756/0">распоряжением</text:a> Совета Евразийской экономической комиссии от 12 апреля 2024 г. N 9</text:p>
      <text:p text:style-name="s1">устанавливает случаи и условия предоставления тарифных льгот;</text:p>
      <text:p text:style-name="s1">определяет порядок применения тарифных льгот;</text:p>
      <text:p text:style-name="s1">определяет условия и порядок применения единой системы <text:a xlink:type="simple" xlink:href="#anchor2524">тарифных преференций</text:a> Союза, в том числе утверждает:</text:p>
      <text:p text:style-name="s1"><text:a xlink:type="simple" xlink:href="http://ivo.garant.ru/document/redirect/5763039/0">перечень</text:a> развивающихся стран - пользователей единой системы тарифных преференций Союза;</text:p>
      <text:p text:style-name="s1"><text:a xlink:type="simple" xlink:href="http://ivo.garant.ru/document/redirect/5763041/0">перечень</text:a> наименее развитых стран - пользователей единой системы тарифных преференций Союза;</text:p>
      <text:p text:style-name="s1"><text:a xlink:type="simple" xlink:href="http://ivo.garant.ru/document/redirect/71620232/1000">перечень</text:a> товаров, происходящих из развивающихся стран или из наименее развитых стран, в отношении которых при ввозе на таможенную территорию Союза предоставляются тарифные преференции;</text:p>
      <text:p text:style-name="s1">устанавливает <text:span text:style-name="s8">тарифные квоты</text:span>, распределяет объем тарифной квоты между государствами-членами, определяет метод и порядок распределения объема тарифной квоты между участниками внешнеторговой деятельности, а при необходимости распределяет объем тарифной квоты между третьими странами либо принимает акт, в соответствии с которым государства-члены определяют метод и порядок распределения объема тарифной квоты между участниками внешнеторговой деятельности, а при необходимости распределяют объем тарифной квоты между третьими странами.</text:p>
      <text:p text:style-name="s1"><text:bookmark text:name="anchor452"/>2. <text:a xlink:type="simple" xlink:href="http://ivo.garant.ru/document/redirect/71026048/1000">Перечень</text:a> чувствительных товаров, в отношении которых решение об изменении ставки ввозной таможенной пошлины принимается Советом Комиссии, утверждается Высшим советом.</text:p>
      <text:p text:style-name="s1"/>
      <text:h text:outline-level="1" text:style-name="s3"><text:bookmark text:name="anchor46"/>Статья 46
Меры нетарифного регулирования</text:h>
      <text:p text:style-name="s9header">ГАРАНТ:</text:p>
      <text:p text:style-name="s9">О мерах нетарифного регулирования см. <text:a xlink:type="simple" xlink:href="http://ivo.garant.ru/document/redirect/70217654/0">решение</text:a> Коллегии Евразийской экономической комиссии от 16 августа 2012 г. N 134, <text:a xlink:type="simple" xlink:href="http://ivo.garant.ru/document/redirect/70984966/0">решение</text:a> Коллегии Евразийской экономической комиссии от 21 апреля 2015 г. N 30 и <text:a xlink:type="simple" xlink:href="http://ivo.garant.ru/document/redirect/71167652/0">решение</text:a> Коллегии Евразийской экономической комиссии от 18 августа 2015 г. N 99</text:p>
      <text:p text:style-name="s1"><text:bookmark text:name="anchor461"/>1. В торговле с третьими странами Союзом применяются следующие единые меры нетарифного регулирования:</text:p>
      <text:p text:style-name="s1"><text:bookmark text:name="anchor4611"/>1) запрет ввоза и (или) вывоза товаров;</text:p>
      <text:p text:style-name="s1"><text:bookmark text:name="anchor4612"/>2) количественные ограничения ввоза и (или) вывоза товаров;</text:p>
      <text:p text:style-name="s1"><text:bookmark text:name="anchor4613"/>3) исключительное право на экспорт и (или) импорт товаров;</text:p>
      <text:p text:style-name="s1"><text:bookmark text:name="anchor4614"/>4) <text:a xlink:type="simple" xlink:href="http://ivo.garant.ru/document/redirect/72266192/0">автоматическое лицензирование</text:a> (наблюдение) экспорта и (или) импорта товаров;</text:p>
      <text:p text:style-name="s1"><text:bookmark text:name="anchor4615"/>5) разрешительный порядок ввоза и (или) вывоза товаров.</text:p>
      <text:p text:style-name="s1"><text:bookmark text:name="anchor462"/>2. Меры нетарифного регулирования вводятся и применяются на основе принципов гласности и недискриминации в порядке согласно <text:a xlink:type="simple" xlink:href="http://ivo.garant.ru/document/redirect/70675084/0">приложению N 7</text:a> к настоящему Договору.</text:p>
      <text:p text:style-name="s1"/>
      <text:h text:outline-level="1" text:style-name="s3"><text:bookmark text:name="anchor47"/>Статья 47
Введение мер нетарифного регулирования в одностороннем порядке</text:h>
      <text:p text:style-name="s1"/>
      <text:p text:style-name="s1">Государства-члены в торговле с третьими странами могут в одностороннем порядке <text:span text:style-name="s8">вводить</text:span> и применять меры нетарифного регулирования в порядке, предусмотренном <text:a xlink:type="simple" xlink:href="http://ivo.garant.ru/document/redirect/70675084/0">приложением N 7</text:a> к настоящему Договору.</text:p>
      <text:p text:style-name="s1"/>
      <text:h text:outline-level="1" text:style-name="s3"><text:bookmark text:name="anchor102093"/>3. Меры защиты внутреннего рынка</text:h>
      <text:p text:style-name="s1"/>
      <text:h text:outline-level="1" text:style-name="s3"><text:bookmark text:name="anchor48"/>Статья 48
Общие положения о введении мер защиты внутреннего рынка</text:h>
      <text:p text:style-name="s1"/>
      <text:p text:style-name="s1"><text:bookmark text:name="anchor481"/>1. Для защиты экономических интересов производителей товаров в Союзе могут вводиться меры защиты внутреннего рынка в отношении товаров, происходящих из третьих стран и ввозимых на таможенную территорию Союза, в виде специальных защитных, антидемпинговых и компенсационных мер, а также в виде иных мер в случаях, предусмотренных <text:a xlink:type="simple" xlink:href="#anchor50">статьей 50</text:a> настоящего Договора.</text:p>
      <text:p text:style-name="s1"><text:bookmark text:name="anchor482"/>2. Решение о применении специальной защитной, антидемпинговой или компенсационной меры, об изменении или об отмене специальной защитной, антидемпинговой или компенсационной меры либо о неприменении меры принимает Комиссия.</text:p>
      <text:p text:style-name="s1"><text:bookmark text:name="anchor483"/>3. Применение специальных защитных, антидемпинговых и компенсационных мер осуществляется на условиях и в порядке согласно <text:a xlink:type="simple" xlink:href="http://ivo.garant.ru/document/redirect/70675086/0">приложению N 8</text:a> к настоящему Договору.</text:p>
      <text:p text:style-name="s1"><text:bookmark text:name="anchor484"/>4. Применению специальной защитной, антидемпинговой или компенсационной меры при импорте товара предшествует расследование, проводимое в соответствии с <text:a xlink:type="simple" xlink:href="http://ivo.garant.ru/document/redirect/70675086/0">приложением N 8</text:a> к настоящему Договору <text:a xlink:type="simple" xlink:href="http://ivo.garant.ru/document/redirect/70936034/1">органом</text:a>, определенным Комиссией в качестве ответственного за проведение расследований (далее - орган, проводящий расследования).</text:p>
      <text:p text:style-name="s1"><text:bookmark text:name="anchor485"/>5. Зачисление и распределение специальных, антидемпинговых, компенсационных пошлин осуществляются в соответствии с <text:a xlink:type="simple" xlink:href="http://ivo.garant.ru/document/redirect/70675086/0">приложением N 8</text:a> к настоящему Договору.</text:p>
      <text:p text:style-name="s1"/>
      <text:h text:outline-level="1" text:style-name="s3"><text:bookmark text:name="anchor49"/>Статья 49
Принципы применения специальных защитных, антидемпинговых и компенсационных мер</text:h>
      <text:p text:style-name="s1"/>
      <text:p text:style-name="s1"><text:bookmark text:name="anchor491"/>1. Специальная защитная мера может быть применена к товару в случае, если по результатам расследования, проведенного <text:a xlink:type="simple" xlink:href="http://ivo.garant.ru/document/redirect/70936034/1">органом</text:a>, проводящим расследования, установлено, что импорт этого товара на таможенную территорию Союза осуществляется в таких возросших количествах (в абсолютных или относительных показателях к общему объему производства в государствах-членах аналогичного или непосредственно конкурирующего товара) и на таких условиях, что это причиняет серьезный ущерб отрасли экономики государств-членов или создает угрозу причинения такого ущерба.</text:p>
      <text:p text:style-name="s1"><text:bookmark text:name="anchor492"/>2. Антидемпинговая мера может быть применена к товару, являющемуся предметом демпингового импорта, в случае если по результатам расследования, проведенного органом, проводящим расследования, установлено, что импорт такого товара на таможенную территорию Союза причиняет материальный ущерб отрасли экономики государств-членов, создает угрозу причинения такого ущерба или существенно замедляет создание отрасли экономики государств-членов.</text:p>
      <text:p text:style-name="s1"><text:bookmark text:name="anchor493"/>3. Компенсационная мера может быть применена к импортированному товару, при производстве, экспорте или транспортировке которого использовалась специфическая субсидия экспортирующей третьей страны, в случае если по результатам расследования, проведенного органом, проводящим расследования, установлено, что импорт такого товара на таможенную территорию Союза причиняет материальный ущерб отрасли экономики <text:a xlink:type="simple" xlink:href="#anchor2002">государств-членов</text:a>, создает угрозу причинения такого ущерба или существенно замедляет создание отрасли экономики государств-членов.</text:p>
      <text:p text:style-name="s1"><text:bookmark text:name="anchor494"/>4. Для целей применения мер защиты внутреннего рынка под отраслью экономики государств-членов понимаются все производители аналогичного товара (для целей антидемпингового и компенсационного расследований) либо аналогичного или непосредственно конкурирующего товара (для целей специального защитного расследования) в государствах-членах либо те из них, доля которых в общем объеме производства в государствах-членах соответственно аналогичного товара либо аналогичного или непосредственно конкурирующего товара составляет существенную часть, но не менее 25 процентов.</text:p>
      <text:p text:style-name="s1"/>
      <text:h text:outline-level="1" text:style-name="s3"><text:bookmark text:name="anchor50"/>Статья 50
Иные меры защиты внутреннего рынка</text:h>
      <text:p text:style-name="s1"/>
      <text:p text:style-name="s1">Международным договором Союза с третьей стороной об установлении режима свободной торговли в целях устранения негативного воздействия импорта из этой третьей стороны на производителей государств-членов может быть предусмотрено право применения мер защиты внутреннего рынка на двусторонней основе, отличных от специальных защитных, антидемпинговых и компенсационных мер, в том числе в отношении импорта сельскохозяйственных товаров.</text:p>
      <text:p text:style-name="s1"><text:a xlink:type="simple" xlink:href="http://ivo.garant.ru/document/redirect/401459106/0">Решение</text:a> о применении таких мер принимается Комиссией.</text:p>
      <text:p text:style-name="s1"/>
      <text:h text:outline-level="1" text:style-name="s3"><text:bookmark text:name="anchor10210"/>Раздел X
Техническое регулирование</text:h>
      <text:p text:style-name="s1"/>
      <text:h text:outline-level="1" text:style-name="s3"><text:bookmark text:name="anchor51"/>Статья 51
Общие принципы технического регулирования</text:h>
      <text:p text:style-name="s1"/>
      <text:p text:style-name="s1"><text:bookmark text:name="anchor511"/>1. Техническое регулирование в рамках Союза осуществляется в соответствии со следующими принципами:</text:p>
      <text:p text:style-name="s1"><text:bookmark text:name="anchor5111"/>1) установление обязательных требований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text:p>
      <text:p text:style-name="s1"><text:bookmark text:name="anchor5112"/>2) установление единых обязательных требований в технических регламентах Союза или национальных обязательных требований в законодательстве государств-членов к продукции, включенной в единый перечень продукции, в отношении которой устанавливаются обязательные требования в рамках Союза (далее - единый перечень);</text:p>
      <text:p text:style-name="s1"><text:bookmark text:name="anchor5113"/>3) применение и исполнение технических регламентов Союза в государствах-членах без изъятий;</text:p>
      <text:p text:style-name="s1"><text:bookmark text:name="anchor5114"/>4) соответствие технического регулирования в рамках Союза уровню экономического развития государств-членов и уровню научно- технического развития;</text:p>
      <text:p text:style-name="s1"><text:bookmark text:name="anchor5115"/>5) независимость органов по аккредитации государств-членов, органов по подтверждению соответствия государств-членов и органов по надзору (контролю) государств-членов от изготовителей, продавцов, исполнителей и приобретателей, в том числе потребителей;</text:p>
      <text:p text:style-name="s1"><text:bookmark text:name="anchor5116"/>6) единство правил и методов исследований (испытаний) и измерений при проведении процедур обязательной оценки соответствия;</text:p>
      <text:p text:style-name="s1"><text:bookmark text:name="anchor5117"/>7) единство применения требований технических регламентов Союза независимо от видов и (или) особенностей сделок;</text:p>
      <text:p text:style-name="s1"><text:bookmark text:name="anchor5118"/>8) недопустимость ограничения конкуренции при осуществлении оценки соответствия;</text:p>
      <text:p text:style-name="s1"><text:bookmark text:name="anchor5119"/>9) осуществление государственного контроля (надзора) за соблюдением требований технических регламентов Союза на основе гармонизации законодательства государств-членов;</text:p>
      <text:p text:style-name="s1"><text:bookmark text:name="anchor51110"/>10) добровольность применения стандартов;</text:p>
      <text:p text:style-name="s1"><text:bookmark text:name="anchor51111"/>11) <text:span text:style-name="s8">разработка</text:span> и применение межгосударственных стандартов;</text:p>
      <text:p text:style-name="s1"><text:bookmark text:name="anchor51112"/>12) гармонизация межгосударственных стандартов с международными и региональными стандартами;</text:p>
      <text:p text:style-name="s1"><text:bookmark text:name="anchor51113"/>13) единство правил и процедур проведения обязательной оценки соответствия;</text:p>
      <text:p text:style-name="s22header">Информация об изменениях:</text:p>
      <text:p text:style-name="s22"><text:bookmark text:name="anchor51114"/>Подпункт 14 изменен с 12 февраля 2024 г. - <text:a xlink:type="simple" xlink:href="http://ivo.garant.ru/document/redirect/403809508/14">Протокол</text:a> от 31 марта 2022 г.</text:p>
      <text:p text:style-name="s22"><text:a xlink:type="simple" xlink:href="http://ivo.garant.ru/document/redirect/76825467/51114">См. предыдущую редакцию</text:a></text:p>
      <text:p text:style-name="s1">14) <text:a xlink:type="simple" xlink:href="http://ivo.garant.ru/document/redirect/403406215/1000">обеспечение</text:a> гармонизации законодательства государств-членов в части установления ответственности за нарушение требований технических регламентов Союза, правил и процедур проведения оценки соответствия;</text:p>
      <text:p text:style-name="s1"><text:bookmark text:name="anchor51115"/>15) проведение <text:a xlink:type="simple" xlink:href="#anchor2012">согласованной политики</text:a> в области обеспечения единства измерений в рамках Союза;</text:p>
      <text:p text:style-name="s1"><text:bookmark text:name="anchor51116"/>16) недопущение установления избыточных барьеров для ведения предпринимательской деятельности;</text:p>
      <text:p text:style-name="s1"><text:bookmark text:name="anchor51117"/>17) установление переходных положений в целях поэтапного перехода на новые требования и документы.</text:p>
      <text:p text:style-name="s1"><text:bookmark text:name="anchor512"/>2. Положения настоящего раздела не распространяются на установление и применение санитарных, ветеринарно-санитарных и карантинных фитосанитарных мер.</text:p>
      <text:p text:style-name="s1"><text:bookmark text:name="anchor513"/>3. Порядок, правила и процедуры технического регулирования в рамках Союза устанавливаются согласно <text:a xlink:type="simple" xlink:href="http://ivo.garant.ru/document/redirect/70675088/0">приложению N 9</text:a> к настоящему Договору.</text:p>
      <text:p text:style-name="s1"><text:bookmark text:name="anchor514"/>4. Согласованная политика в области обеспечения единства измерений в рамках Союза проводится согласно <text:a xlink:type="simple" xlink:href="http://ivo.garant.ru/document/redirect/70675090/0">приложению N 10</text:a> к настоящему Договору.</text:p>
      <text:p text:style-name="s1"/>
      <text:h text:outline-level="1" text:style-name="s3"><text:bookmark text:name="anchor52"/>Статья 52
Технические регламенты Союза и стандарты</text:h>
      <text:p text:style-name="s1"/>
      <text:p text:style-name="s22header">Информация об изменениях:</text:p>
      <text:p text:style-name="s22"><text:bookmark text:name="anchor521"/>Пункт 1 изменен с 15 июля 2021 г. - <text:a xlink:type="simple" xlink:href="http://ivo.garant.ru/document/redirect/72821774/1200">Протокол</text:a> Евразийского экономического союза от 1 октября 2019 г.</text:p>
      <text:p text:style-name="s22"><text:a xlink:type="simple" xlink:href="http://ivo.garant.ru/document/redirect/77307557/521">См. предыдущую редакцию</text:a></text:p>
      <text:p text:style-name="s1">1. В целях защиты жизни и (или) здоровья человека, имущества, окружающей среды, жизни и (или) здоровья животных и растений, предупреждения действий, вводящих в заблуждение потребителей, а также в целях обеспечения энергетической эффективности и ресурсосбережения в рамках Союза принимаются <text:a xlink:type="simple" xlink:href="http://ivo.garant.ru/document/redirect/5425755/1">технические регламенты</text:a> Союза.</text:p>
      <text:p text:style-name="s1"><text:bookmark text:name="anchor5212"/>Принятие технических регламентов Союза в иных целях не допускается.</text:p>
      <text:p text:style-name="s1"><text:bookmark text:name="anchor5213"/><text:span text:style-name="s8">Порядок</text:span> разработки, принятия, изменения и отмены технических регламентов Союза утверждается Комиссией.</text:p>
      <text:p text:style-name="s1"><text:bookmark text:name="anchor5214"/><text:a xlink:type="simple" xlink:href="http://ivo.garant.ru/document/redirect/5425755/1">Технические регламенты</text:a> Союза или <text:a xlink:type="simple" xlink:href="http://ivo.garant.ru/document/redirect/5425755/2">национальные обязательные требования</text:a> действуют только в отношении продукции, включенной в утверждаемый Комиссией единый перечень.</text:p>
      <text:p text:style-name="s1"><text:bookmark text:name="anchor5215"/><text:a xlink:type="simple" xlink:href="http://ivo.garant.ru/document/redirect/71388562/1000">Порядок</text:a> формирования и ведения <text:a xlink:type="simple" xlink:href="http://ivo.garant.ru/document/redirect/12182514/1000">единого перечня</text:a> утверждается Комиссией.</text:p>
      <text:p text:style-name="s1"><text:bookmark text:name="anchor5216"/>Государства-члены не допускают установление в своем законодательстве обязательных требований в отношении продукции, не включенной в единый перечень.</text:p>
      <text:p text:style-name="s1"><text:bookmark text:name="anchor522"/>2. Технические регламенты Союза имеют прямое действие на территории Союза.</text:p>
      <text:p text:style-name="s1"><text:bookmark text:name="anchor5222"/>Порядок введения в действие принятого технического регламента Союза и переходные положения определяются техническим регламентом Союза и (или) <text:span text:style-name="s8">актом</text:span> Комиссии.</text:p>
      <text:p text:style-name="s1"><text:bookmark text:name="anchor523"/>3. Для выполнения требований технического регламента Союза и оценки соответствия требованиям технического регламента Союза на добровольной основе могут применяться международные, региональные (межгосударственные) стандарты, а в случае их отсутствия (до принятия региональных (межгосударственных) стандартов) - национальные (государственные) стандарты государств-членов.</text:p>
      <text:p text:style-name="s1"/>
      <text:h text:outline-level="1" text:style-name="s3"><text:bookmark text:name="anchor53"/>Статья 53
Обращение продукции и действие технических регламентов Союза</text:h>
      <text:p text:style-name="s1"/>
      <text:p text:style-name="s1"><text:bookmark text:name="anchor531"/>1. Продукция, выпускаемая в обращение на территории Союза, должна быть безопасной.</text:p>
      <text:p text:style-name="s1"><text:bookmark text:name="anchor5312"/>Правила и порядок обеспечения безопасности и обращения продукции, требования к которой не установлены техническими регламентами Союза, определяются международным договором в рамках Союза.</text:p>
      <text:p text:style-name="s1"><text:bookmark text:name="anchor532"/>2. Продукция, в отношении которой вступил в силу технический регламент Союза (технические регламенты Союза), выпускается в обращение на территории Союза при условии, что она прошла необходимые процедуры оценки соответствия, установленные техническим регламентом Союза (техническими регламентами Союза).</text:p>
      <text:p text:style-name="s1"><text:bookmark text:name="anchor5322"/>Государства-члены обеспечивают обращение продукции, соответствующей требованиям технического регламента Союза (технических регламентов Союза), на своей территории без предъявления дополнительных по отношению к содержащимся в техническом регламенте Союза (технических регламентах Союза) требований к такой продукции и без проведения дополнительных процедур оценки соответствия.</text:p>
      <text:p text:style-name="s1">Положения <text:a xlink:type="simple" xlink:href="#anchor5322">абзаца второго</text:a> настоящего пункта не распространяются на применение санитарных, ветеринарно-санитарных и карантинных фитосанитарных мер.</text:p>
      <text:p text:style-name="s1"><text:bookmark text:name="anchor533"/>3. Со дня вступления в силу <text:a xlink:type="simple" xlink:href="http://ivo.garant.ru/document/redirect/5425755/0">технического регламента</text:a> Союза на территориях государств-членов соответствующие обязательные требования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 установленные законодательством государств-членов или актами Комиссии, действуют только в части, определенной <text:span text:style-name="s8">переходными положениями</text:span>, и с даты завершения действия переходных положений, определенных техническим регламентом Союза и (или) актом Комиссии, не применяются для выпуска продукции в обращение, оценки соответствия объектов технического регулирования, государственного контроля (надзора) за соблюдением требований технических регламентов Союза.</text:p>
      <text:p text:style-name="s1"><text:bookmark text:name="anchor5332"/>Положения <text:a xlink:type="simple" xlink:href="#anchor533">абзаца первого</text:a> настоящего пункта не распространяются на применение санитарных, ветеринарно-санитарных и карантинных фитосанитарных мер.</text:p>
      <text:p text:style-name="s1"><text:bookmark text:name="anchor5333"/>Обязательные требования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 установленные актами Комиссии до дня вступления в силу технического регламента Союза, включаются в технические регламенты Союза.</text:p>
      <text:p text:style-name="s1"><text:bookmark text:name="anchor534"/>4. Государственный контроль (надзор) за соблюдением требований технических регламентов Союза проводится в порядке, установленном <text:a xlink:type="simple" xlink:href="http://ivo.garant.ru/document/redirect/12129354/600">законодательством</text:a> государств-членов.</text:p>
      <text:p text:style-name="s1"><text:bookmark text:name="anchor5342"/>Принципы и подходы к <text:a xlink:type="simple" xlink:href="#anchor2001">гармонизации законодательства</text:a> государств-членов в сфере государственного контроля (надзора) за соблюдением требований технических регламентов Союза определяются международным договором в рамках Союза.</text:p>
      <text:p text:style-name="s22header">Информация об изменениях:</text:p>
      <text:p text:style-name="s22"><text:bookmark text:name="anchor535"/>Пункт 5 изменен с 25 апреля 2024 г. - <text:a xlink:type="simple" xlink:href="http://ivo.garant.ru/document/redirect/406937710/101">Протокол</text:a> от 25 мая 2023 г.</text:p>
      <text:p text:style-name="s22"><text:a xlink:type="simple" xlink:href="http://ivo.garant.ru/document/redirect/76834168/535">См. предыдущую редакцию</text:a></text:p>
      <text:p text:style-name="s1">5. Ответственность за несоблюдение требований технических регламентов Союза, а также за нарушение процедур проведения оценки соответствия продукции требованиям технических регламентов Союза устанавливается в соответствии с <text:a xlink:type="simple" xlink:href="http://ivo.garant.ru/document/redirect/12125267/1443">законодательством</text:a> государств-членов.</text:p>
      <text:p text:style-name="s1"><text:bookmark text:name="anchor5352"/>С целью установления сходного (сопоставимого) регулирования общие принципы и подходы в отношении установления в законодательстве государств-членов ответственности за нарушение обязательных требований к продукции, правил и процедур проведения обязательной оценки соответствия определяются Высшим советом.</text:p>
      <text:p text:style-name="s1"/>
      <text:h text:outline-level="1" text:style-name="s3"><text:bookmark text:name="anchor54"/>Статья 54
Аккредитация</text:h>
      <text:p text:style-name="s1"/>
      <text:p text:style-name="s1"><text:bookmark text:name="anchor541"/>1. Аккредитация в рамках Союза осуществляется в соответствии со следующими принципами:</text:p>
      <text:p text:style-name="s1"><text:bookmark text:name="anchor5411"/>1) гармонизация правил и подходов в области аккредитации с международными стандартами;</text:p>
      <text:p text:style-name="s1"><text:bookmark text:name="anchor5412"/>2) обеспечение добровольности аккредитации, открытости и доступности информации о процедурах, правилах и результатах аккредитации;</text:p>
      <text:p text:style-name="s1"><text:bookmark text:name="anchor5413"/>3) обеспечение объективности, беспристрастности и компетентности органов по аккредитации государств-членов;</text:p>
      <text:p text:style-name="s1"><text:bookmark text:name="anchor5414"/>4) обеспечение для заявителей на аккредитацию равных условий в отношении аккредитации и обеспечения конфиденциальности информации, полученной при аккредитации;</text:p>
      <text:p text:style-name="s1"><text:bookmark text:name="anchor5415"/>5) недопустимость совмещения одним органом государства-члена полномочий по аккредитации с полномочиями по государственному контролю (надзору), за исключением осуществления контроля за деятельностью аккредитованных органов по оценке соответствия государств-членов (в том числе органов по сертификации, испытательных лабораторий (центров));</text:p>
      <text:p text:style-name="s1"><text:bookmark text:name="anchor5416"/>6) недопустимость совмещения одним органом государства-члена полномочий по аккредитации и по оценке соответствия.</text:p>
      <text:p text:style-name="s1"><text:bookmark text:name="anchor542"/>2. Аккредитацию органов по оценке соответствия проводят органы по аккредитации государств-членов, уполномоченные в соответствии с законодательством государств-членов на осуществление этой деятельности.</text:p>
      <text:p text:style-name="s1"><text:bookmark text:name="anchor543"/>3. Орган по аккредитации одного государства-члена не должен конкурировать с органами по аккредитации других государств-членов.</text:p>
      <text:p text:style-name="s1">Для недопущения конкуренции органов по аккредитации государств-членов орган по оценке соответствия одного государства-члена обращается в целях аккредитации в орган по аккредитации того государства-члена, на территории которого он зарегистрирован в качестве юридического лица.</text:p>
      <text:p text:style-name="s1">В случае если в орган по аккредитации одного государства-члена в целях аккредитации обращается орган по оценке соответствия, зарегистрированный на территории другого государства-члена в качестве юридического лица, данный орган по аккредитации информирует об этом орган по аккредитации того государства-члена, на территории которого зарегистрирован орган по оценке соответствия. В указанном случае допускается проводить аккредитацию органами по аккредитации государств-членов, если орган по аккредитации того государства-члена, на территории которого зарегистрирован данный орган по оценке соответствия, не осуществляет аккредитацию в требуемой области. При этом орган по аккредитации государства-члена, на территории которого зарегистрирован орган по оценке соответствия, имеет право выступить в качестве наблюдателя.</text:p>
      <text:p text:style-name="s22header">Информация об изменениях:</text:p>
      <text:p text:style-name="s22"><text:bookmark text:name="anchor544"/>Пункт 4 изменен с 15 июля 2021 г. - <text:a xlink:type="simple" xlink:href="http://ivo.garant.ru/document/redirect/72821774/1300">Протокол</text:a> Евразийского экономического союза от 1 октября 2019 г.</text:p>
      <text:p text:style-name="s22"><text:a xlink:type="simple" xlink:href="http://ivo.garant.ru/document/redirect/77307557/544">См. предыдущую редакцию</text:a></text:p>
      <text:p text:style-name="s1">4. Органы по аккредитации <text:a xlink:type="simple" xlink:href="#anchor2002">государств-членов</text:a> осуществляют взаимные сравнительные оценки с целью достижения равнозначности применяемых процедур.</text:p>
      <text:p text:style-name="s1"><text:bookmark text:name="anchor5442"/><text:a xlink:type="simple" xlink:href="http://ivo.garant.ru/document/redirect/405263937/1000">Порядок</text:a> осуществления органами по аккредитации государств-членов взаимных сравнительных оценок утверждается Советом Комиссии.</text:p>
      <text:p text:style-name="s1">Признание результатов работ по аккредитации органов по оценке соответствия государств-членов осуществляется согласно <text:a xlink:type="simple" xlink:href="http://ivo.garant.ru/document/redirect/70675092/0">приложению N 11</text:a> к настоящему Договору.</text:p>
      <text:p text:style-name="s1"/>
      <text:h text:outline-level="1" text:style-name="s3"><text:bookmark text:name="anchor55"/>Статья 55
Устранение технических барьеров во взаимной торговле с третьими странами</text:h>
      <text:p text:style-name="s1"/>
      <text:p text:style-name="s1">Порядок и условия устранения технических барьеров во взаимной торговле с третьими странами определяются <text:a xlink:type="simple" xlink:href="http://ivo.garant.ru/document/redirect/403097280/0">международным договором</text:a> в рамках Союза.</text:p>
      <text:p text:style-name="s1"/>
      <text:p text:style-name="s22header">Информация об изменениях:</text:p>
      <text:p text:style-name="s22"><text:bookmark text:name="anchor10211"/>Наименование раздела XI изменено с 25 апреля 2024 г. - <text:a xlink:type="simple" xlink:href="http://ivo.garant.ru/document/redirect/406937710/102">Протокол</text:a> от 25 мая 2023 г.</text:p>
      <text:p text:style-name="s22"><text:a xlink:type="simple" xlink:href="http://ivo.garant.ru/document/redirect/76834168/10211">См. предыдущую редакцию</text:a></text:p>
      <text:h text:outline-level="1" text:style-name="s3">Раздел XI
Санитарные, ветеринарно-санитарные и карантинные фитосанитарные меры, экстренные фитосанитарные меры</text:h>
      <text:p text:style-name="s1"/>
      <text:h text:outline-level="1" text:style-name="s3"><text:bookmark text:name="anchor56"/>Статья 56
Общие принципы применения санитарных, ветеринарно-санитарных и карантинных фитосанитарных мер</text:h>
      <text:p text:style-name="s1"/>
      <text:p text:style-name="s1"><text:bookmark text:name="anchor561"/>1. Санитарные, ветеринарно-санитарные и карантинные фитосанитарные меры применяются на основе принципов, имеющих научное обоснование, и только в той степени, в которой это необходимо для защиты жизни и здоровья человека, животных и растений.</text:p>
      <text:p text:style-name="s1"><text:bookmark text:name="anchor5612"/>Санитарные, ветеринарно-санитарные и карантинные фитосанитарные меры, применяемые в рамках Союза, основываются на международных и региональных стандартах, руководствах и (или) рекомендациях, за исключением случаев, когда на основе соответствующего научного обоснования вводятся санитарные, ветеринарно-санитарные и карантинные фитосанитарные меры, которые обеспечивают более высокий уровень санитарной, ветеринарно- санитарной или карантинной фитосанитарной защиты, чем меры на базе соответствующих международных и региональных стандартов, руководств и (или) рекомендаций.</text:p>
      <text:p text:style-name="s1"><text:bookmark text:name="anchor562"/>2. В целях обеспечения санитарно-эпидемиологического благополучия населения, а также ветеринарно-санитарной, карантинной фитосанитарной безопасности в рамках Союза проводится <text:a xlink:type="simple" xlink:href="#anchor2012">согласованная политика</text:a> в сфере применения санитарных, ветеринарно - санитарных и карантинных фитосанитарных мер.</text:p>
      <text:p text:style-name="s1"><text:bookmark text:name="anchor563"/>3. Согласованная политика реализуется путем совместной разработки, принятия и реализации государствами-членами международных договоров и <text:span text:style-name="s8">актов</text:span> Комиссии в области применения санитарных, ветеринарно-санитарных и карантинных фитосанитарных мер.</text:p>
      <text:p text:style-name="s1"><text:bookmark text:name="anchor564"/>4. Каждое из государств-членов имеет право разрабатывать и вводить временные санитарные, ветеринарно-санитарные и карантинные фитосанитарные меры.</text:p>
      <text:p text:style-name="s1"><text:bookmark text:name="anchor5642"/><text:a xlink:type="simple" xlink:href="http://ivo.garant.ru/document/redirect/71611996/1000">Порядок</text:a> взаимодействия уполномоченных органов государств-членов при введении временных санитарных, ветеринарно-санитарных и карантинных фитосанитарных мер утверждается Комиссией.</text:p>
      <text:p text:style-name="s1"><text:bookmark text:name="anchor565"/>5. Согласованные подходы при проведении идентификации, регистрации и прослеживаемости животных и продукции животного происхождения применяются в соответствии с <text:a xlink:type="simple" xlink:href="http://ivo.garant.ru/document/redirect/71546322/1000">актами</text:a> Комиссии.</text:p>
      <text:p text:style-name="s1"><text:bookmark text:name="anchor566"/>6. Применение санитарных, ветеринарно-санитарных, карантинных фитосанитарных мер и взаимодействие уполномоченных органов государств-членов в области санитарных, ветеринарно-санитарных и карантинных фитосанитарных мер осуществляются согласно <text:a xlink:type="simple" xlink:href="http://ivo.garant.ru/document/redirect/70675094/0">приложению N 12</text:a> к настоящему Договору.</text:p>
      <text:p text:style-name="s1"/>
      <text:h text:outline-level="1" text:style-name="s3"><text:bookmark text:name="anchor57"/>Статья 57
Применение санитарных мер</text:h>
      <text:p text:style-name="s1"/>
      <text:p text:style-name="s1"><text:bookmark text:name="anchor571"/>1. Санитарные меры применяются в отношении лиц, транспортных средств, а также подконтрольной санитарно-эпидемиологическому надзору (контролю) продукции (товаров), включенной в соответствии с актами Комиссии в единый перечень продукции (товаров), подлежащей государственному санитарно-эпидемиологическому надзору (контролю).</text:p>
      <text:p text:style-name="s1"><text:bookmark text:name="anchor572"/>2. К продукции (товарам), подлежащей государственному санитарно-эпидемиологическому надзору (контролю), устанавливаются единые санитарно-эпидемиологические и гигиенические требования и процедуры.</text:p>
      <text:p text:style-name="s1">Единые санитарно-эпидемиологические и гигиенические требования к продукции (товарам), в отношении которой разрабатываются технические регламенты Союза, включаются в технические регламенты Союза в соответствии с актами Комиссии.</text:p>
      <text:p text:style-name="s1"><text:bookmark text:name="anchor573"/>3. <text:a xlink:type="simple" xlink:href="http://ivo.garant.ru/document/redirect/71574262/1000">Порядок</text:a> разработки, утверждения, изменения и применения единых санитарно-эпидемиологических и гигиенических требований и процедур утверждается Комиссией.</text:p>
      <text:p text:style-name="s22header">Информация об изменениях:</text:p>
      <text:p text:style-name="s22"><text:bookmark text:name="anchor574"/>Пункт 4 изменен с 12 февраля 2024 г. - <text:a xlink:type="simple" xlink:href="http://ivo.garant.ru/document/redirect/403809508/150">Протокол</text:a> от 31 марта 2022 г.</text:p>
      <text:p text:style-name="s22"><text:a xlink:type="simple" xlink:href="http://ivo.garant.ru/document/redirect/76825467/574">См. предыдущую редакцию</text:a></text:p>
      <text:p text:style-name="s1">4. В целях обеспечения санитарно-эпидемиологического благополучия населения уполномоченными органами в области санитарно-эпидемиологического благополучия населения осуществляется государственный санитарно-эпидемиологический надзор (контроль) с применением оценки риска в соответствии с законодательством государств-членов и актами Комиссии.</text:p>
      <text:p text:style-name="s1">Уполномоченные органы в области санитарно-эпидемиологического благополучия населения могут осуществлять государственный надзор (контроль) за соблюдением требований технических регламентов Союза в рамках государственного санитарно-эпидемиологического надзора (контроля) в соответствии с законодательством государств-членов.</text:p>
      <text:p text:style-name="s1"/>
      <text:h text:outline-level="1" text:style-name="s3"><text:bookmark text:name="anchor58"/>Статья 58
Применение ветеринарно-санитарных мер</text:h>
      <text:p text:style-name="s9header">ГАРАНТ:</text:p>
      <text:p text:style-name="s9">О классификаторе средств идентификации животных см. <text:a xlink:type="simple" xlink:href="http://ivo.garant.ru/document/redirect/72755530/0">Решение</text:a> Коллегии Евразийской экономической комиссии от 17 сентября 2019 г. N 157</text:p>
      <text:p text:style-name="s9">О справочнике ветеринарно-санитарных статусов предприятий см. <text:a xlink:type="simple" xlink:href="http://ivo.garant.ru/document/redirect/72755546/0">Решение</text:a> Коллегии Евразийской экономической комиссии от 17 сентября 2019 г. N 155</text:p>
      <text:p text:style-name="s9">О справочнике видов подконтрольных ветеринарному контролю (надзору) товаров см. <text:a xlink:type="simple" xlink:href="http://ivo.garant.ru/document/redirect/73445723/0">Решение</text:a> Коллегии Евразийской экономической комиссии от 20 января 2020 г. N 13</text:p>
      <text:p text:style-name="s9">См. <text:a xlink:type="simple" xlink:href="http://ivo.garant.ru/document/redirect/411220101/1000">перечень</text:a> санитарных мер (временных санитарных мер), утвержденный <text:a xlink:type="simple" xlink:href="http://ivo.garant.ru/document/redirect/411220101/0">решением</text:a> Коллегии Евразийской экономической комиссии от 23 декабря 2024 г. N 149</text:p>
      <text:p text:style-name="s1"><text:bookmark text:name="anchor581"/>1. Ветеринарно-санитарные меры применяются в отношении ввозимых на таможенную территорию Союза и перемещаемых по таможенной территории Союза товаров (в том числе товаров для личного пользования), включенных в <text:a xlink:type="simple" xlink:href="http://ivo.garant.ru/document/redirect/12176813/1000">единый перечень товаров</text:a>, подлежащих ветеринарному контролю (надзору), утверждаемый Комиссией, а также в отношении объектов, подлежащих ветеринарному контролю (надзору).</text:p>
      <text:p text:style-name="s1"><text:bookmark text:name="anchor582"/>2. К товарам и объектам, подлежащим ветеринарному контролю (надзору), применяются <text:span text:style-name="s8">единые ветеринарные (ветеринарно-санитарные) требования</text:span>, утверждаемые Комиссией.</text:p>
      <text:p text:style-name="s1"><text:bookmark text:name="anchor583"/>3. В целях предотвращения ввоза и распространения возбудителей заразных болезней животных, в том числе общих для человека и животных, и товаров, не соответствующих единым ветеринарным (ветеринарно-санитарным) требованиям, осуществляется ветеринарный контроль (надзор) за подконтрольными ветеринарному контролю (надзору) товарами, включая товары для личного пользования, а также за объектами, подлежащими ветеринарному контролю (надзору) в соответствии с актами Комиссии.</text:p>
      <text:p text:style-name="s1"><text:bookmark text:name="anchor5832"/>Взаимодействие <text:a xlink:type="simple" xlink:href="#anchor2002">государств-членов</text:a> при профилактике, диагностике, локализации и ликвидации очагов особо опасных, карантинных и зоонозных болезней животных осуществляется в <text:a xlink:type="simple" xlink:href="http://ivo.garant.ru/document/redirect/71825962/119">порядке</text:a>, устанавливаемом Комиссией.</text:p>
      <text:p text:style-name="s9header">ГАРАНТ:</text:p>
      <text:p text:style-name="s9">О справочнике особо опасных, карантинных и зоонозных болезней животных, в отношении которых осуществляется взаимодействие государств - членов Евразийского экономического союза при профилактике, диагностике, локализации и ликвидации очагов болезней животных см. <text:a xlink:type="simple" xlink:href="http://ivo.garant.ru/document/redirect/72755540/0">Решение</text:a> Коллегии Евразийской экономической комиссии от 17 сентября 2019 г. N 156</text:p>
      <text:p text:style-name="s1"><text:bookmark text:name="anchor584"/>4. Уполномоченные органы в области ветеринарии осуществляют ветеринарный контроль (надзор) при перемещении подконтрольных ветеринарному контролю (надзору) товаров через таможенную границу Союза в пунктах пропуска через государственные границы государств-членов либо в иных определяемых законодательством государств-членов местах, которые оборудуются и оснащаются средствами ветеринарного контроля (надзора) в соответствии с законодательством государств-членов.</text:p>
      <text:p text:style-name="s1"><text:bookmark text:name="anchor585"/>5. Каждая партия подконтрольных ветеринарному контролю (надзору) товаров ввозится на таможенную территорию Союза в соответствии с <text:span text:style-name="s8">едиными ветеринарными (ветеринарно-санитарными) требованиями</text:span>, утверждаемыми Комиссией, и при условии наличия разрешения, выдаваемого уполномоченным органом в области ветеринарии государства-члена, на территорию которого ввозятся указанные товары, и (или) ветеринарного сертификата, выдаваемого компетентным органом страны отправления указанного товара.</text:p>
      <text:p text:style-name="s1"><text:bookmark text:name="anchor586"/>6. Подконтрольные ветеринарному контролю (надзору) товары перевозятся с территории одного государства-члена на территорию другого государства-члена в соответствии с едиными ветеринарными (ветеринарно-санитарными) требованиями. Указанные товары сопровождаются ветеринарным сертификатом, если иное не определено Комиссией.</text:p>
      <text:p text:style-name="s1"><text:bookmark text:name="anchor5862"/>Государства-члены взаимно признают ветеринарные сертификаты, выдаваемые уполномоченными органами в области ветеринарии по <text:span text:style-name="s8">единым формам</text:span>, утверждаемым Комиссией.</text:p>
      <text:p text:style-name="s1"><text:bookmark text:name="anchor587"/>7. Основным принципом обеспечения безопасности подконтрольных ветеринарному контролю (надзору) товаров при их производстве, переработке, транспортировке и (или) хранении в третьих странах является проведение аудита зарубежной официальной системы надзора.</text:p>
      <text:p text:style-name="s1">Уполномоченные органы в области ветеринарии проводят аудиты официальных зарубежных систем надзора и проверки (инспекции) объектов, подлежащих ветеринарному контролю (надзору), в соответствии с актами Комиссии.</text:p>
      <text:p text:style-name="s1"><text:bookmark text:name="anchor588"/>8. Государства-члены имеют право разрабатывать и вводить временные ветеринарные (ветеринарно-санитарные) требования и меры в случае получения официальной информации от соответствующих международных организаций, государств-членов, а также от третьих стран об ухудшении эпизоотической ситуации на территориях третьих стран или государств-членов.</text:p>
      <text:p text:style-name="s1">В случае наличия указанной информации, но при отсутствии достаточного научного обоснования или невозможности его представления в необходимые сроки, государства-члены могут принимать безотлагательные ветеринарно-санитарные меры.</text:p>
      <text:p text:style-name="s1"/>
      <text:h text:outline-level="1" text:style-name="s3"><text:bookmark text:name="anchor59"/>Статья 59
Карантинные фитосанитарные меры</text:h>
      <text:p text:style-name="s1"/>
      <text:p text:style-name="s1"><text:bookmark text:name="anchor591"/>1. Карантинные фитосанитарные меры применяются в отношении продукции, включенной в перечень подкарантинной продукции (подкарантинных грузов, подкарантинных материалов, подкарантинных товаров), подлежащей карантинному фитосанитарному контролю (надзору) на таможенной границе Союза и на таможенной территории Союза (далее - перечень подкарантинной продукции), карантинных объектов, включенных в единый перечень карантинных объектов Союза, а также подкарантинных объектов.</text:p>
      <text:p text:style-name="s1"><text:bookmark text:name="anchor592"/>2. Карантинный фитосанитарный контроль (надзор) на таможенной территории Союза и таможенной границе Союза осуществляется в отношении продукции, включенной в перечень подкарантинной продукции, карантинных объектов, включенных в единый перечень карантинных объектов Союза, а также подкарантинных объектов.</text:p>
      <text:p text:style-name="s1"><text:bookmark text:name="anchor593"/>3. <text:a xlink:type="simple" xlink:href="http://ivo.garant.ru/document/redirect/12176814/1000">Перечень</text:a> подкарантинной продукции, <text:a xlink:type="simple" xlink:href="http://ivo.garant.ru/document/redirect/71623912/1000">единый перечень</text:a> карантинных объектов Союза и <text:a xlink:type="simple" xlink:href="http://ivo.garant.ru/document/redirect/71623910/1000">единые карантинные фитосанитарные требования</text:a> утверждаются Комиссией.</text:p>
      <text:p text:style-name="s1"/>
      <text:p text:style-name="s22header">Информация об изменениях:</text:p>
      <text:p text:style-name="s22"><text:bookmark text:name="anchor5901"/>Договор дополнен статьей 59<text:span text:style-name="upper"><text:span> 1</text:span></text:span> с 25 апреля 2024 г. - <text:a xlink:type="simple" xlink:href="http://ivo.garant.ru/document/redirect/406937710/103">Протокол</text:a> от 25 мая 2023 г.</text:p>
      <text:h text:outline-level="1" text:style-name="s3">Статья 59<text:span text:style-name="upper"><text:span> 1</text:span></text:span>
Экстренные фитосанитарные меры</text:h>
      <text:p text:style-name="s1"/>
      <text:p text:style-name="s1"><text:bookmark text:name="anchor59011"/>1. Экстренные фитосанитарные меры применяются в отношении вредных организмов, не включенных в единый перечень карантинных объектов Союза и представляющих фитосанитарный риск, на период до включения соответствующих вредных организмов в указанный перечень либо до получения результата анализа фитосанитарного риска в отношении вредных организмов, подтверждающего отсутствие такого риска.</text:p>
      <text:p text:style-name="s1"><text:bookmark text:name="anchor59012"/>2. Государство-член вправе вводить экстренные фитосанитарные меры в следующих случаях:</text:p>
      <text:p text:style-name="s1"><text:bookmark text:name="anchor59121"/>1) отсутствие соответствующего и достаточного научного обоснования применения фитосанитарных мер или невозможность представления такого обоснования в необходимые сроки при получении официальной информации от соответствующих международных организаций, государств-членов, а также от третьих стран о принимаемых фитосанитарных мерах;</text:p>
      <text:p text:style-name="s1"><text:bookmark text:name="anchor59122"/>2) получение результата анализа фитосанитарного риска в отношении вредных организмов, подтверждающего наличие такого риска.</text:p>
      <text:p text:style-name="s1"><text:bookmark text:name="anchor59013"/>3. Государство-член, вводящее экстренную фитосанитарную меру, уведомляет об этом Комиссию, другие государства-члены и вносит в Комиссию предложение с представлением соответствующего обоснования о введении такой меры на таможенной территории Союза.</text:p>
      <text:p text:style-name="s1">Комиссия рассматривает предложения государств-членов о введении экстренной фитосанитарной меры и по итогам рассмотрения может принять решение о введении такой меры на таможенной территории Союза.</text:p>
      <text:p text:style-name="s1"><text:bookmark text:name="anchor59014"/>4. Государства-члены осуществляют взаимодействие по вопросам введения экстренных фитосанитарных мер в порядке, утверждаемом Комиссией.</text:p>
      <text:p text:style-name="s1"/>
      <text:h text:outline-level="1" text:style-name="s3"><text:bookmark text:name="anchor10212"/>Раздел XII
Защита прав потребителей</text:h>
      <text:p text:style-name="s1"/>
      <text:h text:outline-level="1" text:style-name="s3"><text:bookmark text:name="anchor60"/>Статья 60
Гарантии защиты прав потребителей</text:h>
      <text:p text:style-name="s1"/>
      <text:p text:style-name="s1"><text:bookmark text:name="anchor6001"/>1. Права потребителей и их защита гарантируются <text:a xlink:type="simple" xlink:href="http://ivo.garant.ru/document/redirect/10106035/0">законодательством</text:a> государств-членов о защите прав потребителей, а также настоящим Договором.</text:p>
      <text:p text:style-name="s1"><text:bookmark text:name="anchor6002"/>2. Граждане государства-члена, а также иные лица, проживающие на его территории, пользуются на территориях других государств-членов такой же правовой защитой в области защиты прав потребителей, что и граждане этих других государств-членов, и имеют право обращаться в государственные и общественные организации по защите прав потребителей, другие организации, а также суды и (или) осуществлять иные процессуальные действия на тех же условиях, что и граждане этих других государств-членов.</text:p>
      <text:p text:style-name="s1"/>
      <text:h text:outline-level="1" text:style-name="s3"><text:bookmark text:name="anchor61"/>Статья 61
Политика в сфере защиты прав потребителей</text:h>
      <text:p text:style-name="s1"/>
      <text:p text:style-name="s1"><text:bookmark text:name="anchor611"/>1. Государства-члены проводят <text:a xlink:type="simple" xlink:href="#anchor2012">согласованную политику</text:a> в сфере защиты прав потребителей, направленную на формирование равных условий для граждан государств-членов по защите их интересов от недобросовестной деятельности хозяйствующих субъектов.</text:p>
      <text:p text:style-name="s1"><text:bookmark text:name="anchor612"/>2. Проведение согласованной политики в сфере защиты прав потребителей обеспечивается в соответствии с настоящим Договором и <text:a xlink:type="simple" xlink:href="http://ivo.garant.ru/document/redirect/10106035/0">законодательством</text:a> государств-членов о защите прав потребителей на основе принципов согласно <text:a xlink:type="simple" xlink:href="http://ivo.garant.ru/document/redirect/70675096/0">приложению N 13</text:a> к настоящему Договору.</text:p>
      <text:p text:style-name="s22header">Информация об изменениях:</text:p>
      <text:p text:style-name="s22"><text:bookmark text:name="anchor613"/>Статья 61 дополнена пунктом 3 с 25 апреля 2024 г. - <text:a xlink:type="simple" xlink:href="http://ivo.garant.ru/document/redirect/406937710/104">Протокол</text:a> от 25 мая 2023 г.</text:p>
      <text:p text:style-name="s1">3. В рамках проведения согласованной политики в сфере защиты прав потребителей Комиссией совместно с государствами-членами разрабатывается программа совместных действий государств-членов в сфере защиты прав потребителей, утверждаемая Межправительственным советом.</text:p>
      <text:p text:style-name="s22header">Информация об изменениях:</text:p>
      <text:p text:style-name="s22"><text:bookmark text:name="anchor614"/>Статья 61 дополнена пунктом 4 с 25 апреля 2024 г. - <text:a xlink:type="simple" xlink:href="http://ivo.garant.ru/document/redirect/406937710/104">Протокол</text:a> от 25 мая 2023 г.</text:p>
      <text:p text:style-name="s1">4. Комиссия совместно с государствами-членами осуществляет мониторинг реализации программы совместных действий государств-членов в сфере защиты прав потребителей.</text:p>
      <text:p text:style-name="s1"/>
      <text:h text:outline-level="1" text:style-name="s3"><text:bookmark text:name="anchor1030"/>Часть третья
Единое экономическое пространство</text:h>
      <text:p text:style-name="s1"/>
      <text:h text:outline-level="1" text:style-name="s3"><text:bookmark text:name="anchor10313"/>Раздел XIII
Макроэкономическая политика</text:h>
      <text:p text:style-name="s1"/>
      <text:h text:outline-level="1" text:style-name="s3"><text:bookmark text:name="anchor62"/>Статья 62
Основные направления согласованной макроэкономической политики</text:h>
      <text:p text:style-name="s1"/>
      <text:p text:style-name="s1"><text:bookmark text:name="anchor621"/>1. В рамках Союза проводится согласованная макроэкономическая политика, предусматривающая разработку и реализацию совместных действий государств-членов в целях достижения сбалансированного развития экономики государств-членов.</text:p>
      <text:p text:style-name="s1"><text:bookmark text:name="anchor622"/>2. Координация проведения государствами-членами согласованной макроэкономической политики осуществляется Комиссией согласно <text:a xlink:type="simple" xlink:href="http://ivo.garant.ru/document/redirect/70675098/0">приложению N 14</text:a> к настоящему Договору.</text:p>
      <text:p text:style-name="s1"><text:bookmark text:name="anchor623"/>3. Основные направления проводимой государствами-членами согласованной макроэкономической политики включают:</text:p>
      <text:p text:style-name="s1"><text:bookmark text:name="anchor330017"/>1) обеспечение устойчивого развития экономики государств-членов с использованием интеграционного потенциала Союза и конкурентных преимуществ каждого государства-члена;</text:p>
      <text:p text:style-name="s1"><text:bookmark text:name="anchor330018"/>2) формирование единых принципов функционирования экономики государств-членов и обеспечение их эффективного взаимодействия;</text:p>
      <text:p text:style-name="s1"><text:bookmark text:name="anchor330019"/>3) создание условий для повышения внутренней устойчивости экономики государств-членов, включая обеспечение макроэкономической стабильности, а также устойчивости к внешнему воздействию;</text:p>
      <text:p text:style-name="s1"><text:bookmark text:name="anchor330020"/>4) разработку общих принципов и ориентиров для прогнозирования социально-экономического развития <text:a xlink:type="simple" xlink:href="#anchor2002">государств-членов</text:a>.</text:p>
      <text:p text:style-name="s1"><text:bookmark text:name="anchor624"/>4. Реализация основных направлений согласованной макроэкономической политики осуществляется в соответствии с <text:a xlink:type="simple" xlink:href="http://ivo.garant.ru/document/redirect/70675098/0">приложением N 14</text:a> к настоящему Договору.</text:p>
      <text:p text:style-name="s1"/>
      <text:h text:outline-level="1" text:style-name="s3"><text:bookmark text:name="anchor63"/>Статья 63
Основные макроэкономические показатели, определяющие устойчивость экономического развития</text:h>
      <text:p text:style-name="s1"/>
      <text:p text:style-name="s1">Государства-члены формируют экономическую политику в рамках следующих количественных значений макроэкономических показателей, определяющих устойчивость экономического развития:</text:p>
      <text:p text:style-name="s1">годовой дефицит консолидированного бюджета сектора государственного управления - не превышает 3 процентов валового внутреннего продукта;</text:p>
      <text:p text:style-name="s1"><text:bookmark text:name="anchor6303"/>долг сектора государственного управления - не превышает 50 процентов валового внутреннего продукта;</text:p>
      <text:p text:style-name="s1">уровень инфляции (индекс потребительских цен) в годовом выражении (декабрь к декабрю предыдущего года, в процентах) - не превышает более чем на 5 процентных пунктов уровень инфляции в государстве-члене, в котором этот показатель имеет наименьшее значение.</text:p>
      <text:p text:style-name="s1"/>
      <text:h text:outline-level="1" text:style-name="s3"><text:bookmark text:name="anchor10314"/>Раздел XIV
Валютная политика</text:h>
      <text:p text:style-name="s1"/>
      <text:h text:outline-level="1" text:style-name="s3"><text:bookmark text:name="anchor64"/>Статья 64
Цели и принципы согласованной валютной политики</text:h>
      <text:p text:style-name="s1"/>
      <text:p text:style-name="s1"><text:bookmark text:name="anchor641"/>1. Государства-члены в целях углубления экономической интеграции, развития сотрудничества в валютно-финансовой сфере, обеспечения свободного движения товаров, услуг и капитала на территориях государств-членов, повышения роли национальных валют государств-членов во внешнеторговых и инвестиционных операциях, а также обеспечения взаимной конвертируемости указанных валют разрабатывают и проводят согласованную валютную политику на основе следующих принципов:</text:p>
      <text:p text:style-name="s1"><text:bookmark text:name="anchor6411"/>1) поэтапное осуществление гармонизации и сближения подходов к формированию и проведению валютной политики в том объеме, в каком это соответствует сложившимся макроэкономическим потребностям интеграционного сотрудничества;</text:p>
      <text:p text:style-name="s1"><text:bookmark text:name="anchor6412"/>2) создание необходимых организационно-правовых условий на национальном и межгосударственном уровнях для развития интеграционных процессов в валютной сфере, координации и согласования валютной политики;</text:p>
      <text:p text:style-name="s1"><text:bookmark text:name="anchor6413"/>3) неприменение действий в валютной сфере, которые могут негативно повлиять на развитие интеграционных процессов, а в случае их вынужденного применения - минимизация последствий таких действий;</text:p>
      <text:p text:style-name="s1"><text:bookmark text:name="anchor6414"/>4) проведение экономической политики, направленной на повышение доверия к национальным валютам государств-членов, как на внутреннем валютном рынке каждого государства-члена, так и на международных валютных рынках.</text:p>
      <text:p text:style-name="s1"><text:bookmark text:name="anchor642"/>2. В целях проведения согласованной валютной политики <text:a xlink:type="simple" xlink:href="#anchor2002">государства-члены</text:a> реализуют меры согласно <text:a xlink:type="simple" xlink:href="http://ivo.garant.ru/document/redirect/70675100/0">приложению N 15</text:a> к настоящему Договору.</text:p>
      <text:p text:style-name="s1"><text:bookmark text:name="anchor643"/>3. Координация курсовой политики осуществляется отдельным органом, в состав которого входят руководители национальных (центральных) банков государств-членов и порядок деятельности которого определяется международным договором в рамках Союза.</text:p>
      <text:p text:style-name="s1"><text:bookmark text:name="anchor644"/>4. Согласованные подходы государств-членов к регулированию валютных правоотношений и принятию мер либерализации определяются международным договором в рамках Союза.</text:p>
      <text:p text:style-name="s1"/>
      <text:h text:outline-level="1" text:style-name="s3"><text:bookmark text:name="anchor10315"/>Раздел XV
Торговля услугами, учреждение, деятельность и осуществление инвестиций</text:h>
      <text:p text:style-name="s1"/>
      <text:h text:outline-level="1" text:style-name="s3"><text:bookmark text:name="anchor65"/>Статья 65
Цель и предмет регулирования, сфера применения</text:h>
      <text:p text:style-name="s1"/>
      <text:p text:style-name="s1"><text:bookmark text:name="anchor651"/>1. Целью настоящего раздела является обеспечение свободы торговли услугами, учреждения, деятельности и осуществления инвестиций в рамках Союза в соответствии с условиями настоящего раздела и <text:a xlink:type="simple" xlink:href="http://ivo.garant.ru/document/redirect/70675102/0">приложения N 16</text:a> к настоящему Договору.</text:p>
      <text:p text:style-name="s1">Правовые основы регулирования торговли услугами, учреждения, деятельности и осуществления инвестиций в государствах-членах определяются <text:a xlink:type="simple" xlink:href="http://ivo.garant.ru/document/redirect/70675102/0">приложением N 16</text:a> к настоящему Договору.</text:p>
      <text:p text:style-name="s1"><text:bookmark text:name="anchor652"/>2. Положения настоящего раздела применяются к мерам государств-членов, затрагивающим поставку и получение услуг, учреждение, деятельность и осуществление инвестиций.</text:p>
      <text:p text:style-name="s1"><text:bookmark text:name="anchor652002"/>Положения настоящего раздела не применяются:</text:p>
      <text:p text:style-name="s1">к государственным (муниципальным) закупкам, регулируемым <text:a xlink:type="simple" xlink:href="#anchor10322">разделом XXII</text:a> настоящего Договора;</text:p>
      <text:p text:style-name="s1">к поставляемым услугам и осуществляемой деятельности во исполнение функций государственной власти.</text:p>
      <text:p text:style-name="s1"><text:bookmark text:name="anchor653"/>3. Услуги, охватываемые <text:a xlink:type="simple" xlink:href="#anchor10316">разделами XVI</text:a>, <text:a xlink:type="simple" xlink:href="#anchor10319">XIX</text:a>, <text:a xlink:type="simple" xlink:href="#anchor10320">XX</text:a> и <text:a xlink:type="simple" xlink:href="#anchor10321">XXI</text:a> настоящего Договора, регулируются положениями этих разделов соответственно. Положения настоящего раздела действуют в части, не противоречащей указанным разделам.</text:p>
      <text:p text:style-name="s1"><text:bookmark text:name="anchor654"/>4. Особенности правоотношений, возникающих в связи с торговлей услугами электросвязи, определяются в соответствии с Порядком торговли услугами электросвязи (<text:a xlink:type="simple" xlink:href="http://ivo.garant.ru/document/redirect/70675102/1000">приложение N 1</text:a> к приложению N 16 настоящего Договора).</text:p>
      <text:p text:style-name="s1"><text:bookmark text:name="anchor655"/>5. Особенности въезда, выезда, пребывания и трудовой деятельности физических лиц регулируются <text:a xlink:type="simple" xlink:href="#anchor10326">разделом XXVI</text:a> настоящего Договора в части, не противоречащей настоящему разделу.</text:p>
      <text:p text:style-name="s1"><text:bookmark text:name="anchor656"/>6. Ничто в настоящем разделе не должно толковаться как:</text:p>
      <text:p text:style-name="s1"><text:bookmark text:name="anchor6561"/>1) требование к любому государству-члену предоставлять какую-либо информацию, раскрытие которой оно рассматривает как противоречащее важнейшим интересам его безопасности;</text:p>
      <text:p text:style-name="s1"><text:bookmark text:name="anchor6562"/>2) препятствие для любого государства-члена предпринимать любые действия, которые оно считает необходимыми для защиты важнейших интересов его безопасности посредством принятия законодательного акта, в том числе:</text:p>
      <text:p text:style-name="s1">относящиеся к поставке услуг, осуществляемых прямо или косвенно с целью снабжения военного учреждения;</text:p>
      <text:p text:style-name="s1">относящиеся к расщепляющимся или термоядерным материалам или к материалам, из которых они получены;</text:p>
      <text:p text:style-name="s1">принятые во время войны или в других чрезвычайных обстоятельствах в международных отношениях;</text:p>
      <text:p text:style-name="s1"><text:bookmark text:name="anchor6563"/>3) препятствие для любого государства-члена предпринимать любые действия для выполнения его обязательств в соответствии с <text:a xlink:type="simple" xlink:href="http://ivo.garant.ru/document/redirect/2540400/0">Уставом</text:a> Организации Объединенных Наций в целях сохранения международной безопасности и мира.</text:p>
      <text:p text:style-name="s1"><text:bookmark text:name="anchor657"/>7. Положения настоящего раздела не препятствуют государству-члену принимать или применять меры:</text:p>
      <text:p text:style-name="s1"><text:bookmark text:name="anchor6571"/>1) необходимые для защиты общественной морали или поддержания общественного порядка. Исключения по соображениям общественного порядка могут быть применены только в тех случаях, когда складывается реальная и достаточно серьезная угроза в отношении одного из коренных интересов общества;</text:p>
      <text:p text:style-name="s1"><text:bookmark text:name="anchor6572"/>2) необходимые для защиты жизни или здоровья людей, животных или растений;</text:p>
      <text:p text:style-name="s1"><text:bookmark text:name="anchor6573"/>3) необходимые для соблюдения законодательства <text:a xlink:type="simple" xlink:href="#anchor2002">государств-членов</text:a>, не противоречащего положениям настоящего раздела, включая меры, имеющие отношение к:</text:p>
      <text:p text:style-name="s1">предотвращению вводящей в заблуждение и недобросовестной практики или последствий несоблюдения гражданско-правовых договоров;</text:p>
      <text:p text:style-name="s1">защите от вмешательства в частную жизнь отдельных лиц при обработке и распространении сведений личного характера и защите конфиденциальности сведений о личной жизни и счетов;</text:p>
      <text:p text:style-name="s1">безопасности;</text:p>
      <text:p text:style-name="s1"><text:bookmark text:name="anchor6574"/>4) несовместимые с <text:a xlink:type="simple" xlink:href="http://ivo.garant.ru/document/redirect/70675102/21">пунктами 21</text:a> и <text:a xlink:type="simple" xlink:href="http://ivo.garant.ru/document/redirect/70675102/24">24</text:a> приложения N 16 к настоящему Договору, при условии, что различие в фактически предоставляемом режиме продиктовано стремлением обеспечить справедливое или эффективное обложение прямыми налогами и их взимание с лиц другого государства-члена или третьих государств в отношении торговли услугами, учреждения и деятельности и такие меры не должны противоречить положениям международных договоров государств-членов;</text:p>
      <text:p text:style-name="s1"><text:bookmark text:name="anchor6575"/>5) несовместимые с <text:a xlink:type="simple" xlink:href="http://ivo.garant.ru/document/redirect/70675102/27">пунктами 27</text:a> и <text:a xlink:type="simple" xlink:href="http://ivo.garant.ru/document/redirect/70675102/29">29</text:a> приложения N 16 к настоящему Договору, при условии, что различие в отношении режима является результатом соглашения по вопросам налогообложения, в том числе об избежании двойного налогообложения, участником которого является соответствующее государство-член.</text:p>
      <text:p text:style-name="s1"><text:bookmark text:name="anchor658"/>8. Применение мер, предусмотренных <text:a xlink:type="simple" xlink:href="#anchor657">пунктом 7</text:a> настоящей статьи, не должно приводить к произвольной или неоправданной дискриминации между государствами-членами или к скрытым ограничениям в торговле услугами, учреждении, деятельности и осуществлении инвестиций.</text:p>
      <text:p text:style-name="s1"><text:bookmark text:name="anchor659"/>9. Если государство-член сохраняет в отношении третьего государства ограничения или запреты в отношении торговли услугами, учреждения, деятельности и осуществления инвестиций, ничто в настоящем разделе не должно быть истолковано как обязывающее такое государство-член распространять на лиц другого государства-члена положения настоящего раздела, если такое лицо принадлежит или контролируется лицом указанного третьего государства, а распространение положений настоящего раздела приведет к обходу или нарушению указанных запретов и ограничений.</text:p>
      <text:p text:style-name="s1"><text:bookmark text:name="anchor6510"/>10. Государство-член может не распространять свои обязательства, принимаемые им в соответствии с настоящим разделом, на лицо другого государства-члена в отношении торговли услугами, учреждения, деятельности и осуществления инвестиций, в случае если будет доказано, что такое лицо другого государства-члена не осуществляет существенных деловых операций на территории этого другого государства-члена и принадлежит или контролируется лицом первого государства-члена или лицом третьего государства.</text:p>
      <text:p text:style-name="s1"/>
      <text:h text:outline-level="1" text:style-name="s3"><text:bookmark text:name="anchor66"/>Статья 66
Либерализация торговли услугами, учреждения, деятельности и осуществления инвестиций</text:h>
      <text:p text:style-name="s1"/>
      <text:p text:style-name="s1"><text:bookmark text:name="anchor661"/>1. Государства-члены не будут вводить новые дискриминационные меры в отношении торговли услугами, учреждения и деятельности лиц других государств-членов по сравнению с режимом, действующим на дату <text:a xlink:type="simple" xlink:href="#anchor1131">вступления в силу</text:a> настоящего Договора.</text:p>
      <text:p text:style-name="s1"><text:bookmark text:name="anchor662"/>2. В целях обеспечения свободы торговли услугами, учреждения, деятельности и осуществления инвестиций государства-члены проводят поэтапную либерализацию условий взаимной торговли услугами, учреждения, деятельности и осуществления инвестиций.</text:p>
      <text:p text:style-name="s1"><text:bookmark text:name="anchor663"/>3. Государства-члены стремятся к созданию и обеспечению функционирования единого рынка услуг, предусмотренного <text:a xlink:type="simple" xlink:href="http://ivo.garant.ru/document/redirect/70675102/38">пунктами 38 - 43</text:a> приложения N 16 к настоящему Договору, в максимальном количестве секторов услуг.</text:p>
      <text:p text:style-name="s1"/>
      <text:h text:outline-level="1" text:style-name="s3"><text:bookmark text:name="anchor67"/>Статья 67
Принципы либерализации торговли услугами, учреждения, деятельности и осуществления инвестиций</text:h>
      <text:p text:style-name="s1"/>
      <text:p text:style-name="s1"><text:bookmark text:name="anchor671"/>1. Либерализация торговли услугами, учреждения, деятельности и осуществления инвестиций осуществляется с учетом международных принципов и стандартов путем гармонизации законодательства государств-членов и организации взаимного административного сотрудничества компетентных органов государств-членов.</text:p>
      <text:p text:style-name="s1"><text:bookmark text:name="anchor672"/>2. В процессе либерализации торговли услугами, учреждения, деятельности и осуществления инвестиций государства-члены руководствуются следующими принципами:</text:p>
      <text:p text:style-name="s1"><text:bookmark text:name="anchor6721"/>1) оптимизация внутреннего регулирования - поэтапное упрощение и (или) упразднение избыточного внутреннего регулирования, в том числе разрешительных требований и процедур для поставщиков, получателей услуг, лиц, осуществляющих учреждение или деятельность, и инвесторов с учетом наилучшей международной практики регулирования конкретных секторов услуг, а в случае ее отсутствия - путем выбора и применения наиболее прогрессивных моделей государств-членов;</text:p>
      <text:p text:style-name="s1"><text:bookmark text:name="anchor6722"/>2) пропорциональность - необходимость и достаточность уровней гармонизации законодательства государств-членов и взаимного административного сотрудничества для эффективного функционирования рынка услуг, учреждения, деятельности или осуществления инвестиций;</text:p>
      <text:p text:style-name="s1"><text:bookmark text:name="anchor6723"/>3) взаимовыгодность - либерализация торговли услугами, учреждения, деятельности и осуществления инвестиций на основе справедливого распределения выгод и обязательств с учетом чувствительности секторов услуг и видов деятельности для каждого государства-члена;</text:p>
      <text:p text:style-name="s1"><text:bookmark text:name="anchor6724"/>4) последовательность - принятие любых мер в отношении торговли услугами, учреждения, деятельности и осуществления инвестиций, в том числе гармонизация законодательства <text:a xlink:type="simple" xlink:href="#anchor2002">государств-членов</text:a> и административное сотрудничество, исходя из следующего:</text:p>
      <text:p text:style-name="s1">ни в одном из секторов услуг и видов деятельности недопустимо ухудшение условий взаимного доступа по сравнению с условиями, действующими на дату подписания настоящего Договора, и с условиями, закрепленными в настоящем Договоре;</text:p>
      <text:p text:style-name="s1">поэтапное сокращение ограничений, изъятий, дополнительных требований и условий, предусмотренных индивидуальными национальными перечнями ограничений, изъятий, дополнительных требований и условий, утверждаемых Высшим советом, указанных в <text:a xlink:type="simple" xlink:href="http://ivo.garant.ru/document/redirect/70675102/6244">абзаце 4 пункта 2</text:a> и <text:a xlink:type="simple" xlink:href="http://ivo.garant.ru/document/redirect/70675102/15">пунктах 15 - 17</text:a>, <text:a xlink:type="simple" xlink:href="http://ivo.garant.ru/document/redirect/70675102/23">23</text:a>, <text:a xlink:type="simple" xlink:href="http://ivo.garant.ru/document/redirect/70675102/26">26</text:a>, <text:a xlink:type="simple" xlink:href="http://ivo.garant.ru/document/redirect/70675102/28">28</text:a>, <text:a xlink:type="simple" xlink:href="http://ivo.garant.ru/document/redirect/70675102/31">31</text:a>, <text:a xlink:type="simple" xlink:href="http://ivo.garant.ru/document/redirect/70675102/33">33</text:a> и <text:a xlink:type="simple" xlink:href="http://ivo.garant.ru/document/redirect/70675102/35">35</text:a> приложения N 16 к настоящему Договору;</text:p>
      <text:p text:style-name="s1"><text:bookmark text:name="anchor6725"/>5) экономическая целесообразность - проведение в рамках формирования единого рынка услуг, предусмотренного <text:a xlink:type="simple" xlink:href="http://ivo.garant.ru/document/redirect/70675102/38">пунктами 38 - 43</text:a> приложения N 16 к настоящему Договору, либерализации торговли услугами в приоритетном порядке в отношении секторов услуг, в наибольшей степени влияющих на себестоимость, конкурентоспособность и (или) объемы производимых и реализуемых на внутреннем рынке Союза товаров.</text:p>
      <text:p text:style-name="s1"/>
      <text:h text:outline-level="1" text:style-name="s3"><text:bookmark text:name="anchor68"/>Статья 68
Административное сотрудничество</text:h>
      <text:p text:style-name="s1"/>
      <text:p text:style-name="s1"><text:bookmark text:name="anchor681"/>1. Государства-члены оказывают друг другу содействие в обеспечении эффективного сотрудничества между компетентными органами по вопросам, регулируемым настоящим разделом.</text:p>
      <text:p text:style-name="s1">Для обеспечения эффективности сотрудничества, в том числе для обмена информацией<text:a xlink:type="simple" xlink:href="http://ivo.garant.ru/document/redirect/3100000/0"><text:span text:style-name="s9">#</text:span></text:a> компетентные органы государств-членов заключают соглашения.</text:p>
      <text:p text:style-name="s1"><text:bookmark text:name="anchor682"/>2. Административное сотрудничество включает в себя:</text:p>
      <text:p text:style-name="s1"><text:bookmark text:name="anchor6821"/>1) оперативный информационный обмен между компетентными органами государств-членов как в целом по секторам услуг, так и в отношении конкретных участников рынка;</text:p>
      <text:p text:style-name="s1"><text:bookmark text:name="anchor6822"/>2) создание механизма предупреждения нарушения поставщиками услуг прав и законных интересов потребителей, добросовестных субъектов рынка, а также общественных (государственных) интересов.</text:p>
      <text:p text:style-name="s1"><text:bookmark text:name="anchor683"/>3. Компетентные органы государства-члена могут запрашивать у компетентных органов других государств-членов в рамках заключенных соглашений информацию, относящуюся к сфере компетенции последних и необходимую для эффективной реализации требований, предусмотренных настоящим разделом, в том числе:</text:p>
      <text:p text:style-name="s1"><text:bookmark text:name="anchor6831"/>1) о лицах этих других государств-членов, осуществивших учреждение или поставляющих услуги на территории первого государства-члена, и в частности о сведениях, подтверждающих, что такие лица действительно учреждены на их территориях и что, по сведениям компетентных органов, данные лица осуществляют предпринимательскую деятельность;</text:p>
      <text:p text:style-name="s1"><text:bookmark text:name="anchor6832"/>2) о разрешениях, выданных компетентными органами, и видах деятельности, на осуществление которых выданы разрешения;</text:p>
      <text:p text:style-name="s1"><text:bookmark text:name="anchor6833"/>3) об административных мерах, уголовно-правовых санкциях или решениях о признании несостоятельности (банкротства) лица, которые были приняты компетентными органами в отношении этого лица и которые непосредственно затрагивают его компетентность или деловую репутацию. Компетентные органы одного государства-члена должны представить соответствующую информацию запросившим ее компетентным органам другого государства-члена, в том числе об основаниях привлечения к ответственности лиц, осуществивших учреждение или поставляющих услуги на территории первого государства-члена.</text:p>
      <text:p text:style-name="s1"><text:bookmark text:name="anchor684"/>4. Административное сотрудничество компетентных органов государств-членов (в том числе осуществляющих контроль и надзор за деятельностью) осуществляется в целях:</text:p>
      <text:p text:style-name="s1"><text:bookmark text:name="anchor6841"/>1) создания эффективной системы защиты прав получателей услуг одного государства-члена при поставке этих услуг поставщиком другого государства-члена;</text:p>
      <text:p text:style-name="s1"><text:bookmark text:name="anchor6842"/>2) исполнения налоговых и иных обязательств поставщиками и получателями услуг;</text:p>
      <text:p text:style-name="s1"><text:bookmark text:name="anchor6843"/>3) пресечения недобросовестной деловой практики;</text:p>
      <text:p text:style-name="s1"><text:bookmark text:name="anchor6844"/>4) обеспечения достоверности статистических данных об объемах услуг государств-членов.</text:p>
      <text:p text:style-name="s1"><text:bookmark text:name="anchor685"/>5. В случае если <text:a xlink:type="simple" xlink:href="#anchor2002">государству-члену</text:a> стало известно о действиях любого из поставщиков услуг, лиц, осуществляющих учреждение или деятельность, либо инвесторов, которые способны причинить ущерб здоровью или безопасности людей, животных, растений или окружающей среде на территории этого государства-члена или на территориях других государств-членов, первое государство-член информирует об этом в кратчайшие сроки все государства-члены и Комиссию.</text:p>
      <text:p text:style-name="s1"><text:bookmark text:name="anchor686"/>6. Комиссия содействует созданию и участвует в процессе функционирования информационных систем Союза по вопросам, регулируемым настоящим разделом.</text:p>
      <text:p text:style-name="s1"><text:bookmark text:name="anchor687"/>7. Государства-члены могут информировать Комиссию о случаях невыполнения другими государствами-членами обязательств, предусмотренных настоящей статьей.</text:p>
      <text:p text:style-name="s1"/>
      <text:h text:outline-level="1" text:style-name="s3"><text:bookmark text:name="anchor69"/>Статья 69
Транспарентность</text:h>
      <text:p text:style-name="s1"/>
      <text:p text:style-name="s1"><text:bookmark text:name="anchor691"/>1. Каждое государство-член обеспечивает открытость и доступность своего законодательства по вопросам, регулируемым настоящим разделом.</text:p>
      <text:p text:style-name="s1">В этих целях все нормативные правовые акты государства-члена, которые затрагивают или могут затрагивать вопросы, регулируемые настоящим разделом, должны быть опубликованы в официальном источнике, а по возможности также на соответствующем сайте в информационно-телекоммуникационной сети "Интернет" (далее - сеть Интернет), таким образом, чтобы любое лицо, права и (или) обязательства которого могут быть затронуты такими нормативными правовыми актами, имело возможность ознакомиться с ними.</text:p>
      <text:p text:style-name="s1"><text:bookmark text:name="anchor692"/>2. Нормативные правовые акты государств-членов, указанные в <text:a xlink:type="simple" xlink:href="#anchor691">пункте 1</text:a> настоящей статьи, должны быть опубликованы в срок, обеспечивающий правовую определенность и обоснованные ожидания лиц, права и (или) обязательства которых могут быть затронуты этими нормативными правовыми актами, но в любом случае до даты их вступления в силу (введения в действие).</text:p>
      <text:p text:style-name="s1"><text:bookmark text:name="anchor693"/>3. Государства-члены обеспечивают предварительное опубликование проектов нормативных правовых актов, указанных в <text:a xlink:type="simple" xlink:href="#anchor691">пункте 1</text:a> настоящей статьи.</text:p>
      <text:p text:style-name="s1">Государства-члены размещают в сети Интернет на официальных сайтах государственных органов, ответственных за разработку проекта нормативного правового акта, или на специально созданных сайтах проекты нормативных правовых актов, информацию о порядке направления лицами замечаний и предложений по ним, а также сведения о сроке проведения общественного обсуждения проекта нормативного правового акта в целях предоставления всем заинтересованным лицам возможности направить свои замечания и предложения.</text:p>
      <text:p text:style-name="s1"><text:bookmark text:name="anchor6933"/>Проекты указанных нормативных правовых актов публикуются, как правило, за 30 календарных дней до даты их принятия. Такое предварительное опубликование не требуется в исключительных случаях, требующих оперативного реагирования, а также в случаях, когда предварительное опубликование проектов нормативных правовых актов может помешать их исполнению или иным образом противоречит общественным интересам.</text:p>
      <text:p text:style-name="s1">Замечания и (или) предложения, полученные компетентными органами государств-членов в рамках общественного обсуждения, по возможности учитываются при доработке проектов нормативных правовых актов.</text:p>
      <text:p text:style-name="s1"><text:bookmark text:name="anchor694"/>4. Опубликование нормативных правовых актов (их проектов), указанных в <text:a xlink:type="simple" xlink:href="#anchor691">пункте 1</text:a> настоящей статьи, должно сопровождаться пояснением целей их принятия и применения.</text:p>
      <text:p text:style-name="s1"><text:bookmark text:name="anchor695"/>5. Государства-члены создают механизм, обеспечивающий представление ответов на письменные или электронные запросы любого лица о действующих и (или) планируемых к принятию нормативных правовых актах, указанных в <text:a xlink:type="simple" xlink:href="#anchor691">пункте 1</text:a> настоящей статьи.</text:p>
      <text:p text:style-name="s1"><text:bookmark text:name="anchor696"/>6. Государства-члены обеспечивают рассмотрение обращений лиц других государств-членов по вопросам, регулируемым настоящим разделом, в соответствии со своим законодательством в порядке, установленном для своих лиц.</text:p>
      <text:p text:style-name="s1"/>
      <text:h text:outline-level="1" text:style-name="s3"><text:bookmark text:name="anchor10316"/>Раздел XVI
Регулирование финансовых рынков</text:h>
      <text:p text:style-name="s1"/>
      <text:h text:outline-level="1" text:style-name="s3"><text:bookmark text:name="anchor70"/>Статья 70
Цели и принципы регулирования финансовых рынков</text:h>
      <text:p text:style-name="s1"/>
      <text:p text:style-name="s1"><text:bookmark text:name="anchor7001"/>1. Государства-члены в рамках Союза осуществляют согласованное регулирование финансовых рынков в соответствии со следующими целями и принципами:</text:p>
      <text:p text:style-name="s1"><text:bookmark text:name="anchor7010"/>1) углубление экономической интеграции государств-членов с целью создания в рамках Союза общего финансового рынка и обеспечения недискриминационного доступа на финансовые рынки государств-членов;</text:p>
      <text:p text:style-name="s1"><text:bookmark text:name="anchor7020"/>2) обеспечение гарантированной и эффективной защиты прав и законных интересов потребителей финансовых услуг;</text:p>
      <text:p text:style-name="s1"><text:bookmark text:name="anchor7030"/>3) создание условий для взаимного признания лицензий в банковском и страховом секторах, а также в секторе услуг на рынке ценных бумаг, выданных уполномоченными органами одного государства-члена, на территориях других государств-членов;</text:p>
      <text:p text:style-name="s1"><text:bookmark text:name="anchor7040"/>4) определение подходов к регулированию рисков на финансовых рынках государств-членов в соответствии с международными стандартами;</text:p>
      <text:p text:style-name="s1"><text:bookmark text:name="anchor7050"/>5) определение требований, предъявляемых к банковской деятельности, страховой деятельности и деятельности на рынке ценных бумаг (пруденциальных требований);</text:p>
      <text:p text:style-name="s1"><text:bookmark text:name="anchor7060"/>6) определение порядка осуществления надзора за деятельностью участников финансового рынка;</text:p>
      <text:p text:style-name="s1"><text:bookmark text:name="anchor7070"/>7) обеспечение транспарентности деятельности участников финансового рынка.</text:p>
      <text:p text:style-name="s1"><text:bookmark text:name="anchor7002"/>2. В целях создания на финансовом рынке условий для обеспечения свободного движения капитала государствами-членами применяются следующие основные формы сотрудничества, в том числе:</text:p>
      <text:p text:style-name="s1"><text:bookmark text:name="anchor330054"/>1) обмен информацией, в том числе конфиденциальной, между уполномоченными органами государств-членов по вопросам регулирования и развития банковской деятельности, страховой деятельности и деятельности на рынке ценных бумаг, контроля и надзора в соответствии с международным договором в рамках Союза;</text:p>
      <text:p text:style-name="s1"><text:bookmark text:name="anchor330055"/>2) проведение согласованных мероприятий по обсуждению текущих и возможных проблем, возникающих на финансовых рынках, и по разработке предложений по их решению;</text:p>
      <text:p text:style-name="s1"><text:bookmark text:name="anchor330056"/>3) проведение уполномоченными органами государств-членов взаимных консультаций по вопросам регулирования банковской деятельности, страховой деятельности и деятельности на рынке ценных бумаг.</text:p>
      <text:p text:style-name="s1"><text:bookmark text:name="anchor7003"/>3. Для достижения целей, изложенных в <text:a xlink:type="simple" xlink:href="#anchor7001">пункте 1</text:a> настоящей статьи, государства-члены в соответствии с международным договором в рамках Союза и с учетом <text:a xlink:type="simple" xlink:href="http://ivo.garant.ru/document/redirect/70675104/0">приложения N 17</text:a> к настоящему Договору и <text:a xlink:type="simple" xlink:href="#anchor103">статьи 103</text:a> настоящего Договора осуществляют гармонизацию своего законодательства в сфере финансового рынка.</text:p>
      <text:p text:style-name="s1"/>
      <text:h text:outline-level="1" text:style-name="s3"><text:bookmark text:name="anchor10317"/>Раздел XVII
Налоги и налогообложение</text:h>
      <text:p text:style-name="s1"/>
      <text:h text:outline-level="1" text:style-name="s3"><text:bookmark text:name="anchor71"/>Статья 71
Принципы взаимодействия государств-членов в сфере налогообложения</text:h>
      <text:p text:style-name="s1"/>
      <text:p text:style-name="s1"><text:bookmark text:name="anchor711"/>1. Товары, ввозимые с территории одного государства-члена на территорию другого государства-члена, облагаются косвенными налогами.</text:p>
      <text:p text:style-name="s1"><text:bookmark text:name="anchor712"/>2. Государства-члены во взаимной торговле взимают налоги, иные сборы и платежи таким образом, чтобы налогообложение в государстве-члене, на территории которого осуществляется реализация товаров других государств-членов, было не менее благоприятным, чем налогообложение, применяемое этим государством-членом при тех же обстоятельствах в отношении аналогичных товаров, происходящих с его территории.</text:p>
      <text:p text:style-name="s1"><text:bookmark text:name="anchor713"/>3. Государства-члены определяют направления, а также формы и порядок осуществления гармонизации законодательства в отношении налогов, которые оказывают влияние на взаимную торговлю, чтобы не нарушить условия конкуренции и не препятствовать свободному перемещению товаров, работ и услуг на национальном уровне или на уровне Союза, включая:</text:p>
      <text:p text:style-name="s1"><text:bookmark text:name="anchor7131"/>1) гармонизацию (сближение) ставок акцизов по наиболее чувствительным подакцизным товарам;</text:p>
      <text:p text:style-name="s1"><text:bookmark text:name="anchor7132"/>2) дальнейшее совершенствование системы взимания налога на добавленную стоимость во взаимной торговле (в том числе с применением информационных технологий).</text:p>
      <text:p text:style-name="s1"/>
      <text:h text:outline-level="1" text:style-name="s3"><text:bookmark text:name="anchor72"/>Статья 72
Принципы взимания косвенных налогов в государствах-членах</text:h>
      <text:p text:style-name="s1"/>
      <text:p text:style-name="s1"><text:bookmark text:name="anchor721"/>1. Взимание косвенных налогов во взаимной торговле товарами осуществляется по принципу страны назначения, предусматривающему применение нулевой ставки налога на добавленную стоимость и (или) освобождение от уплаты акцизов при экспорте товаров, а также их налогообложение косвенными налогами при импорте.</text:p>
      <text:p text:style-name="s1"><text:bookmark text:name="anchor7212"/>Взимание косвенных налогов и механизм контроля за их уплатой при экспорте и импорте товаров осуществляются в порядке согласно <text:a xlink:type="simple" xlink:href="http://ivo.garant.ru/document/redirect/70675106/0">приложению N 18</text:a> к настоящему Договору.</text:p>
      <text:p text:style-name="s22header">Информация об изменениях:</text:p>
      <text:p text:style-name="s22"><text:bookmark text:name="anchor722"/>Пункт 2 изменен с 4 марта 2024 г. - <text:a xlink:type="simple" xlink:href="http://ivo.garant.ru/document/redirect/405947811/11">Протокол</text:a> от 9 декабря 2022 г.</text:p>
      <text:p text:style-name="s22"><text:a xlink:type="simple" xlink:href="http://ivo.garant.ru/document/redirect/76825481/722">См. предыдущую редакцию</text:a></text:p>
      <text:p text:style-name="s1">2. Взимание косвенных налогов при выполнении работ, оказании услуг осуществляется в государстве-члене, территория которого признается местом реализации работ, услуг, в соответствии с <text:a xlink:type="simple" xlink:href="http://ivo.garant.ru/document/redirect/70675106/0">приложением N 18</text:a> к настоящему Договору.</text:p>
      <text:p text:style-name="s1"><text:bookmark text:name="anchor7222"/>Взимание косвенных налогов при выполнении работ, оказании услуг осуществляется в порядке, предусмотренном <text:a xlink:type="simple" xlink:href="http://ivo.garant.ru/document/redirect/70675106/0">приложением N 18</text:a> к настоящему Договору.</text:p>
      <text:p text:style-name="s1"><text:bookmark text:name="anchor723"/>3. Обмен между налоговыми органами <text:a xlink:type="simple" xlink:href="#anchor2002">государств-членов</text:a> информацией, необходимой для обеспечения полноты уплаты косвенных налогов, осуществляется в соответствии с отдельным международным межведомственным <text:span text:style-name="s8">договором</text:span>, которым в том числе устанавливаются порядок обмена информацией, форма заявления о ввозе товаров и уплате косвенных налогов, правила его заполнения и требования к формату обмена.</text:p>
      <text:p text:style-name="s1"><text:bookmark text:name="anchor724"/>4. При импорте товаров на территорию одного государства-члена с территории другого государства-члена косвенные налоги взимаются налоговыми органами государства-члена, на территорию которого импортируются товары, если иное не установлено законодательством этого государства-члена в части товаров, подлежащих маркировке акцизными марками (учетно-контрольными марками, знаками).</text:p>
      <text:p text:style-name="s1"><text:bookmark text:name="anchor725"/>5. Ставки косвенных налогов во взаимной торговле при импорте товаров на территорию государства-члена не должны превышать ставки косвенных налогов, которыми облагаются аналогичные товары при их реализации на территории этого государства-члена.</text:p>
      <text:p text:style-name="s1"><text:bookmark text:name="anchor726"/>6. Косвенные налоги не взимаются при импорте на территорию государства-члена:</text:p>
      <text:p text:style-name="s1"><text:bookmark text:name="anchor7261"/>1) товаров, которые в соответствии с <text:a xlink:type="simple" xlink:href="http://ivo.garant.ru/document/redirect/10900200/150">законодательством</text:a> этого государства-члена не подлежат налогообложению (освобождаются от налогообложения) при ввозе на его территорию;</text:p>
      <text:p text:style-name="s1"><text:bookmark text:name="anchor7262"/>2) товаров, которые ввозятся на территорию государства-члена физическими лицами не в целях предпринимательской деятельности;</text:p>
      <text:p text:style-name="s1"><text:bookmark text:name="anchor7263"/>3) товаров, импорт которых на территорию одного государства-члена с территории другого государства-члена осуществляется в связи с их передачей в пределах одного юридического лица (законодательством государства-члена может быть установлено обязательство по уведомлению налоговых органов о ввозе (вывозе) таких товаров).</text:p>
      <text:p text:style-name="s1"/>
      <text:h text:outline-level="1" text:style-name="s3"><text:bookmark text:name="anchor73"/>Статья 73
Налогообложение доходов физических лиц</text:h>
      <text:p text:style-name="s1"/>
      <text:p text:style-name="s1">В случае если одно государство-член в соответствии с его законодательством и положениями международных договоров вправе облагать налогом доход налогового резидента (лица с постоянным местопребыванием) другого государства-члена в связи с работой по найму, осуществляемой в первом упомянутом государстве-члене, такой доход облагается в первом государстве-члене с первого дня работы по найму <text:a xlink:type="simple" xlink:href="http://ivo.garant.ru/document/redirect/10900200/224">по налоговым ставкам</text:a>, предусмотренным для таких доходов физических лиц - налоговых резидентов (лиц с постоянным местопребыванием) этого первого государства-члена.</text:p>
      <text:p text:style-name="s1"><text:bookmark text:name="anchor7302"/>Положения настоящей статьи применяются к налогообложению доходов в связи с работой по найму, получаемых гражданами государств-членов.</text:p>
      <text:p text:style-name="s1"/>
      <text:h text:outline-level="1" text:style-name="s3"><text:bookmark text:name="anchor10318"/>Раздел XVIII
Общие принципы и правила конкуренции</text:h>
      <text:p text:style-name="s1"/>
      <text:h text:outline-level="1" text:style-name="s3"><text:bookmark text:name="anchor74"/>Статья 74
Общие положения</text:h>
      <text:p text:style-name="s9header">ГАРАНТ:</text:p>
      <text:p text:style-name="s9">О разъяснении положений настоящей статьи см. <text:a xlink:type="simple" xlink:href="http://ivo.garant.ru/document/redirect/72280216/0">консультативное заключение</text:a> Суда Евразийского экономического союза от 18 июня 2019 г.</text:p>
      <text:p text:style-name="s1"><text:bookmark text:name="anchor741"/>1. Предметом настоящего раздела является установление общих принципов и правил конкуренции, обеспечивающих выявление и пресечение антиконкурентных действий на территориях государств-членов, и действий, оказывающих негативное влияние на конкуренцию на трансграничных рынках на территории двух и более государств-членов.</text:p>
      <text:p text:style-name="s1"><text:bookmark text:name="anchor742"/>2. Положения настоящего раздела распространяются на отношения, связанные с реализацией конкурентной (антимонопольной) политики на территориях государств-членов, и на отношения с участием хозяйствующих субъектов (субъектов рынка) государств-членов, которые оказывают или могут оказать негативное влияние на конкуренцию на трансграничных рынках на территориях двух и более государств-членов. <text:a xlink:type="simple" xlink:href="http://ivo.garant.ru/document/redirect/70285878/1000">Критерии</text:a> отнесения рынка к трансграничному в целях определения компетенции Комиссии устанавливаются решением Высшего совета.</text:p>
      <text:p text:style-name="s22header">Информация об изменениях:</text:p>
      <text:p text:style-name="s22"><text:bookmark text:name="anchor743"/>Пункт 3 изменен с 15 июля 2021 г. - <text:a xlink:type="simple" xlink:href="http://ivo.garant.ru/document/redirect/72821774/14">Протокол</text:a> Евразийского экономического союза от 1 октября 2019 г.</text:p>
      <text:p text:style-name="s22"><text:a xlink:type="simple" xlink:href="http://ivo.garant.ru/document/redirect/77307557/743">См. предыдущую редакцию</text:a></text:p>
      <text:p text:style-name="s1">3. Государства-члены вправе устанавливать в своем законодательстве:</text:p>
      <text:p text:style-name="s1"><text:bookmark text:name="anchor7431"/>1) дополнительные запреты, а также дополнительные требования и ограничения в отношении запретов, предусмотренных <text:a xlink:type="simple" xlink:href="#anchor75">статьями 75</text:a> и <text:a xlink:type="simple" xlink:href="#anchor76">76</text:a> настоящего Договора;</text:p>
      <text:p text:style-name="s1"><text:bookmark text:name="anchor7432"/>2) иные (дополнительные) условия признания доминирующего положения хозяйствующего субъекта (субъекта рынка);</text:p>
      <text:p text:style-name="s1"><text:bookmark text:name="anchor7433"/>3) основания и порядок выдачи предупреждений при реализации полномочий по предупреждению и выявлению признаков нарушения конкурентного (антимонопольного) законодательства государства-члена;</text:p>
      <text:p text:style-name="s1"><text:bookmark text:name="anchor7434"/>4) основания и порядок вынесения предостережений о недопустимости совершения действий (бездействия), которые могут повлечь нарушение конкурентного (антимонопольного) законодательства государства-члена.</text:p>
      <text:p text:style-name="s1"><text:bookmark text:name="anchor744"/>4. Государства-члены проводят согласованную конкурентную (антимонопольную) политику в отношении действий хозяйствующих субъектов (субъектов рынка) третьих стран, если такие действия могут оказать негативное влияние на состояние конкуренции на товарных рынках государств-членов.</text:p>
      <text:p text:style-name="s1"><text:bookmark text:name="anchor745"/>5. Ничто в настоящем разделе не должно толковаться как препятствие для любого государства-члена предпринимать любые меры, которые оно считает необходимыми для защиты важнейших интересов обороны страны или безопасности государства.</text:p>
      <text:p text:style-name="s1"><text:bookmark text:name="anchor746"/>6. Положения настоящего раздела применяются к субъектам естественных монополий с учетом особенностей, предусмотренных настоящим Договором.</text:p>
      <text:p text:style-name="s1"><text:bookmark text:name="anchor747"/>7. Реализация положений настоящего раздела осуществляется согласно <text:a xlink:type="simple" xlink:href="http://ivo.garant.ru/document/redirect/70675108/0">приложению N 19</text:a> к настоящему Договору.</text:p>
      <text:p text:style-name="s1"/>
      <text:h text:outline-level="1" text:style-name="s3"><text:bookmark text:name="anchor75"/>Статья 75
Общие принципы конкуренции</text:h>
      <text:p text:style-name="s1"/>
      <text:p text:style-name="s1"><text:bookmark text:name="anchor751"/>1. Применение государствами-членами норм своего конкурентного (антимонопольного) законодательства к хозяйствующим субъектам (субъектам рынка) государств-членов осуществляется одинаковым образом и в равной мере независимо от организационно-правовой формы и места регистрации таких хозяйствующих субъектов (субъектов рынка) на равных условиях.</text:p>
      <text:p text:style-name="s1"><text:bookmark text:name="anchor752"/>2. Государства-члены устанавливают в своем законодательстве в том числе запреты на:</text:p>
      <text:p text:style-name="s1"><text:bookmark text:name="anchor7521"/>1) соглашения между органами государственной власти, органами местного самоуправления, иными осуществляющими их функции органами или организациями или между ними и хозяйствующими субъектами (субъектами рынка), если такие соглашения приводят или могут привести к недопущению, ограничению или устранению конкуренции, за исключением случаев, предусмотренных настоящим Договором и (или) другими международными договорами государств-членов;</text:p>
      <text:p text:style-name="s1"><text:bookmark text:name="anchor7522"/>2) предоставление государственных или муниципальных преференций, за исключением случаев, предусмотренных в законодательстве государств-членов и с учетом особенностей, предусмотренных настоящим Договором и (или) другими международными договорами государств-членов.</text:p>
      <text:p text:style-name="s1"><text:bookmark text:name="anchor753"/>3. Государства-члены принимают эффективные меры по предупреждению, выявлению и пресечению действий (бездействия), предусмотренных <text:a xlink:type="simple" xlink:href="#anchor7521">подпунктом 1 пункта 2</text:a> настоящей статьи.</text:p>
      <text:p text:style-name="s1"><text:bookmark text:name="anchor754"/>4. Государства-члены в соответствии со своим законодательством обеспечивают эффективный контроль за экономической концентрацией в той мере, в какой это необходимо для защиты и развития конкуренции на территориях каждого государства-члена.</text:p>
      <text:p text:style-name="s1"><text:bookmark text:name="anchor755"/>5. Каждое государство-член обеспечивает наличие органа государственной власти, в компетенцию которого входит реализация и (или) проведение конкурентной (антимонопольной) политики, что подразумевает, помимо прочего, наделение такого органа полномочиями по контролю за соблюдением запрета на антиконкурентные действия и запрета на недобросовестную конкуренцию, за экономической концентрацией, а также полномочиями по предупреждению и выявлению нарушений конкурентного (антимонопольного) законодательства, принятию мер по прекращению указанных нарушений и привлечению к ответственности за такие нарушения (далее - уполномоченный орган государства-члена).</text:p>
      <text:p text:style-name="s1"><text:bookmark text:name="anchor756"/>6. Государства-члены устанавливают в своем законодательстве штрафные санкции за совершение антиконкурентных действий в отношении хозяйствующих субъектов (субъектов рынка) и <text:a xlink:type="simple" xlink:href="#anchor2003">должностных лиц</text:a> органов власти, исходя из принципов эффективности, соразмерности, обеспеченности, неотвратимости и определенности, и обеспечивают контроль за их применением. При этом государства-члены признают, что в случае применения штрафных санкций наиболее высокие штрафные санкции должны устанавливаться за нарушения, представляющие наибольшую угрозу для конкуренции (ограничивающие конкуренцию соглашения, злоупотребление доминирующим положением хозяйствующими субъектами (субъектами рынка) государств-членов), при этом предпочтительны штрафные санкции, исчисляемые исходя из суммы выручки правонарушителя от реализации товара или из суммы расходов правонарушителя на приобретение товара, на рынке которого совершено правонарушение.</text:p>
      <text:p text:style-name="s1"><text:bookmark text:name="anchor757"/>7. Государства-члены в соответствии со своим законодательством обеспечивают информационную открытость проводимой ими конкурентной (антимонопольной) политики, в том числе посредством размещения сведений о деятельности уполномоченных органов государств-членов в средствах массовой информации и сети Интернет.</text:p>
      <text:p text:style-name="s1"><text:bookmark text:name="anchor758"/>8. Уполномоченные органы государств-членов в соответствии с законодательством своего государства и настоящим Договором осуществляют взаимодействие путем направления уведомлений, запросов о предоставлении информации, проведения консультаций, информирования о расследованиях (рассмотрении дел), затрагивающих интересы другого государства-члена, проведения расследований (рассмотрении дел) по запросу уполномоченного органа одного из государств-членов и информирования о его результатах.</text:p>
      <text:p text:style-name="s1"/>
      <text:h text:outline-level="1" text:style-name="s3"><text:bookmark text:name="anchor76"/>Статья 76
Общие правила конкуренции</text:h>
      <text:p text:style-name="s9header">ГАРАНТ:</text:p>
      <text:p text:style-name="s9">О нарушении общих правил конкуренции на трансграничных рынках см. <text:a xlink:type="simple" xlink:href="http://ivo.garant.ru/document/redirect/72755422/0">Решение</text:a> Коллегии Евразийской экономической комиссии от 17 сентября 2019 г. N 165</text:p>
      <text:p text:style-name="s9">О прекращении рассмотрения дела о нарушении общих правил конкуренции на трансграничных рынках см. <text:a xlink:type="simple" xlink:href="http://ivo.garant.ru/document/redirect/72755428/0">Решение</text:a> Коллегии Евразийской экономической комиссии от 17 сентября 2019 г. N 164</text:p>
      <text:p text:style-name="s9">О разъяснении положений настоящей статьи см. <text:a xlink:type="simple" xlink:href="http://ivo.garant.ru/document/redirect/72280216/0">консультативное заключение</text:a> Суда Евразийского экономического союза от 18 июня 2019 г.</text:p>
      <text:p text:style-name="s1"><text:bookmark text:name="anchor761"/>1. Запрещаются действия (бездействие) занимающего доминирующее положение хозяйствующего субъекта (субъекта рынка), результатом которых являются или могут являться недопущение, ограничение, устранение конкуренции и (или) ущемление интересов других лиц, в том числе следующие действия (бездействие):</text:p>
      <text:p text:style-name="s1"><text:bookmark text:name="anchor7611"/>1) установление, поддержание монопольно высокой или монопольно низкой цены товара;</text:p>
      <text:p text:style-name="s1"><text:bookmark text:name="anchor7612"/>2) изъятие товара из обращения, если результатом такого изъятия явилось повышение цены товара;</text:p>
      <text:p text:style-name="s1"><text:bookmark text:name="anchor7613"/>3) навязывание контрагенту экономически или технологически не обоснованных условий договора, невыгодных для него или не относящихся к предмету договора;</text:p>
      <text:p text:style-name="s1"><text:bookmark text:name="anchor7614"/>4) экономически или технологически не обоснованные сокращение или прекращение производства товара, если на этот товар имеется спрос или размещены заказы на его поставки при наличии возможности его рентабельного производства, а также если такое сокращение или такое прекращение производства товара прямо не предусмотрено настоящим Договором и (или) другими международными договорами государств-членов;</text:p>
      <text:p text:style-name="s1"><text:bookmark text:name="anchor7615"/>5) экономически или технологически не обоснованные отказ либо уклонение от заключения договора с отдельными покупателями (заказчиками) в случае наличия возможности производства или поставок соответствующего товара с учетом особенностей, предусмотренных настоящим Договором и (или) другими международными договорами государств-членов;</text:p>
      <text:p text:style-name="s1"><text:bookmark text:name="anchor7616"/>6) экономически, технологически или иным образом не обоснованное установление различных цен (тарифов) на один и тот же товар, создание дискриминационных условий с учетом особенностей, предусмотренных настоящим Договором и (или) другими международными договорами государств-членов;</text:p>
      <text:p text:style-name="s1"><text:bookmark text:name="anchor7617"/>7) создание препятствий доступу на товарный рынок или выходу из товарного рынка другим хозяйствующим субъектам (субъектам рынка).</text:p>
      <text:p text:style-name="s1"><text:bookmark text:name="anchor762"/>2. Не допускается недобросовестная конкуренция, в том числе:</text:p>
      <text:p text:style-name="s1"><text:bookmark text:name="anchor7621"/>1) распространение ложных, неточных или искаженных сведений, которые могут причинить убытки хозяйствующему субъекту (субъекту рынка) либо нанести ущерб его деловой репутации;</text:p>
      <text:p text:style-name="s1"><text:bookmark text:name="anchor7622"/>2) введение в заблуждение в отношении характера, способа и места производства, потребительских свойств, качества и количества товара или в отношении его производителей;</text:p>
      <text:p text:style-name="s1"><text:bookmark text:name="anchor7623"/>3) некорректное сравнение хозяйствующим субъектом (субъектом рынка) производимых или реализуемых им товаров с товарами, производимыми или реализуемыми другими хозяйствующими субъектами (субъектами рынка).</text:p>
      <text:p text:style-name="s1"><text:bookmark text:name="anchor763"/>3. Запрещаются соглашения между хозяйствующими субъектами (субъектами рынка) государств-членов, являющимися конкурентами, действующими на одном товарном рынке, которые приводят или могут привести к:</text:p>
      <text:p text:style-name="s1"><text:bookmark text:name="anchor7631"/>1) установлению или поддержанию цен (тарифов), скидок, надбавок (доплат), наценок;</text:p>
      <text:p text:style-name="s1"><text:bookmark text:name="anchor7632"/>2) повышению, снижению или поддержанию цен на торгах;</text:p>
      <text:p text:style-name="s1"><text:bookmark text:name="anchor7633"/>3) разделу товарного рынка по территориальному принципу, объему продажи или покупки товаров, ассортименту реализуемых товаров либо составу продавцов или покупателей (заказчиков);</text:p>
      <text:p text:style-name="s1"><text:bookmark text:name="anchor7634"/>4) сокращению или прекращению производства товаров;</text:p>
      <text:p text:style-name="s1"><text:bookmark text:name="anchor7635"/>5) отказу от заключения договоров с определенными продавцами либо покупателями (заказчиками).</text:p>
      <text:p text:style-name="s9header">ГАРАНТ:</text:p>
      <text:p text:style-name="s9"><text:bookmark text:name="anchor764"/>О разъяснении положений пункта 4 см. <text:a xlink:type="simple" xlink:href="http://ivo.garant.ru/document/redirect/72131280/0">Консультативное заключение</text:a> Суда Евразийского экономического союза от 17 декабря 2018 г.</text:p>
      <text:p text:style-name="s1">4. Запрещаются "вертикальные" соглашения между хозяйствующими субъектами (субъектами рынка), за исключением "вертикальных" соглашений, которые признаются допустимыми в соответствии с критериями допустимости, установленными <text:a xlink:type="simple" xlink:href="http://ivo.garant.ru/document/redirect/70675108/0">приложением N 19</text:a> к настоящему Договору, в случае если:</text:p>
      <text:p text:style-name="s1"><text:bookmark text:name="anchor7641"/>1) такие соглашения приводят или могут привести к установлению цены перепродажи товара, за исключением случая, когда продавец устанавливает для покупателя максимальную цену перепродажи товара;</text:p>
      <text:p text:style-name="s1"><text:bookmark text:name="anchor7642"/>2) такими соглашениями предусмотрено обязательство покупателя не продавать товар хозяйствующего субъекта (субъекта рынка), который является конкурентом продавца. Такой запрет не распространяется на соглашения об организации покупателем продажи товаров под товарным знаком либо иным средством индивидуализации продавца или производителя.</text:p>
      <text:p text:style-name="s1"><text:bookmark text:name="anchor765"/>5. Запрещаются иные соглашения между хозяйствующими субъектами (субъектами рынка), за исключением "вертикальных" соглашений, которые признаются допустимыми в соответствии с критериями допустимости, установленными <text:a xlink:type="simple" xlink:href="http://ivo.garant.ru/document/redirect/70675108/0">приложением N 19</text:a> к настоящему Договору, в случае если установлено, что такие соглашения приводят или могут привести к ограничению конкуренции.</text:p>
      <text:p text:style-name="s9header">ГАРАНТ:</text:p>
      <text:p text:style-name="s9"><text:bookmark text:name="anchor766"/>О разъяснении положений пункта 6 см. <text:a xlink:type="simple" xlink:href="http://ivo.garant.ru/document/redirect/72131280/0">Консультативное заключение</text:a> Суда Евразийского экономического союза от 17 декабря 2018 г.</text:p>
      <text:p text:style-name="s1">6. Физическим лицам, коммерческим организациям и некоммерческим организациям запрещается осуществлять координацию экономической деятельности хозяйствующих субъектов (субъектов рынка) государств-членов, если такая координация приводит или может привести к любому из указанных в <text:a xlink:type="simple" xlink:href="#anchor763">пунктах 3</text:a> и <text:a xlink:type="simple" xlink:href="#anchor764">4</text:a> настоящей статьи последствий, которые не могут быть признаны допустимыми в соответствии с критериями допустимости, установленными <text:a xlink:type="simple" xlink:href="http://ivo.garant.ru/document/redirect/70675108/0">приложением N 19</text:a> к настоящему Договору. Государства-члены вправе устанавливать в своем законодательстве запрет на координацию экономической деятельности, если такая координация приводит или может привести к последствиям, указанным также в <text:a xlink:type="simple" xlink:href="#anchor765">пункте 5</text:a> настоящей статьи, которые не могут быть признаны допустимыми в соответствии с критериями допустимости, установленными <text:a xlink:type="simple" xlink:href="http://ivo.garant.ru/document/redirect/70675108/0">приложением N 19</text:a> к настоящему Договору.</text:p>
      <text:p text:style-name="s1"><text:bookmark text:name="anchor767"/>7. Пресечение нарушений хозяйствующими субъектами (субъектами рынка) государств-членов, а также физическими лицами и некоммерческими организациями государств-членов, не осуществляющими предпринимательскую деятельность, общих правил конкуренции, установленных настоящим разделом, в случае если такие нарушения оказывают или могут оказать негативное влияние на конкуренцию на трансграничных рынках на территориях двух и более государств-членов, за исключением финансовых рынков, осуществляется Комиссией в порядке, предусмотренном <text:a xlink:type="simple" xlink:href="http://ivo.garant.ru/document/redirect/70675108/0">приложением N 19</text:a> к настоящему Договору.</text:p>
      <text:p text:style-name="s1"/>
      <text:h text:outline-level="1" text:style-name="s3"><text:bookmark text:name="anchor77"/>Статья 77
Государственное ценовое регулирование</text:h>
      <text:p text:style-name="s1"/>
      <text:p text:style-name="s1">Порядок введения государственного ценового регулирования, а также оспаривания решений государств-членов о его введении определяются <text:a xlink:type="simple" xlink:href="http://ivo.garant.ru/document/redirect/70675108/0">приложением N 19</text:a> к настоящему Договору.</text:p>
      <text:p text:style-name="s1"/>
      <text:h text:outline-level="1" text:style-name="s3"><text:bookmark text:name="anchor10319"/>Раздел XIX
Естественные монополии</text:h>
      <text:p text:style-name="s1"/>
      <text:h text:outline-level="1" text:style-name="s3"><text:bookmark text:name="anchor78"/>Статья 78
Сферы и субъекты естественных монополий</text:h>
      <text:p text:style-name="s1"/>
      <text:p text:style-name="s1"><text:bookmark text:name="anchor781"/>1. Государства-члены при регулировании деятельности субъектов естественных монополий руководствуются нормами и положениями, предусмотренными <text:a xlink:type="simple" xlink:href="http://ivo.garant.ru/document/redirect/70675110/0">приложением N 20</text:a> к настоящему Договору.</text:p>
      <text:p text:style-name="s1"><text:bookmark text:name="anchor782"/>2. Положения настоящего раздела распространяются на отношения с участием субъектов естественных монополий, потребителей, органов исполнительной власти и органов местного самоуправления государств-членов в сферах естественных монополий, оказывающих влияние на торговлю между государствами-членами и указанных в <text:a xlink:type="simple" xlink:href="http://ivo.garant.ru/document/redirect/70675110/1000">приложении N 1</text:a> к приложению N 20 к настоящему Договору.</text:p>
      <text:p text:style-name="s1"><text:bookmark text:name="anchor783"/>3. Правоотношения в конкретных сферах естественных монополий определяются настоящим разделом с учетом особенностей, предусмотренных <text:a xlink:type="simple" xlink:href="#anchor10320">разделами XX</text:a> и <text:a xlink:type="simple" xlink:href="#anchor10321">XXI</text:a> настоящего Договора.</text:p>
      <text:p text:style-name="s1"><text:bookmark text:name="anchor784"/>4. В государствах-членах к сферам естественных монополий относятся также сферы естественных монополий, указанные в <text:a xlink:type="simple" xlink:href="http://ivo.garant.ru/document/redirect/70675110/2000">приложении N 2</text:a> к приложению N 20 к настоящему Договору.</text:p>
      <text:p text:style-name="s1">В отношении сфер естественных монополий, указанных в <text:a xlink:type="simple" xlink:href="http://ivo.garant.ru/document/redirect/70675110/2000">приложении N 2</text:a> к приложению N 20 к настоящему Договору, применяются требования законодательства государств-членов.</text:p>
      <text:p text:style-name="s1"><text:bookmark text:name="anchor785"/>5. Перечень услуг субъектов естественных монополий, относимых к сферам естественных монополий, устанавливается законодательством государств-членов.</text:p>
      <text:p text:style-name="s1"><text:bookmark text:name="anchor786"/>6. Государства-члены стремятся к гармонизации сфер естественных монополий, указанных в <text:a xlink:type="simple" xlink:href="http://ivo.garant.ru/document/redirect/70675110/1000">приложениях N 1</text:a> и <text:a xlink:type="simple" xlink:href="http://ivo.garant.ru/document/redirect/70675110/2000">2</text:a> к приложению N 20 к настоящему Договору, путем их сокращения и с возможным определением переходного периода в <text:a xlink:type="simple" xlink:href="#anchor10320">разделах XX</text:a> и <text:a xlink:type="simple" xlink:href="#anchor10321">XXI</text:a> настоящего Договора.</text:p>
      <text:p text:style-name="s1"><text:bookmark text:name="anchor787"/>7. Расширение сфер естественных монополий в государствах-членах осуществляется:</text:p>
      <text:p text:style-name="s1">в соответствии с законодательством государств-членов в случае, если государство-член намерено отнести к сфере естественных монополий сферу, которая является сферой естественной монополии в другом государстве-члене и приведена в <text:a xlink:type="simple" xlink:href="http://ivo.garant.ru/document/redirect/70675110/1000">приложении N 1</text:a> или <text:a xlink:type="simple" xlink:href="http://ivo.garant.ru/document/redirect/70675110/2000">2</text:a> к приложению N 20 к настоящем Договору;</text:p>
      <text:p text:style-name="s1">по решению Комиссии в случае, если к сфере естественных монополий государство-член намерено отнести иную сферу естественных монополий, не указанную в <text:a xlink:type="simple" xlink:href="http://ivo.garant.ru/document/redirect/70675110/1000">приложении N 1</text:a> или <text:a xlink:type="simple" xlink:href="http://ivo.garant.ru/document/redirect/70675110/2000">2</text:a> к приложению N 20 к настоящему Договору, после соответствующего обращения этого государства-члена в Комиссию.</text:p>
      <text:p text:style-name="s1"><text:bookmark text:name="anchor788"/>8. Настоящий раздел не распространяется на отношения, урегулированные действующими двусторонними международными договорами между государствами-членами. Вновь заключаемые двусторонние международные договоры между государствами-членами не могут противоречить настоящему разделу.</text:p>
      <text:p text:style-name="s1"><text:bookmark text:name="anchor789"/>9. Положения <text:a xlink:type="simple" xlink:href="#anchor10318">раздела XVIII</text:a> настоящего Договора применяются к субъектам естественных монополий с учетом особенностей, предусмотренных настоящим разделом.</text:p>
      <text:p text:style-name="s1"/>
      <text:h text:outline-level="1" text:style-name="s3"><text:bookmark text:name="anchor10320"/>Раздел XX
Энергетика</text:h>
      <text:p text:style-name="s1"/>
      <text:h text:outline-level="1" text:style-name="s3"><text:bookmark text:name="anchor79"/>Статья 79
Взаимодействие государств-членов в сфере энергетики</text:h>
      <text:p text:style-name="s1"/>
      <text:p text:style-name="s1"><text:bookmark text:name="anchor791"/>1. В целях эффективного использования потенциала топливно-энергетических комплексов государств-членов, а также обеспечения национальных экономик основными видами энергетических ресурсов (электроэнергия, газ, нефть и нефтепродукты), государства-члены развивают долгосрочное взаимовыгодное сотрудничество в сфере энергетики, проводят скоординированную энергетическую политику, осуществляют поэтапное формирование общих рынков энергетических ресурсов в соответствии с международными договорами, предусмотренными в <text:a xlink:type="simple" xlink:href="#anchor81">статьях 81</text:a>, <text:a xlink:type="simple" xlink:href="#anchor83">83</text:a> и <text:a xlink:type="simple" xlink:href="#anchor84">84</text:a> настоящего Договора, с учетом обеспечения энергетической безопасности, исходя из следующих основных принципов:</text:p>
      <text:p text:style-name="s1"><text:bookmark text:name="anchor7911"/>1) обеспечение рыночного ценообразования на энергетические ресурсы;</text:p>
      <text:p text:style-name="s1"><text:bookmark text:name="anchor7912"/>2) обеспечение развития конкуренции на общих рынках энергетических ресурсов;</text:p>
      <text:p text:style-name="s1"><text:bookmark text:name="anchor7913"/>3) отсутствие технических, административных и прочих препятствий торговле энергетическими ресурсами, соответствующим оборудованием, технологиями и связанными с ними услугами;</text:p>
      <text:p text:style-name="s1"><text:bookmark text:name="anchor7914"/>4) обеспечение развития транспортной инфраструктуры общих рынков энергетических ресурсов;</text:p>
      <text:p text:style-name="s1"><text:bookmark text:name="anchor7915"/>5) обеспечение недискриминационных условий для хозяйствующих субъектов государств-членов на общих рынках энергетических ресурсов;</text:p>
      <text:p text:style-name="s1"><text:bookmark text:name="anchor7916"/>6) создание благоприятных условий для привлечения инвестиций в энергетический комплекс государств-членов;</text:p>
      <text:p text:style-name="s1"><text:bookmark text:name="anchor7917"/>7) гармонизация национальных норм и правил функционирования технологической и коммерческой инфраструктуры общих рынков энергетических ресурсов.</text:p>
      <text:p text:style-name="s1"><text:bookmark text:name="anchor792"/>2. К отношениям хозяйствующих субъектов государств-членов, осуществляющих свою деятельность в сферах электроэнергетики, газа, нефти и нефтепродуктов, не урегулированным настоящим разделом, применяется законодательство государств-членов.</text:p>
      <text:p text:style-name="s1"><text:bookmark text:name="anchor793"/>3. Положения <text:a xlink:type="simple" xlink:href="#anchor10318">раздела XVIII</text:a> настоящего Договора в отношении деятельности хозяйствующих субъектов государств-членов в сферах электроэнергетики, газа, нефти и нефтепродуктов применяются с учетом особенностей, предусмотренных настоящим разделом и <text:a xlink:type="simple" xlink:href="#anchor10319">разделом XIX</text:a> настоящего Договора.</text:p>
      <text:p text:style-name="s1"/>
      <text:h text:outline-level="1" text:style-name="s3"><text:bookmark text:name="anchor80"/>Статья 80
Индикативные (прогнозные) балансы газа, нефти и нефтепродуктов</text:h>
      <text:p text:style-name="s1"/>
      <text:p text:style-name="s1"><text:bookmark text:name="anchor8001"/>1. В целях эффективного использования совокупного энергетического потенциала и оптимизации межгосударственных поставок энергетических ресурсов уполномоченные органы государств-членов разрабатывают и согласовывают:</text:p>
      <text:p text:style-name="s1">индикативный (прогнозный) баланс газа Союза;</text:p>
      <text:p text:style-name="s1">индикативный (прогнозный) баланс нефти Союза;</text:p>
      <text:p text:style-name="s1">индикативные (прогнозные) балансы нефтепродуктов Союза.</text:p>
      <text:p text:style-name="s1"><text:bookmark text:name="anchor8002"/>2. Разработка указанных в <text:a xlink:type="simple" xlink:href="#anchor8001">пункте 1</text:a> настоящей статьи балансов осуществляется с участием Комиссии и в соответствии с <text:a xlink:type="simple" xlink:href="http://ivo.garant.ru/document/redirect/71391734/1000">методологией</text:a> формирования индикативных (прогнозных) балансов газа, нефти и нефтепродуктов, разрабатываемой в срок, предусмотренный <text:a xlink:type="simple" xlink:href="#anchor1041">пунктом 1 статьи 104</text:a> настоящего Договора, и согласовываемой уполномоченными органами государств-членов.</text:p>
      <text:p text:style-name="s1"/>
      <text:p text:style-name="s22header">Информация об изменениях:</text:p>
      <text:p text:style-name="s22"><text:bookmark text:name="anchor81"/>Статья 81 изменена с 5 апреля 2022 г. - <text:a xlink:type="simple" xlink:href="http://ivo.garant.ru/document/redirect/72259216/101">Протокол</text:a> Евразийского экономического союза от 29 мая 2019 г.</text:p>
      <text:p text:style-name="s22"><text:a xlink:type="simple" xlink:href="http://ivo.garant.ru/document/redirect/77304833/81">См. предыдущую редакцию</text:a></text:p>
      <text:h text:outline-level="1" text:style-name="s3">Статья 81
Формирование, функционирование и развитие общего электроэнергетического рынка Союза</text:h>
      <text:p text:style-name="s1"/>
      <text:p text:style-name="s1">Формирование, функционирование и развитие общего электроэнергетического рынка Союза осуществляются на основе принципов и <text:span text:style-name="s8">правил</text:span> согласно <text:a xlink:type="simple" xlink:href="http://ivo.garant.ru/document/redirect/70675112/0">приложению N 21</text:a> к настоящему Договору с учетом <text:a xlink:type="simple" xlink:href="#anchor1048">пункта 8 статьи 104</text:a> настоящего Договора.</text:p>
      <text:p text:style-name="s1"/>
      <text:h text:outline-level="1" text:style-name="s3"><text:bookmark text:name="anchor82"/>Статья 82
Обеспечение доступа к услугам субъектов естественных монополий в сфере электроэнергетики</text:h>
      <text:p text:style-name="s1"/>
      <text:p text:style-name="s22header">Информация об изменениях:</text:p>
      <text:p text:style-name="s22"><text:bookmark text:name="anchor821"/>Пункт 1 изменен с 5 апреля 2022 г. - <text:a xlink:type="simple" xlink:href="http://ivo.garant.ru/document/redirect/72259216/1021">Протокол</text:a> Евразийского экономического союза от 29 мая 2019 г.</text:p>
      <text:p text:style-name="s22"><text:a xlink:type="simple" xlink:href="http://ivo.garant.ru/document/redirect/77304833/821">См. предыдущую редакцию</text:a></text:p>
      <text:p text:style-name="s1">1. В пределах имеющейся технической возможности государства-члены обеспечивают беспрепятственный доступ к услугам субъектов естественных монополий в сфере электроэнергетики при условии приоритетного использования указанных услуг для обеспечения внутренних потребностей в электрической энергии (мощности) государств-членов в соответствии с <text:a xlink:type="simple" xlink:href="http://ivo.garant.ru/document/redirect/70675112/0">приложением N 21</text:a> к настоящему Договору и актом органа Союза, предусмотренным <text:a xlink:type="simple" xlink:href="http://ivo.garant.ru/document/redirect/77304834/5">пунктом 5</text:a> указанного приложения.</text:p>
      <text:p text:style-name="s1"><text:bookmark text:name="anchor822"/>2. Утратил силу с 5 апреля 2022 г. - <text:a xlink:type="simple" xlink:href="http://ivo.garant.ru/document/redirect/72259216/1022">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822">См. предыдущую редакцию</text:a></text:p>
      <text:p text:style-name="s22"/>
      <text:h text:outline-level="1" text:style-name="s3"><text:bookmark text:name="anchor83"/>Статья 83
Формирование общего рынка газа Союза и обеспечение доступа к услугам субъектов естественных монополий в сфере транспортировки газа</text:h>
      <text:p text:style-name="s9header">ГАРАНТ:</text:p>
      <text:p text:style-name="s9">См. <text:a xlink:type="simple" xlink:href="http://ivo.garant.ru/document/redirect/411331779/0">Решение</text:a> Высшего Евразийского экономического совета от 26 декабря 2024 г. N 22 "О формировании общего рынка газа Евразийского экономического союза"</text:p>
      <text:p text:style-name="s1"><text:bookmark text:name="anchor831"/>1. Государства-члены осуществляют поэтапное формирование общего рынка газа Союза согласно <text:a xlink:type="simple" xlink:href="http://ivo.garant.ru/document/redirect/70675114/0">приложению N 22</text:a> с учетом переходных положений, предусмотренных <text:a xlink:type="simple" xlink:href="#anchor1044">пунктами 4</text:a> и <text:a xlink:type="simple" xlink:href="#anchor1045">5 статьи 104</text:a> настоящего Договора.</text:p>
      <text:p text:style-name="s1"><text:bookmark text:name="anchor832"/>2. Государства-члены разрабатывают <text:a xlink:type="simple" xlink:href="http://ivo.garant.ru/document/redirect/71412096/1000">концепцию</text:a> и <text:a xlink:type="simple" xlink:href="http://ivo.garant.ru/document/redirect/72123280/1000">программу</text:a> формирования общего рынка газа Союза, утверждаемые Высшим советом.</text:p>
      <text:p text:style-name="s1"><text:bookmark text:name="anchor833"/>3. Государства-члены заключают международный договор в рамках Союза о формировании общего рынка газа, базирующийся на положениях утвержденных концепции и программы формирования общего рынка газа Союза.</text:p>
      <text:p text:style-name="s1"><text:bookmark text:name="anchor834"/>4. Государства-члены в пределах имеющихся технических возможностей, свободных мощностей газотранспортных систем с учетом согласованного индикативного (прогнозного) баланса газа Союза и на основании гражданско-правовых договоров хозяйствующих субъектов обеспечивают беспрепятственный доступ хозяйствующих субъектов других государств-членов к газотранспортным системам, расположенным на территориях государств-членов, для транспортировки газа на основе единых принципов, условий и правил, предусмотренных <text:a xlink:type="simple" xlink:href="http://ivo.garant.ru/document/redirect/70675114/0">приложением N 22</text:a> к настоящему Договору.</text:p>
      <text:p text:style-name="s1"/>
      <text:h text:outline-level="1" text:style-name="s3"><text:bookmark text:name="anchor84"/>Статья 84
Формирование общих рынков нефти и нефтепродуктов Союза и обеспечение доступа к услугам субъектов естественных монополий в сфере транспортировки нефти и нефтепродуктов</text:h>
      <text:p text:style-name="s1"/>
      <text:p text:style-name="s1"><text:bookmark text:name="anchor841"/>1. Государства-члены осуществляют поэтапное формирование общих рынков нефти и нефтепродуктов Союза согласно <text:a xlink:type="simple" xlink:href="http://ivo.garant.ru/document/redirect/70675116/0">приложению N 23</text:a> к настоящему Договору с учетом переходных положений, предусмотренных <text:a xlink:type="simple" xlink:href="#anchor1046">пунктами 6</text:a> и <text:a xlink:type="simple" xlink:href="#anchor1047">7 статьи 104</text:a> настоящего Договора.</text:p>
      <text:p text:style-name="s1"><text:bookmark text:name="anchor842"/>2. Государства-члены разрабатывают <text:a xlink:type="simple" xlink:href="http://ivo.garant.ru/document/redirect/71412098/1000">концепцию</text:a> и <text:a xlink:type="simple" xlink:href="http://ivo.garant.ru/document/redirect/72123282/1000">программу</text:a> формирования общих рынков нефти и нефтепродуктов Союза, утверждаемые Высшим советом.</text:p>
      <text:p text:style-name="s1"><text:bookmark text:name="anchor843"/>3. Государства-члены заключают международный договор в рамках Союза о формировании общих рынков нефти и нефтепродуктов, базирующийся на положениях утвержденных концепции и программы формирования общих рынков нефти и нефтепродуктов Союза.</text:p>
      <text:p text:style-name="s1"><text:bookmark text:name="anchor844"/>4. Государства-члены в пределах имеющихся технических возможностей с учетом согласованного индикативного (прогнозного) баланса нефти Союза, согласованных индикативных (прогнозных) балансов нефтепродуктов Союза и на основании гражданско-правовых договоров хозяйствующих субъектов обеспечивают беспрепятственный доступ хозяйствующих субъектов других государств-членов к системам транспортировки нефти и нефтепродуктов, расположенным на территориях государств-членов, на основе единых принципов, условий и правил, предусмотренных <text:a xlink:type="simple" xlink:href="http://ivo.garant.ru/document/redirect/70675116/0">приложением N 23</text:a> к настоящему Договору.</text:p>
      <text:p text:style-name="s1"/>
      <text:p text:style-name="s22header">Информация об изменениях:</text:p>
      <text:p text:style-name="s22"><text:bookmark text:name="anchor85"/>Статья 85 изменена с 15 июля 2021 г. - <text:a xlink:type="simple" xlink:href="http://ivo.garant.ru/document/redirect/72821774/15">Протокол</text:a> Евразийского экономического союза от 1 октября 2019 г.</text:p>
      <text:p text:style-name="s22"><text:a xlink:type="simple" xlink:href="http://ivo.garant.ru/document/redirect/77307557/85">См. предыдущую редакцию</text:a></text:p>
      <text:h text:outline-level="1" text:style-name="s3">Статья 85
Полномочия Комиссии в сфере энергетики</text:h>
      <text:p text:style-name="s1"/>
      <text:p text:style-name="s1">В сфере энергетики Комиссия осуществляет:</text:p>
      <text:p text:style-name="s1">мониторинг за исполнением настоящего раздела;</text:p>
      <text:p text:style-name="s1">организационно-техническое обеспечение взаимодействия государственных органов государств-членов, уполномоченных на регулирование в сфере энергетики, организаций технологической и коммерческой инфраструктуры и участников рынков энергетических ресурсов государств-членов при формировании и функционировании общих рынков энергетических ресурсов;</text:p>
      <text:p text:style-name="s1">мониторинг реализации актов органов Союза, касающихся формирования общих рынков энергетических ресурсов.</text:p>
      <text:p text:style-name="s1"/>
      <text:h text:outline-level="1" text:style-name="s3"><text:bookmark text:name="anchor10321"/>Раздел XXI
Транспорт</text:h>
      <text:p text:style-name="s1"/>
      <text:h text:outline-level="1" text:style-name="s3"><text:bookmark text:name="anchor86"/>Статья 86
Скоординированная (согласованная) транспортная политика</text:h>
      <text:p text:style-name="s1"/>
      <text:p text:style-name="s1"><text:bookmark text:name="anchor861"/>1. В Союзе осуществляется скоординированная (согласованная) транспортная политика, направленная на обеспечение экономической интеграции, последовательное и поэтапное формирование единого транспортного пространства на принципах конкуренции, открытости, безопасности, надежности, доступности и экологичности.</text:p>
      <text:p text:style-name="s9header">ГАРАНТ:</text:p>
      <text:p text:style-name="s9">О справочниках и классификаторах, используемых в сфере транспорта и перевозок, см. <text:a xlink:type="simple" xlink:href="http://ivo.garant.ru/document/redirect/72228838/0">Решение</text:a> Коллегии Евразийской экономической комиссии от 16 апреля 2019 г. N 67</text:p>
      <text:p text:style-name="s1"><text:bookmark text:name="anchor862"/>2. Задачами скоординированной (согласованной) транспортной политики являются:</text:p>
      <text:p text:style-name="s1"><text:bookmark text:name="anchor8621"/>1) создание общего рынка транспортных услуг;</text:p>
      <text:p text:style-name="s1"><text:bookmark text:name="anchor8622"/>2) принятие согласованных мер по обеспечению общих преимуществ в сфере транспорта и реализации лучших практик;</text:p>
      <text:p text:style-name="s1"><text:bookmark text:name="anchor8623"/>3) интеграция транспортных систем государств-членов в мировую транспортную систему;</text:p>
      <text:p text:style-name="s1"><text:bookmark text:name="anchor8624"/>4) эффективное использование транзитного потенциала государств-членов;</text:p>
      <text:p text:style-name="s1"><text:bookmark text:name="anchor8625"/>5) повышение качества транспортных услуг;</text:p>
      <text:p text:style-name="s1"><text:bookmark text:name="anchor8626"/>6) обеспечение безопасности на транспорте;</text:p>
      <text:p text:style-name="s1"><text:bookmark text:name="anchor8627"/>7) снижение вредного воздействия транспорта на окружающую среду и здоровье человека;</text:p>
      <text:p text:style-name="s1"><text:bookmark text:name="anchor8628"/>8) формирование благоприятного инвестиционного климата.</text:p>
      <text:p text:style-name="s1"><text:bookmark text:name="anchor863"/>3. Основными приоритетами скоординированной (согласованной) транспортной политики являются:</text:p>
      <text:p text:style-name="s1"><text:bookmark text:name="anchor8631"/>1) формирование единого транспортного пространства;</text:p>
      <text:p text:style-name="s1"><text:bookmark text:name="anchor8632"/>2) создание и развитие евразийских транспортных коридоров;</text:p>
      <text:p text:style-name="s9header">ГАРАНТ:</text:p>
      <text:p text:style-name="s9">См. <text:a xlink:type="simple" xlink:href="http://ivo.garant.ru/document/redirect/402981832/1000">Перечень</text:a> евразийских транспортных коридоров и маршрутов, утвержденный <text:a xlink:type="simple" xlink:href="http://ivo.garant.ru/document/redirect/402981832/0">распоряжением</text:a> Коллегии Евразийской экономической комиссии от 26 октября 2021 г. N 175</text:p>
      <text:p text:style-name="s9">См. <text:a xlink:type="simple" xlink:href="http://ivo.garant.ru/document/redirect/408160283/1000">Комплексный план</text:a> развития евразийских транспортных коридоров, утвержденный <text:a xlink:type="simple" xlink:href="http://ivo.garant.ru/document/redirect/408160283/0">распоряжением</text:a> Коллегии Евразийской экономической комиссии от 5 декабря 2023 г. N 179</text:p>
      <text:p text:style-name="s1"><text:bookmark text:name="anchor8633"/>3) реализация и развитие транзитного потенциала в рамках Союза;</text:p>
      <text:p text:style-name="s1"><text:bookmark text:name="anchor8634"/>4) координация развития транспортной инфраструктуры;</text:p>
      <text:p text:style-name="s9header">ГАРАНТ:</text:p>
      <text:p text:style-name="s9">См. <text:a xlink:type="simple" xlink:href="http://ivo.garant.ru/document/redirect/405213103/1000">перечень</text:a> приоритетных интеграционных инфраструктурных проектов в сфере транспорта государств - членов Евразийского экономического союза, утвержденный <text:a xlink:type="simple" xlink:href="http://ivo.garant.ru/document/redirect/405213103/0">распоряжением</text:a> Евразийского межправительственного совета от 26 августа 2022 г. N 19</text:p>
      <text:p text:style-name="s1"><text:bookmark text:name="anchor8635"/>5) создание логистических центров и транспортных организаций, обеспечивающих оптимизацию процессов перевозки;</text:p>
      <text:p text:style-name="s1"><text:bookmark text:name="anchor8636"/>6) привлечение и использование кадрового потенциала государств-членов;</text:p>
      <text:p text:style-name="s1"><text:bookmark text:name="anchor8637"/>7) развитие науки и инноваций в сфере транспорта.</text:p>
      <text:p text:style-name="s1"><text:bookmark text:name="anchor864"/>4. Скоординированная (согласованная) транспортная политика формируется государствами-членами.</text:p>
      <text:p text:style-name="s1"><text:bookmark text:name="anchor865"/>5. <text:a xlink:type="simple" xlink:href="http://ivo.garant.ru/document/redirect/71652308/1000">Основные направления и этапы реализации</text:a> скоординированной (согласованной) транспортной политики определяются Высшим советом.</text:p>
      <text:p text:style-name="s1"><text:bookmark text:name="anchor866"/>6. Мониторинг реализации <text:a xlink:type="simple" xlink:href="#anchor2002">государствами-членами</text:a> скоординированной (согласованной) транспортной политики осуществляется Комиссией.</text:p>
      <text:p text:style-name="s1"/>
      <text:h text:outline-level="1" text:style-name="s3"><text:bookmark text:name="anchor87"/>Статья 87
Сфера применения</text:h>
      <text:p text:style-name="s1"/>
      <text:p text:style-name="s1"><text:bookmark text:name="anchor871"/>1. Положения настоящего раздела применяются к автомобильному, воздушному, водному и железнодорожному транспорту с учетом положений <text:a xlink:type="simple" xlink:href="#anchor10318">разделов XVIII</text:a> и <text:a xlink:type="simple" xlink:href="#anchor10319">XIX</text:a> настоящего Договора и особенностей, предусмотренных <text:a xlink:type="simple" xlink:href="http://ivo.garant.ru/document/redirect/70675118/0">приложением N 24</text:a> к настоящему Договору.</text:p>
      <text:p text:style-name="s1"><text:bookmark text:name="anchor872"/>2. Государства-члены стремятся к поэтапной либерализации транспортных услуг между государствами-членами.</text:p>
      <text:p text:style-name="s1">Порядок, условия и этапность либерализации определяются международными договорами в рамках Союза с учетом особенностей, предусмотренных <text:a xlink:type="simple" xlink:href="http://ivo.garant.ru/document/redirect/70675118/0">приложением N 24</text:a> к настоящему Договору.</text:p>
      <text:p text:style-name="s1"><text:bookmark text:name="anchor873"/>3. Требования к безопасности на транспорте (транспортной безопасности и безопасности эксплуатации транспорта) определяются законодательством государств-членов и международными договорами.</text:p>
      <text:p text:style-name="s1"/>
      <text:h text:outline-level="1" text:style-name="s3"><text:bookmark text:name="anchor10322"/>Раздел XXII
Государственные (муниципальные) закупки</text:h>
      <text:p text:style-name="s1"/>
      <text:h text:outline-level="1" text:style-name="s3"><text:bookmark text:name="anchor88"/>Статья 88
Цели и принципы регулирования в сфере государственных (муниципальных) закупок</text:h>
      <text:p text:style-name="s1"/>
      <text:p text:style-name="s22header">Информация об изменениях:</text:p>
      <text:p text:style-name="s22"><text:bookmark text:name="anchor881"/>Пункт 1 изменен с 12 февраля 2024 г. - <text:a xlink:type="simple" xlink:href="http://ivo.garant.ru/document/redirect/403809508/16">Протокол</text:a> от 31 марта 2022 г.</text:p>
      <text:p text:style-name="s22"><text:a xlink:type="simple" xlink:href="http://ivo.garant.ru/document/redirect/76825467/881">См. предыдущую редакцию</text:a></text:p>
      <text:p text:style-name="s1">1. Государства-члены определяют следующие цели и принципы регулирования в сфере государственных (муниципальных) закупок (далее - закупки):</text:p>
      <text:p text:style-name="s1"><text:bookmark text:name="anchor8812"/>регулирование отношений в сфере закупок законодательством государства-члена о закупках и международными договорами государств-членов;</text:p>
      <text:p text:style-name="s1">обеспечение оптимального и эффективного расходования средств, используемых для закупок в государствах-членах;</text:p>
      <text:p text:style-name="s1">предоставление государствам-членам национального режима в сфере закупок;</text:p>
      <text:p text:style-name="s1">недопустимость предоставления третьим странам режима в сфере закупок более благоприятного, чем предоставляемый государствам-членам;</text:p>
      <text:p text:style-name="s1">обеспечение информационной открытости и прозрачности закупок;</text:p>
      <text:p text:style-name="s1"><text:bookmark text:name="anchor88107"/>обеспечение беспрепятственного доступа потенциальных поставщиков и поставщиков государств-членов к участию в закупках, проводимых в электронном формате, путем взаимного признания электронной цифровой подписи, изготовленной в соответствии с законодательством одного государства-члена, другим государством-членом;</text:p>
      <text:p text:style-name="s1"><text:bookmark text:name="anchor88108"/>обеспечение наличия органа (органов) государства-члена, осуществляющего функции регулирования и (или) контроля в сфере закупок;</text:p>
      <text:p text:style-name="s1">установление ответственности за нарушение законодательства государств-членов о закупках;</text:p>
      <text:p text:style-name="s1"><text:bookmark text:name="anchor88110"/>развитие конкуренции, а также противодействие коррупции и другим злоупотреблениям в сфере закупок.</text:p>
      <text:p text:style-name="s1"><text:bookmark text:name="anchor882"/>2. Действие настоящего Договора не распространяется на закупки, сведения о которых в соответствии с законодательством государства-члена составляют государственную тайну (государственные секреты).</text:p>
      <text:p text:style-name="s1"><text:bookmark text:name="anchor883"/>3. Закупки в государствах-членах осуществляются согласно <text:a xlink:type="simple" xlink:href="http://ivo.garant.ru/document/redirect/70675120/0">приложению N 25</text:a> к настоящему Договору.</text:p>
      <text:p text:style-name="s1"><text:bookmark text:name="anchor884"/>4. Действие настоящего раздела не распространяется на закупки, осуществляемые национальными (центральными) банками государств-членов, с учетом положений <text:a xlink:type="simple" xlink:href="#anchor8842">абзацев второго - четвертого</text:a> настоящего пункта.</text:p>
      <text:p text:style-name="s1"><text:bookmark text:name="anchor8842"/>Национальные (центральные) банки государств-членов осуществляют закупки для обеспечения административно- хозяйственных нужд, выполнения строительных работ и капитального ремонта в соответствии со своими внутренними правилами осуществления закупок (далее - положение о закупках). Положение о закупках не должно противоречить целям и принципам, изложенным в настоящей статье, в том числе должно обеспечивать равный доступ потенциальным поставщикам государств-членов. В исключительных случаях решением высшего органа национального (центрального) банка могут быть установлены изъятия из указанных принципов.</text:p>
      <text:p text:style-name="s1"><text:bookmark text:name="anchor8843"/>Положение о закупках должно содержать требования к закупкам, в том числе порядок подготовки и проведения процедур закупок (включая способы закупки) и условия их применения, порядок заключения договоров (контрактов).</text:p>
      <text:p text:style-name="s1"><text:bookmark text:name="anchor8844"/>При этом положение о закупках и информация о планируемых и осуществленных национальными (центральными) банками <text:a xlink:type="simple" xlink:href="#anchor2002">государств-членов</text:a> закупках размещается на официальных сайтах национальных (центральных) банков государств-членов в сети Интернет в порядке, определяемом положением о закупках.</text:p>
      <text:p text:style-name="s1"/>
      <text:h text:outline-level="1" text:style-name="s3"><text:bookmark text:name="anchor10323"/>Раздел XXIII
Интеллектуальная собственность</text:h>
      <text:p text:style-name="s1"/>
      <text:h text:outline-level="1" text:style-name="s3"><text:bookmark text:name="anchor89"/>Статья 89
Общие положения</text:h>
      <text:p text:style-name="s1"/>
      <text:p text:style-name="s1"><text:bookmark text:name="anchor891"/>1. Государства-члены осуществляют сотрудничество в сфере охраны и защиты прав на объекты интеллектуальной собственности и обеспечивают на своей территории охрану и защиту прав на них в соответствии с нормами международного права, международными договорами и актами, составляющими право Союза, и <text:a xlink:type="simple" xlink:href="http://ivo.garant.ru/document/redirect/10164072/40700">законодательством</text:a> государств-членов.</text:p>
      <text:p text:style-name="s1">Сотрудничество государств-членов осуществляется для решения следующих основных задач:</text:p>
      <text:p text:style-name="s1">гармонизация законодательства государств-членов в сфере охраны и защиты прав на объекты интеллектуальной собственности;</text:p>
      <text:p text:style-name="s1">защита интересов обладателей прав на объекты интеллектуальной собственности государств-членов.</text:p>
      <text:p text:style-name="s1"><text:bookmark text:name="anchor892"/>2. Сотрудничество государств-членов осуществляется по следующим основным направлениям:</text:p>
      <text:p text:style-name="s1"><text:bookmark text:name="anchor8921"/>1) поддержка научного и инновационного развития;</text:p>
      <text:p text:style-name="s1"><text:bookmark text:name="anchor8922"/>2) совершенствование механизмов коммерциализации и использования объектов интеллектуальной собственности;</text:p>
      <text:p text:style-name="s1"><text:bookmark text:name="anchor8923"/>3) предоставление благоприятных условий для обладателей авторского права и смежных прав государств-членов;</text:p>
      <text:p text:style-name="s1"><text:bookmark text:name="anchor8924"/>4) введение системы регистрации товарных знаков и знаков обслуживания Евразийского экономического союза и наименований мест происхождения товаров Евразийского экономического союза;</text:p>
      <text:p text:style-name="s1"><text:bookmark text:name="anchor8925"/>5) обеспечение защиты прав на объекты интеллектуальной собственности, в том числе в сети Интернет;</text:p>
      <text:p text:style-name="s1"><text:bookmark text:name="anchor8926"/>6) обеспечение эффективной таможенной защиты прав на объекты интеллектуальной собственности, в том числе посредством <text:a xlink:type="simple" xlink:href="http://ivo.garant.ru/document/redirect/71895018/1000">ведения</text:a> единого таможенного реестра объектов интеллектуальной собственности государств-членов;</text:p>
      <text:p text:style-name="s1"><text:bookmark text:name="anchor8927"/>7) осуществление скоординированных мер, направленных на предотвращение и пресечение оборота контрафактной продукции.</text:p>
      <text:p text:style-name="s1"><text:bookmark text:name="anchor893"/>3. В целях обеспечения эффективной охраны и защиты прав на объекты интеллектуальной собственности проводятся консультации <text:a xlink:type="simple" xlink:href="#anchor2002">государств-членов</text:a>, организуемые Комиссией.</text:p>
      <text:p text:style-name="s1">По результатам консультаций разрабатываются предложения по решению выявленных в ходе сотрудничества государств-членов проблемных вопросов.</text:p>
      <text:p text:style-name="s1"/>
      <text:h text:outline-level="1" text:style-name="s3"><text:bookmark text:name="anchor90"/>Статья 90
Правовой режим объектов интеллектуальной собственности</text:h>
      <text:p text:style-name="s1"/>
      <text:p text:style-name="s1"><text:bookmark text:name="anchor9001"/>1. Лицам одного государства-члена на территории другого государства-члена предоставляется национальный режим в том, что касается правового режима объектов интеллектуальной собственности. Законодательством государства-члена могут быть предусмотрены исключения из национального режима в отношении судебных и административных процедур, включая указание адреса для переписки и назначение представителя.</text:p>
      <text:p text:style-name="s1"><text:bookmark text:name="anchor9002"/>2. Государства-члены могут предусматривать в своем законодательстве нормы, которые обеспечивают больший уровень охраны и защиты прав на объекты интеллектуальной собственности, чем это предусматривается в международных правовых актах, применимых к государствам-членам, а также в международных договорах и актах, составляющих право Союза.</text:p>
      <text:p text:style-name="s1"><text:bookmark text:name="anchor9003"/>3. Государства-члены осуществляют деятельность в сфере охраны и защиты прав на объекты интеллектуальной собственности в соответствии с нормами следующих основополагающих международных договоров:</text:p>
      <text:p text:style-name="s1"><text:a xlink:type="simple" xlink:href="http://ivo.garant.ru/document/redirect/2540350/0">Бернская конвенция</text:a> по охране литературных и художественных произведений от 9 сентября 1886 года (в редакции 1971 года);</text:p>
      <text:p text:style-name="s1"><text:a xlink:type="simple" xlink:href="http://ivo.garant.ru/document/redirect/2540449/0">Будапештский договор</text:a> о международном признании депонирования микроорганизмов для целей патентной процедуры от 28 апреля 1977 года;</text:p>
      <text:p text:style-name="s1"><text:a xlink:type="simple" xlink:href="http://ivo.garant.ru/document/redirect/2561877/0">Договор</text:a> Всемирной организации интеллектуальной собственности по авторскому праву от 20 декабря 1996 года;</text:p>
      <text:p text:style-name="s1"><text:a xlink:type="simple" xlink:href="http://ivo.garant.ru/document/redirect/2561873/0">Договор</text:a> Всемирной организации интеллектуальной собственности по исполнениям и фонограммам от 20 декабря 1996 года;</text:p>
      <text:p text:style-name="s1"><text:a xlink:type="simple" xlink:href="http://ivo.garant.ru/document/redirect/2561876/0">Договор</text:a> о патентном праве от 1 июня 2000 года;</text:p>
      <text:p text:style-name="s1"><text:a xlink:type="simple" xlink:href="http://ivo.garant.ru/document/redirect/2540241/0">Договор</text:a> о патентной кооперации от 19 июня 1970 года;</text:p>
      <text:p text:style-name="s1"><text:a xlink:type="simple" xlink:href="http://ivo.garant.ru/document/redirect/2540313/0">Конвенция</text:a> об охране интересов производителей фонограмм от незаконного воспроизводства их фонограмм от 29 октября 1971 года;</text:p>
      <text:p text:style-name="s1"><text:a xlink:type="simple" xlink:href="http://ivo.garant.ru/document/redirect/2540253/0">Мадридское соглашение</text:a> о международной регистрации знаков от 14 апреля 1891 года и <text:a xlink:type="simple" xlink:href="http://ivo.garant.ru/document/redirect/2561878/0">Протокол</text:a> к Мадридскому соглашению о международной регистрации знаков от 28 июня 1989 года;</text:p>
      <text:p text:style-name="s1"><text:a xlink:type="simple" xlink:href="http://ivo.garant.ru/document/redirect/2540353/0">Международная конвенция</text:a> об охране прав исполнителей, изготовителей фонограмм и вещательных организаций от 26 октября 1961 года;</text:p>
      <text:p text:style-name="s1"><text:a xlink:type="simple" xlink:href="http://ivo.garant.ru/document/redirect/10106592/0">Парижская конвенция</text:a> по охране промышленной собственности от 20 марта 1883 года;</text:p>
      <text:p text:style-name="s1"><text:a xlink:type="simple" xlink:href="http://ivo.garant.ru/document/redirect/2564426/0">Сингапурский Договор</text:a> о законах по товарным знакам от 27 марта 2006 года.</text:p>
      <text:p text:style-name="s1">Государства-члены, не являющиеся участниками указанных международных договоров, принимают на себя обязательство по присоединению к ним.</text:p>
      <text:p text:style-name="s1"><text:bookmark text:name="anchor9004"/>4. Регулирование отношений в сфере охраны и защиты прав на объекты интеллектуальной собственности, включая определение особенностей правового режима применительно к отдельным видам объектов интеллектуальной собственности, осуществляется согласно <text:a xlink:type="simple" xlink:href="http://ivo.garant.ru/document/redirect/70675122/0">приложению N 26</text:a> к настоящему Договору.</text:p>
      <text:p text:style-name="s1"/>
      <text:h text:outline-level="1" text:style-name="s3"><text:bookmark text:name="anchor91"/>Статья 91
Правоприменение</text:h>
      <text:p text:style-name="s1"/>
      <text:p text:style-name="s1"><text:bookmark text:name="anchor911"/>1. Государства-члены осуществляют правоприменительные меры по обеспечению эффективной защиты прав на объекты интеллектуальной собственности.</text:p>
      <text:p text:style-name="s1"><text:bookmark text:name="anchor912"/>2. Государства-члены осуществляют действия по защите прав на объекты интеллектуальной собственности, в том числе в соответствии с Таможенным кодексом Евразийского экономического союза, а также с регулирующими таможенные правоотношения международными договорами и актами, составляющими право Союза.</text:p>
      <text:p text:style-name="s1"><text:bookmark text:name="anchor913"/>3. Уполномоченные органы государств-членов, наделенные полномочиями в сфере защиты прав на объекты интеллектуальной собственности, осуществляют сотрудничество и взаимодействие в целях координации действий по предупреждению, выявлению и пресечению нарушений прав на объекты интеллектуальной собственности на территориях государств-членов.</text:p>
      <text:p text:style-name="s1"/>
      <text:h text:outline-level="1" text:style-name="s3"><text:bookmark text:name="anchor10324"/>Раздел XXIV
Промышленность</text:h>
      <text:p text:style-name="s1"/>
      <text:h text:outline-level="1" text:style-name="s3"><text:bookmark text:name="anchor92"/>Статья 92
Промышленная политика и сотрудничество</text:h>
      <text:p text:style-name="s1"/>
      <text:p text:style-name="s1"><text:bookmark text:name="anchor921"/>1. Государства-члены самостоятельно разрабатывают, формируют и реализуют национальные промышленные политики, в том числе принимают национальные программы развития промышленности и иные меры промышленной политики, а также определяют способы, формы и направления предоставления промышленных субсидий, не противоречащие <text:a xlink:type="simple" xlink:href="#anchor93">статье 93</text:a> настоящего Договора.</text:p>
      <text:p text:style-name="s1"><text:bookmark text:name="anchor92101"/>Промышленная политика в рамках Союза формируется государствами-членами по <text:a xlink:type="simple" xlink:href="http://ivo.garant.ru/document/redirect/71186244/1000">основным направлениям</text:a> промышленного сотрудничества, утверждаемым Межправительственным советом, и осуществляется ими при консультативной поддержке и координации Комиссии.</text:p>
      <text:p text:style-name="s1"><text:bookmark text:name="anchor922"/>2. Промышленная политика в рамках Союза осуществляется <text:a xlink:type="simple" xlink:href="#anchor2002">государствами-членами</text:a> на основе следующих принципов:</text:p>
      <text:p text:style-name="s1"><text:bookmark text:name="anchor9221"/>1) равноправие и учет национальных интересов государств-членов;</text:p>
      <text:p text:style-name="s1"><text:bookmark text:name="anchor9222"/>2) взаимовыгодность;</text:p>
      <text:p text:style-name="s1"><text:bookmark text:name="anchor9223"/>3) добросовестная конкуренция;</text:p>
      <text:p text:style-name="s1"><text:bookmark text:name="anchor9224"/>4) недискриминация;</text:p>
      <text:p text:style-name="s1"><text:bookmark text:name="anchor9225"/>5) транспарентность.</text:p>
      <text:p text:style-name="s1"><text:bookmark text:name="anchor923"/>3. Целями осуществления промышленной политики в рамках Союза являются ускорение и повышение устойчивости промышленного развития, повышение конкурентоспособности промышленных комплексов государств-членов, осуществление эффективного сотрудничества, направленного на повышение инновационной активности, устранение барьеров в промышленной сфере, в том числе на пути движения промышленных товаров государств-членов.</text:p>
      <text:p text:style-name="s1"><text:bookmark text:name="anchor924"/>4. Государства-члены для достижения целей осуществления промышленной политики в рамках Союза могут:</text:p>
      <text:p text:style-name="s1"><text:bookmark text:name="anchor9241"/>1) осуществлять взаимное информирование о планах развития промышленности;</text:p>
      <text:p text:style-name="s1"><text:bookmark text:name="anchor9242"/>2) проводить регулярные встречи (консультации) представителей уполномоченных органов государств-членов, отвечающих за выработку и осуществление национальной промышленной политики, в том числе на площадке Комиссии;</text:p>
      <text:p text:style-name="s1"><text:bookmark text:name="anchor9243"/>3) разрабатывать и реализовывать совместные программы развития приоритетных видов экономической деятельности для промышленного сотрудничества;</text:p>
      <text:p text:style-name="s1"><text:bookmark text:name="anchor9244"/>4) разрабатывать и согласовывать перечень чувствительных товаров;</text:p>
      <text:p text:style-name="s1"><text:bookmark text:name="anchor9245"/>5) реализовывать совместные <text:span text:style-name="s8">проекты</text:span>, в том числе по развитию инфраструктуры, необходимой для повышения эффективности промышленного сотрудничества и углубления промышленной кооперации государств-членов;</text:p>
      <text:p text:style-name="s1"><text:bookmark text:name="anchor9246"/>6) развивать технологические и информационные ресурсы для целей промышленного сотрудничества;</text:p>
      <text:p text:style-name="s9header">ГАРАНТ:</text:p>
      <text:p text:style-name="s9">См. <text:a xlink:type="simple" xlink:href="http://ivo.garant.ru/document/redirect/71914200/1000">Концепцию</text:a> создания и функционирования евразийской сети трансфера технологий, утвержденную <text:a xlink:type="simple" xlink:href="http://ivo.garant.ru/document/redirect/71914200/0">решением</text:a> Совета Евразийской экономической комиссии от 30 марта 2018 г. N 23</text:p>
      <text:p text:style-name="s1"><text:bookmark text:name="anchor9247"/>7) проводить совместные научно-исследовательские и опытно-конструкторские разработки с целью стимулирования высокотехнологичных производств;</text:p>
      <text:p text:style-name="s1"><text:bookmark text:name="anchor9248"/>8) реализовывать иные меры, направленные на устранение барьеров и развитие взаимовыгодного сотрудничества.</text:p>
      <text:p text:style-name="s1"><text:bookmark text:name="anchor925"/>5. В случае необходимости по решению Межправительственного совета разрабатываются соответствующие порядки реализации указанных в <text:a xlink:type="simple" xlink:href="#anchor924">пункте 4</text:a> настоящей статьи мер.</text:p>
      <text:p text:style-name="s1"><text:bookmark text:name="anchor926"/>6. Государствами-членами разрабатываются <text:span text:style-name="s8">Основные направления</text:span> промышленного сотрудничества в рамках Союза (далее - Основные направления), утверждаемые Межправительственным советом и включающие в том числе приоритетные виды экономической деятельности для промышленного сотрудничества и чувствительные товары.</text:p>
      <text:p text:style-name="s1">Комиссия ежегодно проводит мониторинг и анализ результатов реализации Основных направлений и при необходимости готовит по согласованию с государствами-членами предложения по уточнению Основных направлений.</text:p>
      <text:p text:style-name="s9header">ГАРАНТ:</text:p>
      <text:p text:style-name="s9">См. <text:a xlink:type="simple" xlink:href="http://ivo.garant.ru/document/redirect/71593208/1000">Положение</text:a> о ежегодном мониторинге и анализе результатов реализации Основных направлений промышленного сотрудничества в рамках Евразийского экономического союза, утвержденное <text:a xlink:type="simple" xlink:href="http://ivo.garant.ru/document/redirect/71593208/0">решением</text:a> Совета Евразийской экономической комиссии от 21 декабря 2016 г. N 142</text:p>
      <text:p text:style-name="s1"><text:bookmark text:name="anchor927"/>7. При разработке и реализации политик в торговой, таможенно-тарифной, конкурентной, в области государственных закупок, технического регулирования, развития предпринимательской деятельности, транспорта и инфраструктуры и других сферах учитываются интересы развития промышленности государств-членов.</text:p>
      <text:p text:style-name="s1"><text:bookmark text:name="anchor928"/>8. В отношении чувствительных товаров государства-члены перед принятием мер промышленной политики проводят консультации для взаимного учета позиций.</text:p>
      <text:p text:style-name="s1">Государства-члены обеспечивают предварительное взаимное информирование о планируемых направлениях реализации национальной промышленной политики по утвержденному перечню чувствительных товаров.</text:p>
      <text:p text:style-name="s1">Государства-члены совместно с Комиссией разрабатывают порядок проведения указанных консультаций и (или) взаимного информирования, который утверждается Советом Комиссии.</text:p>
      <text:p text:style-name="s1"><text:bookmark text:name="anchor929"/>9. Для реализации промышленного сотрудничества в рамках Союза государства-члены при консультативной поддержке и координации Комиссии могут разрабатывать и применять следующие инструменты:</text:p>
      <text:p text:style-name="s22header">Информация об изменениях:</text:p>
      <text:p text:style-name="s22"><text:bookmark text:name="anchor9291"/>Подпункт 1 изменен с 7 июня 2024 г. - <text:a xlink:type="simple" xlink:href="http://ivo.garant.ru/document/redirect/406937644/12">Протокол</text:a> от 25 мая 2023 г.</text:p>
      <text:p text:style-name="s22"><text:a xlink:type="simple" xlink:href="http://ivo.garant.ru/document/redirect/76838080/9291">См. предыдущую редакцию</text:a></text:p>
      <text:p text:style-name="s1">1) <text:a xlink:type="simple" xlink:href="http://ivo.garant.ru/document/redirect/406937950/0">стимулирование</text:a> взаимовыгодной промышленной кооперации в целях создания высокотехнологичной, инновационной и конкурентоспособной продукции, в том числе посредством реализации совместных <text:span text:style-name="s8">кооперационных проектов</text:span> в отраслях промышленности в соответствии с <text:a xlink:type="simple" xlink:href="#anchor330195">приложением N 27</text:a> к настоящему Договору;</text:p>
      <text:p text:style-name="s1"><text:bookmark text:name="anchor9292"/>2) совместные программы и проекты при участии государств-членов на взаимовыгодной основе;</text:p>
      <text:p text:style-name="s9header">ГАРАНТ:</text:p>
      <text:p text:style-name="s9">См. <text:a xlink:type="simple" xlink:href="http://ivo.garant.ru/document/redirect/71872462/1000">Положение</text:a> о разработке, финансировании и реализации межгосударственных программ и проектов в промышленной сфере, утвержденное <text:a xlink:type="simple" xlink:href="http://ivo.garant.ru/document/redirect/71872462/0">решением</text:a> Евразийского межправительственного совета от 2 февраля 2018 г. N 1</text:p>
      <text:p text:style-name="s1"><text:bookmark text:name="anchor9293"/>3) совместные технологические платформы и промышленные кластеры;</text:p>
      <text:p text:style-name="s1"><text:bookmark text:name="anchor9294"/>4) иные инструменты, содействующие развитию промышленного сотрудничества.</text:p>
      <text:p text:style-name="s1"><text:bookmark text:name="anchor9210"/>10. Для реализации настоящей статьи государствами-членами с участием Комиссии могут разрабатываться дополнительные документы и механизмы.</text:p>
      <text:p text:style-name="s1"><text:bookmark text:name="anchor9211"/>11. Комиссия осуществляет консультативную поддержку и координацию деятельности государств-членов по <text:a xlink:type="simple" xlink:href="http://ivo.garant.ru/document/redirect/71186244/1000">основным направлениям</text:a> промышленного сотрудничества в пределах полномочий, определенных настоящим Договором, согласно <text:a xlink:type="simple" xlink:href="http://ivo.garant.ru/document/redirect/70675124/0">приложению N 27</text:a> к настоящему Договору.</text:p>
      <text:p text:style-name="s1">Для целей настоящей статьи используются понятия в соответствии с <text:a xlink:type="simple" xlink:href="http://ivo.garant.ru/document/redirect/70675124/0">приложением N 27</text:a> к настоящему Договору.</text:p>
      <text:p text:style-name="s1"/>
      <text:p text:style-name="s9header">ГАРАНТ:</text:p>
      <text:p text:style-name="s9"><text:bookmark text:name="anchor93"/>Положения статьи 93 <text:a xlink:type="simple" xlink:href="#anchor1052">не распространяются</text:a> на субсидии, предоставленные на территориях государств-членов до 1 января 2012 г.</text:p>
      <text:h text:outline-level="1" text:style-name="s3">Статья 93
Промышленные субсидии</text:h>
      <text:p text:style-name="s1"/>
      <text:p text:style-name="s1"><text:bookmark text:name="anchor931"/>1. В целях обеспечения условий для стабильного и эффективного развития экономик государств-членов, а также условий, способствующих развитию взаимной торговли и добросовестной конкуренции между государствами-членами, на территориях государств-членов действуют единые правила предоставления субсидий в отношении промышленных товаров, в том числе при предоставлении или получении услуг, которые непосредственно связаны с производством, сбытом и потреблением промышленных товаров, согласно <text:a xlink:type="simple" xlink:href="http://ivo.garant.ru/document/redirect/70675126/0">приложению N 28</text:a> к настоящему Договору.</text:p>
      <text:p text:style-name="s1"><text:bookmark text:name="anchor932"/>2. Обязательства государств-членов, вытекающие из положений настоящей статьи и <text:a xlink:type="simple" xlink:href="http://ivo.garant.ru/document/redirect/70675126/0">приложения N 28</text:a> к настоящему Договору, не распространяются на правоотношения государств-членов с третьими странами.</text:p>
      <text:p text:style-name="s1"><text:bookmark text:name="anchor933"/>3. Для целей настоящей статьи под субсидией понимается:</text:p>
      <text:p text:style-name="s1"><text:bookmark text:name="anchor9331"/>а) финансовое содействие, которое оказывается субсидирующим органом государства-члена (или уполномоченной государством-членом структурой), в результате которого создаются (обеспечиваются) преимущества и которое осуществляется посредством:</text:p>
      <text:p text:style-name="s1">прямого перевода денежных средств (например, в виде невозвратных ссуд, кредитов), или приобретения доли в уставном капитале, или его увеличения, или обязательства по переводу таких средств (например, гарантии по кредитам);</text:p>
      <text:p text:style-name="s1">полного или частичного отказа от взимания платежей, которые должны были бы поступать в доход государства-члена (например, налоговые льготы, списание долга). При этом освобождение экспортируемого промышленного товара от пошлин и налогов, взимаемых с аналогичного товара, предназначенного для внутреннего потребления, либо уменьшение таких пошлин и налогов, либо возврат таких пошлин и налогов в размере, не превышающем фактически начисленной суммы, не рассматривается как субсидия;</text:p>
      <text:p text:style-name="s1">предоставления товаров или услуг (за исключением промышленных товаров или услуг, предназначенных для поддержания и развития общей инфраструктуры);</text:p>
      <text:p text:style-name="s1">приобретения промышленных товаров;</text:p>
      <text:p text:style-name="s1"><text:bookmark text:name="anchor9332"/>б) любая другая форма поддержки доходов или цен, которая действует (прямо или косвенно) на сокращение ввоза промышленного товара с территории любого государства-члена или на увеличение вывоза промышленного товара на территорию любого государства-члена, в результате чего предоставляется преимущество.</text:p>
      <text:p text:style-name="s1">Виды субсидий предусмотрены <text:a xlink:type="simple" xlink:href="http://ivo.garant.ru/document/redirect/70675126/0">приложением N 28</text:a> к настоящему Договору.</text:p>
      <text:p text:style-name="s9header">ГАРАНТ:</text:p>
      <text:p text:style-name="s9">См. <text:a xlink:type="simple" xlink:href="http://ivo.garant.ru/document/redirect/70774808/1000">пояснения</text:a> по классификации субсидий, приведенные в <text:a xlink:type="simple" xlink:href="http://ivo.garant.ru/document/redirect/70774808/0">рекомендации</text:a> Коллегии Евразийской экономической комиссии от 21 октября 2014 г. N 14</text:p>
      <text:p text:style-name="s1"><text:bookmark text:name="anchor934"/>4. Субсидирующий орган может поручить или предписать любой другой организации выполнить одну или несколько возложенных на него функций, относящихся к предоставлению субсидий. Действия такой организации рассматриваются в качестве действий субсидирующего органа.</text:p>
      <text:p text:style-name="s1">Акты главы государства-члена, направленные на предоставление субсидий, рассматриваются в качестве действий субсидирующего органа.</text:p>
      <text:p text:style-name="s1"><text:bookmark text:name="anchor935"/>5. Расследование в целях анализа соответствия субсидий, предоставляемых на территории государства-члена, положениям настоящей статьи и <text:a xlink:type="simple" xlink:href="http://ivo.garant.ru/document/redirect/70675126/0">приложения N 28</text:a> к настоящему Договору проводится согласно порядку, предусмотренному приложением N 28 к настоящему Договору.</text:p>
      <text:p text:style-name="s1"><text:bookmark text:name="anchor936"/>6. Комиссия обеспечивает контроль за реализацией положений настоящей статьи и <text:a xlink:type="simple" xlink:href="http://ivo.garant.ru/document/redirect/70675126/0">приложения N 28</text:a> к настоящему Договору и наделяется следующими полномочиями:</text:p>
      <text:p text:style-name="s1"><text:bookmark text:name="anchor9361"/>1) <text:a xlink:type="simple" xlink:href="http://ivo.garant.ru/document/redirect/71811958/1000">осуществление</text:a> мониторинга и проведение сравнительно-правового анализа законодательства государств-членов на предмет соответствия положениям настоящего Договора в отношении предоставления субсидий, а также подготовка ежегодных отчетов о соблюдении государствами-членами положений настоящей статьи и <text:a xlink:type="simple" xlink:href="http://ivo.garant.ru/document/redirect/70675126/0">приложения N 28</text:a> к настоящему Договору;</text:p>
      <text:p text:style-name="s1"><text:bookmark text:name="anchor9362"/>2) содействие в организации консультаций государств-членов по вопросам гармонизации и <text:a xlink:type="simple" xlink:href="#anchor2016">унификации законодательства</text:a> государств-членов в сфере предоставления субсидий;</text:p>
      <text:p text:style-name="s9header">ГАРАНТ:</text:p>
      <text:p text:style-name="s9"><text:bookmark text:name="anchor9363"/>Подпункт 3 <text:a xlink:type="simple" xlink:href="#anchor1051">вступает в силу</text:a> с даты вступления в силу <text:a xlink:type="simple" xlink:href="http://ivo.garant.ru/document/redirect/71685702/0">международного договора</text:a>,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text:p>
      <text:p text:style-name="s1">3) принятие обязательных для исполнения государствами-членами решений, предусмотренных <text:a xlink:type="simple" xlink:href="http://ivo.garant.ru/document/redirect/70675126/0">приложением N 28</text:a> к настоящему Договору, по итогам процедуры добровольного согласования планируемых к предоставлению и предоставленных специфических субсидий, в том числе:</text:p>
      <text:p text:style-name="s1"><text:bookmark text:name="anchor93632"/>принятие решений о допустимости или недопустимости специфических субсидий в соответствии с <text:a xlink:type="simple" xlink:href="http://ivo.garant.ru/document/redirect/70675126/6">пунктом 6</text:a> приложения N 28 к настоящему Договору на основании критериев, определенных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проведение разбирательства по фактам предоставления специфических субсидий и принятие обязательных в отношении них решений в случаях, определенных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разрешение разногласий по вопросам, касающимся реализации положений настоящей статьи и <text:a xlink:type="simple" xlink:href="http://ivo.garant.ru/document/redirect/70675126/0">приложения N 28</text:a> к настоящему Договору, и предоставление разъяснений по их применению;</text:p>
      <text:p text:style-name="s9header">ГАРАНТ:</text:p>
      <text:p text:style-name="s9"><text:bookmark text:name="anchor9364"/>Подпункт 4 <text:a xlink:type="simple" xlink:href="#anchor1051">вступает в силу</text:a> с даты вступления в силу <text:a xlink:type="simple" xlink:href="http://ivo.garant.ru/document/redirect/71685702/0">международного договора</text:a>,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text:p>
      <text:p text:style-name="s1">4) направление запросов и получение информации о предоставляемых субсидиях в порядке и на условиях, которые устанавливаются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text:bookmark text:name="anchor93620"/>Применение <text:a xlink:type="simple" xlink:href="#anchor9363">подпунктов 3</text:a> и <text:a xlink:type="simple" xlink:href="#anchor9364">4</text:a> настоящего пункта осуществляется с учетом переходных положений, предусмотренных <text:a xlink:type="simple" xlink:href="#anchor1051">пунктом 1 статьи 105</text:a> настоящего Договора.</text:p>
      <text:p text:style-name="s1"><text:bookmark text:name="anchor937"/>7. Споры в отношении положений настоящей статьи и <text:a xlink:type="simple" xlink:href="http://ivo.garant.ru/document/redirect/70675126/0">приложения N 28</text:a> к настоящему Договору в первую очередь разрешаются путем проведения переговоров и консультаций. Если спор не будет урегулирован путем проведения переговоров и консультаций в течение 60 календарных дней с даты официальной письменной просьбы об их проведении, направленной государством-членом, инициировавшим спор, государству-ответчику, то государство-истец имеет право обратиться в Суд Союза.</text:p>
      <text:p text:style-name="s1">В случае если решения Суда Союза не выполняются в течение установленного периода времени или если Суд Союза решает, что меры, о которых уведомило государство-ответчик, не соответствуют положениям настоящей статьи и <text:a xlink:type="simple" xlink:href="http://ivo.garant.ru/document/redirect/70675126/0">приложения N 28</text:a> к настоящему Договору, то государство-истец вправе принять соразмерные ответные меры.</text:p>
      <text:p text:style-name="s1"><text:bookmark text:name="anchor938"/>8. Срок, в течение которого государства-члены могут оспорить специфическую субсидию, предоставленную в нарушение <text:a xlink:type="simple" xlink:href="http://ivo.garant.ru/document/redirect/70675126/0">приложения N 28</text:a> к настоящему Договору, составляет 5 лет с даты предоставления специфической субсидии.</text:p>
      <text:p text:style-name="s1"/>
      <text:h text:outline-level="1" text:style-name="s3"><text:bookmark text:name="anchor10325"/>Раздел XXV
Агропромышленный комплекс</text:h>
      <text:p text:style-name="s1"/>
      <text:h text:outline-level="1" text:style-name="s3"><text:bookmark text:name="anchor94"/>Статья 94
Цели и задачи согласованной (скоординированной) агропромышленной политики</text:h>
      <text:p text:style-name="s1"/>
      <text:p text:style-name="s1"><text:bookmark text:name="anchor941"/>1. В целях обеспечения развития агропромышленного комплекса и сельской местности в интересах населения каждого государства-члена и Союза в целом, а также экономической интеграции в рамках Союза проводится согласованная (скоординированная) агропромышленная политика, предполагающая в том числе применение механизмов регулирования, предусмотренных настоящим Договором и другими международными договорами в рамках Союза в сфере агропромышленного комплекса, взаимное предоставление <text:a xlink:type="simple" xlink:href="#anchor2002">государствами-членами</text:a> друг другу и в Комиссию планов (программ) развития производства по каждому из чувствительных сельскохозяйственных товаров, <text:a xlink:type="simple" xlink:href="http://ivo.garant.ru/document/redirect/71507876/1000">перечень</text:a> которых формируется на основании предложений государств-членов и утверждается Советом Комиссии.</text:p>
      <text:p text:style-name="s1"><text:bookmark text:name="anchor942"/>2. Основной целью согласованной (скоординированной) агропромышленной политики является эффективная реализация ресурсного потенциала государств-членов для оптимизации объемов производства конкурентоспособной сельскохозяйственной продукции и продовольствия, удовлетворения потребностей общего аграрного рынка, а также наращивания экспорта сельскохозяйственной продукции и продовольствия.</text:p>
      <text:p text:style-name="s1"><text:bookmark text:name="anchor943"/>3. Реализация согласованной (скоординированной) агропромышленной политики обеспечивает решение следующих задач:</text:p>
      <text:p text:style-name="s1"><text:bookmark text:name="anchor9431"/>1) сбалансированное развитие производства и рынков сельскохозяйственной продукции и продовольствия;</text:p>
      <text:p text:style-name="s1"><text:bookmark text:name="anchor9432"/>2) обеспечение справедливой конкуренции между субъектами государств-членов, в том числе равных условий доступа на общий аграрный рынок;</text:p>
      <text:p text:style-name="s1"><text:bookmark text:name="anchor9433"/>3) унификация требований, связанных с обращением сельскохозяйственной продукции и продовольствия;</text:p>
      <text:p text:style-name="s1"><text:bookmark text:name="anchor9434"/>4) защита интересов производителей государств-членов на внутреннем и внешнем рынках.</text:p>
      <text:p text:style-name="s1"/>
      <text:h text:outline-level="1" text:style-name="s3"><text:bookmark text:name="anchor95"/>Статья 95
Основные направления согласованной (скоординированной) агропромышленной политики и меры государственной поддержки сельского хозяйства</text:h>
      <text:p text:style-name="s1"/>
      <text:p text:style-name="s1"><text:bookmark text:name="anchor951"/>1. Решение задач согласованной (скоординированной) агропромышленной политики предполагает использование механизмов межгосударственного взаимодействия по следующим основным направлениям:</text:p>
      <text:p text:style-name="s1"><text:bookmark text:name="anchor9511"/>1) прогнозирование в агропромышленном комплексе;</text:p>
      <text:p text:style-name="s9header">ГАРАНТ:</text:p>
      <text:p text:style-name="s9">См. <text:a xlink:type="simple" xlink:href="http://ivo.garant.ru/document/redirect/74248310/1000">Методологию</text:a> прогнозирования развития агропромышленных комплексов государств - членов Евразийского экономического союза, утвержденную <text:a xlink:type="simple" xlink:href="http://ivo.garant.ru/document/redirect/74248310/0">распоряжением</text:a> Коллегии Евразийской экономической комиссии от 9 июня 2020 г. N 70</text:p>
      <text:p text:style-name="s9">См. <text:a xlink:type="simple" xlink:href="http://ivo.garant.ru/document/redirect/71484056/1000">Методологию расчета</text:a> сводных прогнозных балансов спроса и предложения государств - членов Евразийского экономического союза по сельскохозяйственной продукции, продовольствию, льноволокну, кожевенному сырью, хлопковолокну и шерсти, утвержденную <text:a xlink:type="simple" xlink:href="http://ivo.garant.ru/document/redirect/71484056/0">распоряжением</text:a> Коллегии Евразийской экономической комиссии от 6 сентября 2016 г. N 134</text:p>
      <text:p text:style-name="s1"><text:bookmark text:name="anchor9512"/>2) государственная поддержка сельского хозяйства;</text:p>
      <text:p text:style-name="s1"><text:bookmark text:name="anchor9513"/>3) регулирование общего аграрного рынка;</text:p>
      <text:p text:style-name="s1"><text:bookmark text:name="anchor9514"/>4) единые требования в сфере производства и обращения продукции;</text:p>
      <text:p text:style-name="s9header">ГАРАНТ:</text:p>
      <text:p text:style-name="s9">См. <text:a xlink:type="simple" xlink:href="http://ivo.garant.ru/document/redirect/74225607/1000">Положение</text:a> о проведении молекулярной генетической экспертизы племенной продукции государств - членов Евразийского экономического союза, утвержденное <text:a xlink:type="simple" xlink:href="http://ivo.garant.ru/document/redirect/74225607/0">решением</text:a> Коллегии Евразийской экономической комиссии от 2 июня 2020 г. N 74</text:p>
      <text:p text:style-name="s9">См. <text:a xlink:type="simple" xlink:href="http://ivo.garant.ru/document/redirect/74634586/1000">Порядок</text:a> определения породы (породности) племенных животных, утвержденный <text:a xlink:type="simple" xlink:href="http://ivo.garant.ru/document/redirect/74634586/0">решением</text:a> Коллегии Евразийской экономической комиссии от 8 сентября 2020 г. N 108</text:p>
      <text:p text:style-name="s9">См. <text:a xlink:type="simple" xlink:href="http://ivo.garant.ru/document/redirect/74676488/1000">Порядок</text:a> проведения апробации новых пород, типов, линий и кроссов сельскохозяйственных животных в государствах - членах Евразийского экономического союза, утвержденный <text:a xlink:type="simple" xlink:href="http://ivo.garant.ru/document/redirect/74676488/0">решением</text:a> Коллегии Евразийской экономической комиссии от 22 сентября 2020 г. N 113</text:p>
      <text:p text:style-name="s9">См. <text:a xlink:type="simple" xlink:href="http://ivo.garant.ru/document/redirect/74845291/1000">состав</text:a> сведений о племенных животных и селекционных достижениях, подлежащих обмену между государствами - членами Евразийского экономического союза, утвержденный <text:a xlink:type="simple" xlink:href="http://ivo.garant.ru/document/redirect/74845291/0">решением</text:a> Коллегии Евразийской экономической комиссии от 27 октября 2020 г. N 132</text:p>
      <text:p text:style-name="s9">См. <text:a xlink:type="simple" xlink:href="http://ivo.garant.ru/document/redirect/400295134/1000">Порядок</text:a> координации и аналитического обеспечения селекционно-племенной работы в области племенного животноводства, проводимой в государствах - членах Евразийского экономического союза, утвержденный <text:a xlink:type="simple" xlink:href="http://ivo.garant.ru/document/redirect/400295134/0">решением</text:a> Евразийского межправительственного совета от 5 февраля 2021 г. N 2</text:p>
      <text:p text:style-name="s1"><text:bookmark text:name="anchor9515"/>5) развитие экспорта сельскохозяйственной продукции и продовольствия;</text:p>
      <text:p text:style-name="s1"><text:bookmark text:name="anchor9516"/>6) научное и инновационное развитие агропромышленного комплекса;</text:p>
      <text:p text:style-name="s9header">ГАРАНТ:</text:p>
      <text:p text:style-name="s9">См. <text:a xlink:type="simple" xlink:href="http://ivo.garant.ru/document/redirect/71685630/70">Порядок</text:a> организации совместных научно-исследовательских и опытно-конструкторских работ в сфере агропромышленного комплекса государств - членов Евразийского экономического союза, утвержденный <text:a xlink:type="simple" xlink:href="http://ivo.garant.ru/document/redirect/71685630/0">решением</text:a> Евразийского межправительственного совета от 26 мая 2017 г. N 1</text:p>
      <text:p text:style-name="s1"><text:bookmark text:name="anchor9517"/>7) интегрированное информационное обеспечение агропромышленного комплекса.</text:p>
      <text:p text:style-name="s9header">ГАРАНТ:</text:p>
      <text:p text:style-name="s9">См. <text:a xlink:type="simple" xlink:href="http://ivo.garant.ru/document/redirect/71606932/1000">требования</text:a> к подсистеме агропромышленного комплекса государств - членов Евразийского экономического союза в рамках интегрированной информационной системы Евразийского экономического союза и правила взаимодействия по ее формированию, утвержденные <text:a xlink:type="simple" xlink:href="http://ivo.garant.ru/document/redirect/71606932/0">решением</text:a> Коллегии Евразийской экономической комиссии от 31 января 2017 г. N 18</text:p>
      <text:p text:style-name="s1"><text:bookmark text:name="anchor952"/>2. Для реализации мер согласованной (скоординированной) агропромышленной политики проводятся регулярные консультации представителей государств-членов, организуемые Комиссией, в том числе по <text:a xlink:type="simple" xlink:href="http://ivo.garant.ru/document/redirect/71507876/1000">чувствительным сельскохозяйственным товарам</text:a>, не реже одного раза в год. По результатам консультаций разрабатываются <text:span text:style-name="s8">рекомендации</text:span> по реализации согласованной (скоординированной) агропромышленной политики в рамках основных направлений, определенных в <text:a xlink:type="simple" xlink:href="#anchor951">пункте 1</text:a> настоящей статьи.</text:p>
      <text:p text:style-name="s1"><text:bookmark text:name="anchor953"/>3. При проведении согласованной (скоординированной) агропромышленной политики государства-члены учитывают особый характер деятельности в области сельского хозяйства, обусловленный не только производственной, экономической, но и социальной значимостью отрасли, структурными и природно-климатическими различиями между регионами и территориями государств-членов.</text:p>
      <text:p text:style-name="s1"><text:bookmark text:name="anchor954"/>4. Реализация политики в других сферах интеграционного взаимодействия, в том числе в сфере обеспечения санитарных, фитосанитарных и ветеринарных (ветеринарно-санитарных) мер в отношении сельскохозяйственной продукции и продовольствия, осуществляется с учетом целей, задач и направлений согласованной (скоординированной) агропромышленной политики.</text:p>
      <text:p text:style-name="s1"><text:bookmark text:name="anchor955"/>5. В рамках Союза государственная поддержка сельского хозяйства осуществляется в соответствии с подходами согласно <text:a xlink:type="simple" xlink:href="http://ivo.garant.ru/document/redirect/70675128/0">приложению N 29</text:a> к настоящему Договору.</text:p>
      <text:p text:style-name="s1"><text:bookmark text:name="anchor956"/>6. Споры в отношении настоящей статьи и <text:a xlink:type="simple" xlink:href="http://ivo.garant.ru/document/redirect/70675128/0">приложения N 29</text:a> к настоящему Договору в первую очередь разрешаются путем проведения переговоров и консультаций при участии Комиссии. Если спор не будет урегулирован путем переговоров и консультаций в течение 60 календарных дней с даты официальной письменной просьбы об их проведении, направленной государством-членом, инициировавшим спор, государству-члену, выступающему в качестве ответчика, то государство-член, являющееся истцом, имеет право обратиться в Суд Союза. При направлении официальной письменной просьбы о проведении переговоров и консультаций государство-член, являющееся истцом, в течение 10 календарных дней с даты направления такой просьбы информирует об этом Комиссию.</text:p>
      <text:p text:style-name="s9header">ГАРАНТ:</text:p>
      <text:p text:style-name="s9">См. <text:a xlink:type="simple" xlink:href="http://ivo.garant.ru/document/redirect/71621162/1000">Порядок</text:a> организации и проведения переговоров и консультаций по спорам, связанным с реализацией согласованной (скоординированной) агропромышленной политики, включая вопросы государственной поддержки сельского хозяйства, направленный <text:a xlink:type="simple" xlink:href="http://ivo.garant.ru/document/redirect/71621162/0">рекомендацией</text:a> Коллегии Евразийской экономической комиссии от 28 февраля 2017 г. N 6</text:p>
      <text:p text:style-name="s1"><text:bookmark text:name="anchor957"/>7. Для реализации согласованной (скоординированной) агропромышленной политики Комиссия осуществляет:</text:p>
      <text:p text:style-name="s1"><text:bookmark text:name="anchor9571"/>1) совместно с государствами-членами разработку, координацию и реализацию основных направлений согласованной (скоординированной) агропромышленной политики в рамках представленных полномочий;</text:p>
      <text:p text:style-name="s1"><text:bookmark text:name="anchor9572"/>2) координацию деятельности при подготовке государствами-членами совместных прогнозов развития агропромышленного комплекса, спроса и предложения в отношении сельскохозяйственной продукции и продовольствия;</text:p>
      <text:p text:style-name="s1"><text:bookmark text:name="anchor9573"/>3) координацию взаимного предоставления государствами-членами программ развития агропромышленного комплекса и отдельных его отраслей;</text:p>
      <text:p text:style-name="s1"><text:bookmark text:name="anchor9574"/>4) мониторинг развития агропромышленных комплексов государств-членов, применения государствами-членами мер государственного регулирования агропромышленных комплексов, в том числе мер государственной поддержки сельского хозяйства;</text:p>
      <text:p text:style-name="s1"><text:bookmark text:name="anchor9575"/>5) ценовой мониторинг и анализ конкурентоспособности производимой продукции по согласованной государствами-членами <text:a xlink:type="simple" xlink:href="http://ivo.garant.ru/document/redirect/71368538/1000">номенклатуре</text:a>;</text:p>
      <text:p text:style-name="s9header">ГАРАНТ:</text:p>
      <text:p text:style-name="s9">См. <text:a xlink:type="simple" xlink:href="http://ivo.garant.ru/document/redirect/71701744/1000">Методику</text:a> осуществления Евразийской экономической комиссией ценового мониторинга и анализа конкурентоспособности сельскохозяйственной продукции и продукции пищевой промышленности, производимой в государствах - членах Евразийского экономического союза, утвержденную <text:a xlink:type="simple" xlink:href="http://ivo.garant.ru/document/redirect/71701744/0">распоряжением</text:a> Коллегии Евразийской экономической комиссии от 20 июня 2017 г. N 67</text:p>
      <text:p text:style-name="s1"><text:bookmark text:name="anchor9576"/>6) содействие в организации консультаций и переговоров по вопросам гармонизации законодательства <text:a xlink:type="simple" xlink:href="#anchor2002">государств-членов</text:a> в сфере агропромышленного комплекса, в том числе законодательства в области государственной поддержки сельского хозяйства, а также по вопросам разрешения споров, связанных с соблюдением обязательств в области государственной поддержки сельского хозяйства;</text:p>
      <text:p text:style-name="s1"><text:bookmark text:name="anchor9577"/>7) мониторинг и проведение сравнительно-правового анализа законодательства государств-членов в области государственной поддержки сельского хозяйства на предмет его соответствия обязательствам в рамках Союза;</text:p>
      <text:p text:style-name="s9header">ГАРАНТ:</text:p>
      <text:p text:style-name="s9">См. <text:a xlink:type="simple" xlink:href="http://ivo.garant.ru/document/redirect/71820166/31">Положение</text:a> о проведении мониторинга и сравнительно-правового анализа законодательства государств - членов Евразийского экономического союза в области государственной поддержки сельского хозяйства, утвержденное <text:a xlink:type="simple" xlink:href="http://ivo.garant.ru/document/redirect/71820166/0">Решением</text:a> Коллегии Евразийской экономической комиссии от 21 ноября 2017 г. N 160</text:p>
      <text:p text:style-name="s1"><text:bookmark text:name="anchor9578"/>8) подготовку и предоставление государствам-членам обзоров государственной политики в сфере агропромышленного комплекса и государственной поддержки сельского хозяйства в государствах-членах, включая <text:a xlink:type="simple" xlink:href="http://ivo.garant.ru/document/redirect/409466563/0">рекомендации</text:a> по повышению эффективности государственной поддержки;</text:p>
      <text:p text:style-name="s9header">ГАРАНТ:</text:p>
      <text:p text:style-name="s9">См. <text:a xlink:type="simple" xlink:href="http://ivo.garant.ru/document/redirect/71664536/1000">Методологию</text:a> оценки эффективности мер государственного регулирования агропродовольственного рынка и поддержки агропромышленного комплекса, направленную <text:a xlink:type="simple" xlink:href="http://ivo.garant.ru/document/redirect/71664536/0">рекомендацией</text:a> Коллегии Евразийской экономической комиссии от 24 апреля 2017 г. N 11</text:p>
      <text:p text:style-name="s1"><text:bookmark text:name="anchor9579"/>9) оказание содействия государствам-членам по вопросам, связанным с расчетом объемов государственной поддержки сельского хозяйства;</text:p>
      <text:p text:style-name="s1"><text:bookmark text:name="anchor95710"/>10) подготовку совместно с государствами-членами <text:span text:style-name="s8">рекомендаций</text:span> по осуществлению согласованных действий, направленных на развитие экспортного потенциала в сфере агропромышленного комплекса;</text:p>
      <text:p text:style-name="s1"><text:bookmark text:name="anchor95711"/>11) <text:a xlink:type="simple" xlink:href="http://ivo.garant.ru/document/redirect/71566530/0">координацию</text:a> действий при осуществлении государствами-членами совместной научно-инновационной деятельности в сфере агропромышленного комплекса, в том числе в рамках реализации государствами-членами межгосударственных программ;</text:p>
      <text:p text:style-name="s1"><text:bookmark text:name="anchor95712"/>12) координацию разработки и реализации государствами-членами унифицированных требований в отношении условий ввоза, вывоза и перемещения по таможенной территории Союза племенной продукции, <text:span text:style-name="s8">методик</text:span> определения племенной ценности племенных животных, а также форм племенных свидетельств (сертификатов, паспортов);</text:p>
      <text:p text:style-name="s9header">ГАРАНТ:</text:p>
      <text:p text:style-name="s9">См. <text:a xlink:type="simple" xlink:href="http://ivo.garant.ru/document/redirect/411162791/1000">унифицированные подходы</text:a> к бонитировке сельскохозяйственных животных в государствах - членах Евразийского экономического союза, утвержденные <text:a xlink:type="simple" xlink:href="http://ivo.garant.ru/document/redirect/411162791/0">рекомендацией</text:a> Коллегии Евразийской экономической комиссии от 17 декабря 2024 г. N 25</text:p>
      <text:p text:style-name="s1"><text:bookmark text:name="anchor95713"/>13) координацию разработки и реализации унифицированных требований в сфере испытания сортов и семеноводства сельскохозяйственных растений, а также взаимного признания государствами-членами документов, удостоверяющих сортовые и посевные качества семян;</text:p>
      <text:p text:style-name="s9header">ГАРАНТ:</text:p>
      <text:p text:style-name="s9">См. <text:a xlink:type="simple" xlink:href="http://ivo.garant.ru/document/redirect/410703036/0">Рекомендации</text:a> Коллегии Евразийской экономической комиссии от 5 ноября 2024 г. N 22 "О перечне показателей сортовых и посевных (посадочных) качеств семян сельскохозяйственных растений при их обращении в рамках Евразийского экономического союза"</text:p>
      <text:p text:style-name="s9">См. <text:a xlink:type="simple" xlink:href="http://ivo.garant.ru/document/redirect/405574041/1000">Методические подходы</text:a> к проведению испытаний сортов сельскохозяйственных растений в рамках Евразийского экономического союза, утвержденные <text:a xlink:type="simple" xlink:href="http://ivo.garant.ru/document/redirect/405574041/0">решением</text:a> Коллегии Евразийской экономической комиссии от 25 октября 2022 г. N 155</text:p>
      <text:p text:style-name="s1"><text:bookmark text:name="anchor95714"/>14) оказание содействия в обеспечении равных конкурентных условий в рамках основных направлений согласованной (скоординированной) агропромышленной политики.</text:p>
      <text:p text:style-name="s1"/>
      <text:h text:outline-level="1" text:style-name="s3"><text:bookmark text:name="anchor10326"/>Раздел XXVI
Трудовая миграция</text:h>
      <text:p text:style-name="s1"/>
      <text:h text:outline-level="1" text:style-name="s3"><text:bookmark text:name="anchor96"/>Статья 96
Сотрудничество государств-членов в сфере трудовой миграции</text:h>
      <text:p text:style-name="s1"/>
      <text:p text:style-name="s1"><text:bookmark text:name="anchor961"/>1. Государства-члены осуществляют сотрудничество по согласованию политики в сфере регулирования трудовой миграции в рамках Союза, а также по оказанию содействия организованному набору и привлечению трудящихся государств-членов для осуществления ими трудовой деятельности в государствах-членах.</text:p>
      <text:p text:style-name="s1"><text:bookmark text:name="anchor962"/>2. Сотрудничество государств-членов в сфере трудовой миграции осуществляется путем взаимодействия государственных органов государств-членов, к компетенции которых относятся соответствующие вопросы.</text:p>
      <text:p text:style-name="s1"><text:bookmark text:name="anchor963"/>3. Сотрудничество государств-членов в сфере трудовой миграции в рамках Союза осуществляется в следующих формах:</text:p>
      <text:p text:style-name="s1"><text:bookmark text:name="anchor9631"/>1) согласование общих подходов и принципов в сфере трудовой миграции;</text:p>
      <text:p text:style-name="s1"><text:bookmark text:name="anchor9632"/>2) обмен нормативными правовыми актами;</text:p>
      <text:p text:style-name="s1"><text:bookmark text:name="anchor9633"/>3) обмен информацией;</text:p>
      <text:p text:style-name="s1"><text:bookmark text:name="anchor9634"/>4) реализация мер, направленных на предотвращение распространения недостоверной информации;</text:p>
      <text:p text:style-name="s1"><text:bookmark text:name="anchor9635"/>5) обмен опытом, проведение стажировок, семинаров и учебных курсов;</text:p>
      <text:p text:style-name="s1"><text:bookmark text:name="anchor9636"/>6) сотрудничество в рамках консультативных органов.</text:p>
      <text:p text:style-name="s1"><text:bookmark text:name="anchor964"/>4. По согласованию государств-членов могут быть определены иные формы сотрудничества в сфере миграции.</text:p>
      <text:p text:style-name="s1"><text:bookmark text:name="anchor965"/>5. Понятия, используемые в настоящем разделе, означают следующее:</text:p>
      <text:p text:style-name="s1"><text:bookmark text:name="anchor9651"/><text:span text:style-name="s10">"государство въезда"</text:span> - государство-член, на территорию которого следует гражданин другого государства-члена;</text:p>
      <text:p text:style-name="s1"><text:bookmark text:name="anchor9652"/><text:span text:style-name="s10">"государство постоянного проживания"</text:span> - государство-член, гражданином которого является трудящийся государства-члена;</text:p>
      <text:p text:style-name="s1"><text:bookmark text:name="anchor9653"/><text:span text:style-name="s10">"государство трудоустройства"</text:span> - государство-член, на территории которого осуществляется трудовая деятельность;</text:p>
      <text:p text:style-name="s1"><text:bookmark text:name="anchor9654"/><text:span text:style-name="s10">"документы об образовании"</text:span> - документы государственного образца об образовании, а также документы об образовании, признаваемые на уровне государственных документов об образовании;</text:p>
      <text:p text:style-name="s1"><text:bookmark text:name="anchor9655"/><text:span text:style-name="s10">"заказчик работ (услуг)"</text:span> - юридическое или физическое лицо, которое предоставляет трудящемуся государства-члена работу на основании заключенного с ним гражданско-правового договора в порядке и на условиях, которые предусмотрены законодательством государства трудоустройства;</text:p>
      <text:p text:style-name="s1"><text:bookmark text:name="anchor9656"/><text:span text:style-name="s10">"миграционная карта (карточка)"</text:span> - документ, который содержит сведения о гражданине государства-члена, въезжающем на территорию другого государства-члена, и служит для учета и контроля за его временным пребыванием на территории государства въезда;</text:p>
      <text:p text:style-name="s1"><text:bookmark text:name="anchor9657"/><text:span text:style-name="s10">"работодатель"</text:span> - юридическое или физическое лицо, которое предоставляет трудящемуся государства-члена работу на основании заключенного с ним трудового договора в порядке и на условиях, которые предусмотрены законодательством государства трудоустройства;</text:p>
      <text:p text:style-name="s1"><text:bookmark text:name="anchor9658"/><text:span text:style-name="s10">"социальное обеспечение (социальное страхование)"</text:span> - обязательное страхование на случай временной нетрудоспособности и в связи с материнством, обязательное страхование от несчастных случаев на производстве и профессиональных заболеваний и обязательное медицинское страхование;</text:p>
      <text:p text:style-name="s1"><text:bookmark text:name="anchor9659"/><text:span text:style-name="s10">"трудовая деятельность"</text:span> - деятельность на основании трудового договора или деятельность по выполнению работ (оказанию услуг) на основании гражданско-правового договора, осуществляемая на территории государства трудоустройства в соответствии с законодательством этого государства;</text:p>
      <text:p text:style-name="s1"><text:bookmark text:name="anchor9660"/><text:span text:style-name="s10">"трудящийся государства-члена"</text:span> - лицо, являющееся гражданином государства-члена, законно находящееся и на законном основании осуществляющее трудовую деятельность на территории государства трудоустройства, гражданином которого оно не является и в котором постоянно не проживает;</text:p>
      <text:p text:style-name="s1"><text:bookmark text:name="anchor9661"/><text:span text:style-name="s10">"член семьи"</text:span> - лицо, состоящее в браке с трудящимся государства-члена, а также находящиеся на его иждивении дети и другие лица, которые признаются членами семьи в соответствии с законодательством государства трудоустройства.</text:p>
      <text:p text:style-name="s1"/>
      <text:h text:outline-level="1" text:style-name="s3"><text:bookmark text:name="anchor97"/>Статья 97
Трудовая деятельность трудящихся государств-членов</text:h>
      <text:p text:style-name="s1"/>
      <text:p text:style-name="s1"><text:bookmark text:name="anchor971"/>1. Работодатели и (или) заказчики работ (услуг) государства-члена вправе привлекать к осуществлению трудовой деятельности трудящихся государств-членов без учета ограничений по защите национального рынка труда. При этом трудящимся государств-членов не требуется получение разрешения на осуществление трудовой деятельности в <text:a xlink:type="simple" xlink:href="#anchor9653">государстве трудоустройства</text:a>.</text:p>
      <text:p text:style-name="s1"><text:bookmark text:name="anchor972"/>2. Государства-члены не устанавливают и не применяют ограничения, установленные их законодательством в целях защиты национального рынка труда, за исключением ограничений, установленных настоящим Договором и законодательством государств-членов в целях обеспечения национальной безопасности (в том числе в отраслях экономики, имеющих стратегическое значение) и общественного порядка, в отношении осуществляемой трудящимися государств-членов трудовой деятельности, рода занятий и территории пребывания.</text:p>
      <text:p text:style-name="s22header">Информация об изменениях:</text:p>
      <text:p text:style-name="s22"><text:bookmark text:name="anchor973"/>Пункт 3 изменен с 12 февраля 2024 г. - <text:a xlink:type="simple" xlink:href="http://ivo.garant.ru/document/redirect/403809508/171">Протокол</text:a> от 31 марта 2022 г.</text:p>
      <text:p text:style-name="s22"><text:a xlink:type="simple" xlink:href="http://ivo.garant.ru/document/redirect/76825467/973">См. предыдущую редакцию</text:a></text:p>
      <text:p text:style-name="s1">3. В целях осуществления трудящимися государств-членов трудовой деятельности в государстве трудоустройства признаются документы об образовании, выданные образовательными организациями (учреждениями образования, организациями в сфере образования) государств-членов, без проведения установленных законодательством государства трудоустройства процедур признания документов об образовании.</text:p>
      <text:p text:style-name="s1"><text:bookmark text:name="anchor97302"/>Трудящиеся одного государства-члена, претендующие на занятие медицинской или фармацевтической деятельностью в другом государстве-члене, проходят установленную законодательством государства трудоустройства процедуру признания документов об образовании и могут быть допущены соответственно к медицинской или фармацевтической деятельности в соответствии с законодательством государства трудоустройства.</text:p>
      <text:p text:style-name="s1"><text:bookmark text:name="anchor9733"/>В целях осуществления трудящимися государств-членов трудовой деятельности документы об ученых степенях и ученых званиях, выданные в соответствии с законодательством государств-членов, признаются в государстве трудоустройства в соответствии с отдельными международными договорами в рамках Союза. При отсутствии международных договоров указанные документы признаются в соответствии с законодательством государства трудоустройства.</text:p>
      <text:p text:style-name="s1"><text:bookmark text:name="anchor9734"/>Работодатели (заказчики работ (услуг)) вправе запросить нотариальный перевод документов об образовании на язык государства трудоустройства, а также в случае необходимости в целях верификации <text:a xlink:type="simple" xlink:href="#anchor9654">документов об образовании</text:a> трудящихся государств-членов направлять запросы, в том числе путем обращения к информационным базам данных, в образовательные организации (учреждения образования, организации в сфере образования), выдавшие документ об образовании, и получать соответствующие ответы.</text:p>
      <text:p text:style-name="s22header">Информация об изменениях:</text:p>
      <text:p text:style-name="s22"><text:bookmark text:name="anchor974"/>Пункт 4 изменен с 12 февраля 2024 г. - <text:a xlink:type="simple" xlink:href="http://ivo.garant.ru/document/redirect/403809508/174">Протокол</text:a> от 31 марта 2022 г.</text:p>
      <text:p text:style-name="s22"><text:a xlink:type="simple" xlink:href="http://ivo.garant.ru/document/redirect/76825467/974">См. предыдущую редакцию</text:a></text:p>
      <text:p text:style-name="s1">4. Трудовая деятельность трудящегося государства-члена регулируется <text:a xlink:type="simple" xlink:href="http://ivo.garant.ru/document/redirect/184755/13">законодательством</text:a> государства трудоустройства с учетом положений настоящего Договора.</text:p>
      <text:p text:style-name="s1"><text:bookmark text:name="anchor97402"/>Граждане государств-членов, законно находящиеся на территории другого государства-члена, при наличии трудового или гражданско-правового договора, заключенного трудящимся государства-члена с работодателем или заказчиком работ (услуг), вправе обратиться в компетентные органы этого государства-члена непосредственно или с использованием информационно-телекоммуникационных сетей общего пользования, в том числе сети Интернет (при наличии такой возможности в государстве трудоустройства), для изменения цели въезда без выезда за пределы государства трудоустройства, если для осуществления трудовой деятельности необходимо изменить цель пребывания в государстве трудоустройства.</text:p>
      <text:p text:style-name="s1"><text:bookmark text:name="anchor975"/>5. Срок временного пребывания (проживания) <text:a xlink:type="simple" xlink:href="#anchor9660">трудящегося государства-члена</text:a> и членов семьи на территории государства трудоустройства определяется сроком действия трудового или гражданско-правового договора, заключенного трудящимся государства-члена с работодателем или заказчиком работ (услуг).</text:p>
      <text:p text:style-name="s1"><text:bookmark text:name="anchor976"/>6. Граждане государства-члена, прибывшие в целях осуществления трудовой деятельности или трудоустройства на территорию другого государства-члена, и члены семей освобождаются от обязанности регистрации (постановки на учет) в течение 30 суток с даты въезда.</text:p>
      <text:p text:style-name="s1"><text:bookmark text:name="anchor9762"/>В случае пребывания граждан государства-члена на территории другого государства-члена свыше 30 суток с даты въезда, эти граждане обязаны зарегистрироваться (встать на учет) в соответствии с законодательством <text:a xlink:type="simple" xlink:href="#anchor9651">государства въезда</text:a>, если такая обязанность установлена законодательством государства въезда.</text:p>
      <text:p text:style-name="s1"><text:bookmark text:name="anchor977"/>7. Граждане государства-члена при въезде на территорию другого государства-члена в случаях, предусмотренных законодательством государства въезда, используют миграционные карты (карточки), если иное не предусмотрено отдельными международными договорами государств-членов.</text:p>
      <text:p text:style-name="s1"><text:bookmark text:name="anchor978"/>8. Граждане государства-члена при въезде на территорию другого государства-члена по одному из действительных документов, допускающему проставление отметок органов пограничного контроля о пересечении государственной границы, при условии, что срок их пребывания не превышает 30 суток с даты въезда, освобождаются от использования <text:a xlink:type="simple" xlink:href="#anchor9656">миграционной карты (карточки)</text:a>, если такая обязанность установлена законодательством государства въезда.</text:p>
      <text:p text:style-name="s1"><text:bookmark text:name="anchor979"/>9. В случае досрочного расторжения трудового или гражданско-правового договора после истечения 90 суток с даты въезда на территорию государства трудоустройства трудящийся государства-члена имеет право без выезда с территории государства трудоустройства в течение 15 дней заключить новый трудовой или гражданско-правовой договор.</text:p>
      <text:p text:style-name="s1"/>
      <text:h text:outline-level="1" text:style-name="s3"><text:bookmark text:name="anchor98"/>Статья 98
Права и обязанности трудящегося государства-члена</text:h>
      <text:p text:style-name="s1"/>
      <text:p text:style-name="s1"><text:bookmark text:name="anchor981"/>1. Трудящийся государства-члена имеет право на занятие профессиональной деятельностью в соответствии со специальностью и квалификацией, указанных в документах об образовании, документах о присуждении ученой степени и (или) присвоении ученого звания, признаваемых в соответствии с настоящим Договором и законодательством государства трудоустройства.</text:p>
      <text:p text:style-name="s1"><text:bookmark text:name="anchor982"/>2. Трудящийся государства-члена и <text:a xlink:type="simple" xlink:href="#anchor9661">члены семьи</text:a> осуществляют в порядке, установленном законодательством государства трудоустройства, право:</text:p>
      <text:p text:style-name="s1"><text:bookmark text:name="anchor9821"/>1) на владение, пользование и распоряжение своим имуществом;</text:p>
      <text:p text:style-name="s1"><text:bookmark text:name="anchor9822"/>2) на защиту собственности;</text:p>
      <text:p text:style-name="s1"><text:bookmark text:name="anchor9823"/>3) на беспрепятственный перевод денежных средств.</text:p>
      <text:p text:style-name="s1"><text:bookmark text:name="anchor983"/>3. <text:a xlink:type="simple" xlink:href="#anchor9658">Социальное обеспечение (социальное страхование)</text:a> (кроме пенсионного) трудящихся государств-членов и членов семей осуществляется на тех же условиях и в том же порядке, что и граждан государства трудоустройства.</text:p>
      <text:p text:style-name="s1"><text:bookmark text:name="anchor9832"/>Трудовой (страховой) стаж трудящихся государств-членов засчитывается в общий трудовой (страховой) стаж для целей социального обеспечения (социального страхования), кроме пенсионного, в соответствии с законодательством государства трудоустройства.</text:p>
      <text:p text:style-name="s1"><text:bookmark text:name="anchor9833"/>Пенсионное обеспечение трудящихся государств-членов и членов семьи регулируется <text:a xlink:type="simple" xlink:href="http://ivo.garant.ru/document/redirect/12125128/0">законодательством</text:a> государства постоянного проживания, а также в соответствии с отдельным международным договором между государствами-членами.</text:p>
      <text:p text:style-name="s9header">ГАРАНТ:</text:p>
      <text:p text:style-name="s9">См. <text:a xlink:type="simple" xlink:href="http://ivo.garant.ru/document/redirect/70797194/1000">Концепцию</text:a> проекта международного договора о сотрудничестве в области пенсионного обеспечения, одобренную <text:a xlink:type="simple" xlink:href="http://ivo.garant.ru/document/redirect/70797194/0">решением</text:a> Совета Евразийской экономической комиссии от 12 ноября 2014 г. N 103</text:p>
      <text:p text:style-name="s1"><text:bookmark text:name="anchor984"/>4. Право трудящихся государств-членов и членов семей на получение скорой медицинской помощи (в экстренной и неотложной формах) и иной медицинской помощи регулируется в порядке согласно <text:a xlink:type="simple" xlink:href="http://ivo.garant.ru/document/redirect/70675130/0">приложению N 30</text:a>, а также <text:a xlink:type="simple" xlink:href="http://ivo.garant.ru/document/redirect/12191967/19">законодательством</text:a> государства трудоустройства и международными договорами, участником которых оно является.</text:p>
      <text:p text:style-name="s1"><text:bookmark text:name="anchor985"/>5. Трудящийся государства-члена имеет право вступать в профессиональные союзы наравне с гражданами государства трудоустройства.</text:p>
      <text:p text:style-name="s1"><text:bookmark text:name="anchor986"/>6. Трудящийся государства-члена имеет право на получение от государственных органов государства трудоустройства (к компетенции которых относятся соответствующие вопросы) и работодателя (<text:a xlink:type="simple" xlink:href="#anchor9655">заказчика работ (услуг)</text:a>) информации, касающейся порядка его пребывания, условий осуществления трудовой деятельности, а также прав и обязанностей, предусмотренных законодательством государства трудоустройства.</text:p>
      <text:p text:style-name="s1"><text:bookmark text:name="anchor987"/>7. По требованию трудящегося государства-члена (в том числе бывшего) <text:a xlink:type="simple" xlink:href="#anchor9657">работодатель</text:a> (заказчик работ (услуг)) обязан на безвозмездной основе выдать ему справку (справки) и (или) заверенную копию справки (справок) с указанием профессии (специальности, квалификации и должности), периода работы и размера заработной платы в сроки, установленные законодательством государства трудоустройства.</text:p>
      <text:p text:style-name="s1"><text:bookmark text:name="anchor988"/>8. Дети трудящегося государства-члена, совместно проживающие с ним на территории государства трудоустройства, имеют право на посещение дошкольных учреждений, получение образования в соответствии с законодательством государства трудоустройства.</text:p>
      <text:p text:style-name="s1"><text:bookmark text:name="anchor989"/>9. Трудящиеся государства-члена и члены семей обязаны соблюдать законодательство государства трудоустройства, уважать культуру и традиции народов государства трудоустройства, нести ответственность за совершенные правонарушения в соответствии с законодательством государства трудоустройства.</text:p>
      <text:p text:style-name="s1"><text:bookmark text:name="anchor9810"/>10. Доходы трудящегося государства-члена, полученные им в результате осуществления <text:a xlink:type="simple" xlink:href="#anchor9659">трудовой деятельности</text:a> на территории государства трудоустройства, подлежат налогообложению в соответствии с международными договорами и законодательством государства трудоустройства с учетом положений настоящего Договора.</text:p>
      <text:p text:style-name="s1"/>
      <text:h text:outline-level="1" text:style-name="s3"><text:bookmark text:name="anchor1040"/>Часть четвертая
Переходные и заключительные положения</text:h>
      <text:p text:style-name="s1"/>
      <text:h text:outline-level="1" text:style-name="s3"><text:bookmark text:name="anchor10427"/>Раздел XXVII
Переходные положения</text:h>
      <text:p text:style-name="s1"/>
      <text:h text:outline-level="1" text:style-name="s3"><text:bookmark text:name="anchor99"/>Статья 99
Общие переходные положения</text:h>
      <text:p text:style-name="s1"/>
      <text:p text:style-name="s1"><text:bookmark text:name="anchor991"/>1. Международные договоры государств-членов, заключенные в рамках формирования <text:a xlink:type="simple" xlink:href="http://ivo.garant.ru/document/redirect/5754455/0">договорно-правовой базы</text:a> Таможенного союза и Единого экономического пространства, действующие на дату <text:a xlink:type="simple" xlink:href="#anchor1131">вступления в силу</text:a> настоящего Договора, входят в право Союза в качестве международных договоров в рамках Союза и применяются в части, не противоречащей настоящему Договору.</text:p>
      <text:p text:style-name="s1"><text:bookmark text:name="anchor992"/>2. Решения Высшего Евразийского экономического совета на уровне глав государств, Высшего Евразийского экономического совета на уровне глав правительств и Евразийской экономической комиссии, действующие на дату <text:a xlink:type="simple" xlink:href="#anchor1131">вступления в силу</text:a> настоящего Договора, сохраняют свою юридическую силу и применяются в части, не противоречащей настоящему Договору.</text:p>
      <text:p text:style-name="s1"><text:bookmark text:name="anchor993"/>3. С даты <text:a xlink:type="simple" xlink:href="#anchor1131">вступления в силу</text:a> настоящего Договора:</text:p>
      <text:p text:style-name="s1">функции и полномочия Высшего Евразийского экономического совета на уровне глав государств и Высшего Евразийского экономического совета на уровне глав правительств, действовавших в соответствии с <text:a xlink:type="simple" xlink:href="http://ivo.garant.ru/document/redirect/2571743/0">Договором</text:a> о Евразийской экономической комиссии от 18 ноября 2011 года, осуществляются соответственно Высшим советом и Межправительственным советом, действующими в соответствии с настоящим Договором;</text:p>
      <text:p text:style-name="s1"><text:bookmark text:name="anchor9933"/>Евразийская экономическая комиссия, учрежденная в соответствии с <text:a xlink:type="simple" xlink:href="http://ivo.garant.ru/document/redirect/2571743/0">Договором</text:a> о Евразийской экономической комиссии от 18 ноября 2011 года, осуществляет свою деятельность в соответствии с настоящим Договором;</text:p>
      <text:p text:style-name="s1"><text:bookmark text:name="anchor9934"/>члены Коллегии Комиссии, назначенные до <text:a xlink:type="simple" xlink:href="#anchor1131">вступления в силу</text:a> настоящего Договора, продолжают выполнять свои функции до истечения срока полномочий, на который они назначены;</text:p>
      <text:p text:style-name="s1"><text:bookmark text:name="anchor9935"/>директора и заместители директоров департаментов, трудовые договоры с которыми заключены до <text:a xlink:type="simple" xlink:href="#anchor1131">вступления в силу</text:a> настоящего Договора, продолжают выполнять возложенные на них обязанности до истечения сроков, предусмотренных в трудовых договорах;</text:p>
      <text:p text:style-name="s1">замещение вакантных должностей в структурных подразделениях Комиссии осуществляется в порядке, предусмотренном настоящим Договором.</text:p>
      <text:p text:style-name="s1"><text:bookmark text:name="anchor994"/>4. В рамках Союза также действуют международные договоры, указанные в <text:a xlink:type="simple" xlink:href="http://ivo.garant.ru/document/redirect/70675132/0">приложении N 31</text:a> к настоящему Договору.</text:p>
      <text:p text:style-name="s1"/>
      <text:p text:style-name="s22header">Информация об изменениях:</text:p>
      <text:p text:style-name="s22"><text:bookmark text:name="anchor9910"/>Договор дополнен статьей 99.1 с 15 июля 2021 г. - <text:a xlink:type="simple" xlink:href="http://ivo.garant.ru/document/redirect/72821774/16">Протокол</text:a> Евразийского экономического союза от 1 октября 2019 г.</text:p>
      <text:h text:outline-level="1" text:style-name="s3">Статья 99.1
Переходные положения в отношении раздела VI</text:h>
      <text:p text:style-name="s1"/>
      <text:p text:style-name="s1">До ввода интегрированной информационной системы Союза в действие информация, указанная в <text:a xlink:type="simple" xlink:href="http://ivo.garant.ru/document/redirect/70675062/40">пунктах 40</text:a> и <text:a xlink:type="simple" xlink:href="http://ivo.garant.ru/document/redirect/70675062/41">41 приложения N 5</text:a> к настоящему Договору, направляется по электронным каналам связи в виде графических электронных копий документов, содержащих данную информацию.</text:p>
      <text:p text:style-name="s1"/>
      <text:h text:outline-level="1" text:style-name="s3"><text:bookmark text:name="anchor100"/>Статья 100
Переходные положения в отношении <text:a xlink:type="simple" xlink:href="#anchor10207">раздела VII</text:a></text:h>
      <text:p text:style-name="s1"/>
      <text:p text:style-name="s1"><text:bookmark text:name="anchor10001"/>1. Функционирование общего рынка лекарственных средств в рамках Союза осуществляется начиная с 1 января 2016 года в соответствии с <text:a xlink:type="simple" xlink:href="http://ivo.garant.ru/document/redirect/70832636/0">международным договором</text:a> в рамках Союза, определяющим единые принципы и правила обращения лекарственных средств, который должен быть заключен государствами-членами не позднее 1 января 2015 года.</text:p>
      <text:p text:style-name="s1"><text:bookmark text:name="anchor10002"/>2. Функционирование общего рынка медицинских изделий (изделий медицинского назначения и медицинской техники) в рамках Союза осуществляется начиная с 1 января 2016 года в соответствии с <text:a xlink:type="simple" xlink:href="http://ivo.garant.ru/document/redirect/70832634/0">международным договором</text:a> в рамках Союза, определяющим единые принципы и правила обращения медицинских изделий (изделий медицинского назначения и медицинской техники), который должен быть заключен государствами-членами не позднее 1 января 2015 года.</text:p>
      <text:p text:style-name="s1"/>
      <text:h text:outline-level="1" text:style-name="s3"><text:bookmark text:name="anchor101"/>Статья 101
Переходные положения в отношении <text:a xlink:type="simple" xlink:href="#anchor10208">раздела VIII</text:a></text:h>
      <text:p text:style-name="s1"/>
      <text:p text:style-name="s1"><text:bookmark text:name="anchor10111"/>1. До вступления в силу Таможенного кодекса Евразийского экономического союза таможенное регулирование в Союзе осуществляется в соответствии с <text:a xlink:type="simple" xlink:href="http://ivo.garant.ru/document/redirect/5754385/0">Договором</text:a> о Таможенном кодексе таможенного союза от 27 ноября 2009 года и иными международными договорами государств-членов, регулирующими таможенные правоотношения, заключенными в рамках формирования договорно-правовой базы Таможенного союза и <text:a xlink:type="simple" xlink:href="#anchor2004">Единого экономического пространства</text:a> и входящими в соответствии со <text:a xlink:type="simple" xlink:href="#anchor99">статьей 99</text:a> настоящего Договора в право Союза, с учетом положений настоящей статьи.</text:p>
      <text:p text:style-name="s1"><text:bookmark text:name="anchor10112"/>2. Для целей применения международных договоров, указанных в <text:a xlink:type="simple" xlink:href="#anchor10111">пункте 1</text:a> настоящей статьи, под используемыми в них понятиями понимается следующее:</text:p>
      <text:p text:style-name="s1"><text:bookmark text:name="anchor9991"/><text:span text:style-name="s10">"государства - члены таможенного союза"</text:span> - государства-члены в значении, определенном настоящим Договором;</text:p>
      <text:p text:style-name="s1"><text:bookmark text:name="anchor9992"/><text:span text:style-name="s10">"единая таможенная территория таможенного союза (таможенная территория таможенного союза)"</text:span> - таможенная территория Союза;</text:p>
      <text:p text:style-name="s1"><text:bookmark text:name="anchor9993"/><text:span text:style-name="s10">"единая Товарная номенклатура внешнеэкономической деятельности таможенного союза (Товарная номенклатура внешнеэкономической деятельности)"</text:span> - единая Товарная номенклатура внешнеэкономической деятельности Евразийского экономического союза;</text:p>
      <text:p text:style-name="s1"><text:bookmark text:name="anchor9994"/><text:span text:style-name="s10">"Единый таможенный тариф таможенного союза"</text:span> - Единый таможенный тариф Евразийского экономического союза;</text:p>
      <text:p text:style-name="s1"><text:bookmark text:name="anchor9995"/><text:span text:style-name="s10">"Комиссия таможенного союза"</text:span> - Евразийская экономическая комиссия;</text:p>
      <text:p text:style-name="s1"><text:bookmark text:name="anchor9996"/><text:span text:style-name="s10">"международные договоры государств - членов таможенного союза"</text:span> - международные договоры в рамках Союза, в том числе международные договоры государств-членов, входящие в соответствии со <text:a xlink:type="simple" xlink:href="#anchor99">статьей 99</text:a> настоящего Договора в право Союза;</text:p>
      <text:p text:style-name="s1"><text:bookmark text:name="anchor9997"/><text:span text:style-name="s10">"таможенная граница таможенного союза (таможенная граница)"</text:span> - таможенная граница Евразийского экономического союза;</text:p>
      <text:p text:style-name="s1"><text:bookmark text:name="anchor9998"/><text:span text:style-name="s10">"товар таможенного союза"</text:span> - товар Евразийского экономического союза.</text:p>
      <text:p text:style-name="s1"><text:bookmark text:name="anchor10113"/>3. Для целей применения международных договоров, указанных в <text:a xlink:type="simple" xlink:href="#anchor10111">пункте 1</text:a> настоящей статьи, к запретам и ограничениям относятся применяемые в отношении товаров, перемещаемых через таможенную границу Союза, меры нетарифного регулирования (в том числе вводимые исходя из общих исключений, защиты внешнего финансового положения и обеспечения равновесия платежного баланса в одностороннем порядке), меры технического регулирования, меры экспортного контроля и меры в отношении продукции военного назначения, а также санитарные, ветеринарно-санитарные и карантинные фитосанитарные меры и радиационные требования.</text:p>
      <text:p text:style-name="s1">При этом к мерам нетарифного регулирования, в том числе вводимым исходя из общих исключений, защиты внешнего финансового положения и обеспечения равновесия платежного баланса в одностороннем порядке, относятся меры, определенные <text:a xlink:type="simple" xlink:href="#anchor46">статьями 46</text:a> и <text:a xlink:type="simple" xlink:href="#anchor47">47</text:a> настоящего Договора.</text:p>
      <text:p text:style-name="s1"><text:bookmark text:name="anchor101133"/>Положения международных договоров, указанных в <text:a xlink:type="simple" xlink:href="#anchor10111">пункте 1</text:a> настоящей статьи, за исключением <text:a xlink:type="simple" xlink:href="http://ivo.garant.ru/document/redirect/12171455/300003">пунктов 3</text:a> и <text:a xlink:type="simple" xlink:href="http://ivo.garant.ru/document/redirect/12171455/300004">4 статьи 3</text:a> Таможенного кодекса таможенного союза, касающиеся определения и применения (неприменения) запретов и ограничений, не применяются.</text:p>
      <text:p text:style-name="s1"><text:bookmark text:name="anchor101134"/>При перемещении товаров через таможенную границу Союза, в том числе товаров для личного пользования, и (или) помещении товаров под таможенные процедуры соблюдение запретов и ограничений подтверждается в случаях и порядке, установленных Комиссией или нормативными правовыми актами государств-членов в соответствии с настоящим Договором либо установленных в соответствии с законодательством государств-членов, путем представления документов и (или) сведений, подтверждающих соблюдение запретов и ограничений.</text:p>
      <text:p text:style-name="s1">Ветеринарно-санитарный, карантинный фитосанитарный, санитарно-эпидемиологический, радиационный и другие виды государственного контроля (надзора) при перемещении товаров через таможенную границу Союза осуществляются и оформляются в соответствии с настоящим Договором или принятыми в соответствии с ним актами Комиссии или нормативными правовыми актами государств-членов либо в соответствии с законодательством государств-членов.</text:p>
      <text:p text:style-name="s1"><text:bookmark text:name="anchor10114"/>4. <text:a xlink:type="simple" xlink:href="http://ivo.garant.ru/document/redirect/12171455/51">Статья 51</text:a> Таможенного кодекса таможенного союза в части ведения <text:a xlink:type="simple" xlink:href="http://ivo.garant.ru/document/redirect/402888401/100000">единой Товарной номенклатуры</text:a> внешнеэкономической деятельности таможенного союза применяется с учетом положений <text:a xlink:type="simple" xlink:href="#anchor45">статьи 45</text:a> настоящего Договора.</text:p>
      <text:p text:style-name="s1"><text:bookmark text:name="anchor10115"/>5. <text:a xlink:type="simple" xlink:href="http://ivo.garant.ru/document/redirect/12171455/1700">Глава 7</text:a> Таможенного кодекса таможенного союза применяется с учетом положений <text:a xlink:type="simple" xlink:href="#anchor37">статьи 37</text:a> настоящего Договора.</text:p>
      <text:p text:style-name="s1"><text:bookmark text:name="anchor10116"/>6. <text:a xlink:type="simple" xlink:href="http://ivo.garant.ru/document/redirect/12171455/7002">Пункт 2 статьи 70</text:a> Таможенного кодекса таможенного союза не применяется.</text:p>
      <text:p text:style-name="s1">Специальные, антидемпинговые, компенсационные пошлины устанавливаются в соответствии с положениями настоящего Договора и взимаются в порядке, предусмотренном <text:a xlink:type="simple" xlink:href="http://ivo.garant.ru/document/redirect/12171455/0">Таможенным кодексом</text:a> таможенного союза для взимания ввозной таможенной пошлины, с учетом положений <text:a xlink:type="simple" xlink:href="#anchor48">статей 48</text:a> и <text:a xlink:type="simple" xlink:href="#anchor49">49</text:a> настоящего Договора, а также с учетом следующего.</text:p>
      <text:p text:style-name="s1">Специальные, антидемпинговые, компенсационные пошлины подлежат уплате при помещении товаров под таможенные процедуры, условия которых в соответствии с международными договорами, указанными в <text:a xlink:type="simple" xlink:href="#anchor10111">пункте 1</text:a> настоящей статьи, предусматривают соблюдение ограничений в связи с применением специальных защитных, антидемпинговых и компенсационных мер.</text:p>
      <text:p text:style-name="s1">Исчисление специальных, антидемпинговых, компенсационных пошлин, возникновение и прекращение обязанности по уплате данных пошлин, определение сроков и порядка их уплаты осуществляются в порядке, предусмотренном <text:a xlink:type="simple" xlink:href="http://ivo.garant.ru/document/redirect/12171455/0">Таможенным кодексом</text:a> таможенного союза для ввозных таможенных пошлин, с учетом особенностей, установленных настоящим Договором.</text:p>
      <text:p text:style-name="s1">При применении антидемпинговой или компенсационной пошлины в соответствии с <text:a xlink:type="simple" xlink:href="http://ivo.garant.ru/document/redirect/70675086/104">пунктами 104</text:a> и <text:a xlink:type="simple" xlink:href="http://ivo.garant.ru/document/redirect/70675086/169">169</text:a> Протокола о применении специальных защитных, антидемпинговых и компенсационных мер по отношению к третьим странам (приложение N 8 к настоящему Договору) антидемпинговые, компенсационные пошлины подлежат уплате не позднее 30 рабочих дней со дня вступления в силу решения Комиссии о применении антидемпинговой или компенсационной пошлины, а также зачислению и распределению в порядке, определенном в приложении к указанному Протоколу.</text:p>
      <text:p text:style-name="s1">Изменение сроков уплаты специальных, антидемпинговых, компенсационных пошлин в форме отсрочки или рассрочки не производится.</text:p>
      <text:p text:style-name="s1">В случае неуплаты или неполной уплаты специальных, антидемпинговых, компенсационных пошлин в установленные сроки их взыскание осуществляется в порядке, предусмотренном для ввозных таможенных пошлин законодательством государства-члена, таможенным органом которого осуществляется взыскание таможенных пошлин, налогов с начислением пеней. При этом порядок исчисления, уплаты, взыскания и возврата пеней аналогичен порядку, установленному для пеней, уплачиваемых, взыскиваемых в связи с неуплатой или неполной уплатой ввозных таможенных пошлин.</text:p>
      <text:p text:style-name="s1">Положения настоящего пункта распространяются на исчисление, уплату и взыскание предварительных специальных, предварительных антидемпинговых, предварительных компенсационных пошлин.</text:p>
      <text:p text:style-name="s1"><text:bookmark text:name="anchor10117"/>7. <text:a xlink:type="simple" xlink:href="http://ivo.garant.ru/document/redirect/12171455/74">Статья 74</text:a> Таможенного кодекса таможенного союза в части тарифных льгот применяется с учетом положений <text:a xlink:type="simple" xlink:href="#anchor43">статьи 43</text:a> настоящего Договора.</text:p>
      <text:p text:style-name="s1"><text:bookmark text:name="anchor10118"/>8. <text:a xlink:type="simple" xlink:href="http://ivo.garant.ru/document/redirect/12171455/7722">Часть вторая пункта 2 статьи 77</text:a> Таможенного кодекса таможенного союза не применяется.</text:p>
      <text:p text:style-name="s1">Для целей исчисления вывозных таможенных пошлин применяются ставки, установленные законодательством государства-члена, на территории которого товары помещаются под таможенную процедуру либо на территории которого выявлен факт незаконного перемещения товаров через таможенную границу Союза, если иное не установлено международными договорами в рамках Союза и (или) двусторонними международными договорами между государствами-членами.</text:p>
      <text:p text:style-name="s1"/>
      <text:h text:outline-level="1" text:style-name="s3"><text:bookmark text:name="anchor102"/>Статья 102
Переходные положения в отношении раздела IX</text:h>
      <text:p text:style-name="s1"/>
      <text:p text:style-name="s1"><text:bookmark text:name="anchor1021"/>1. Несмотря на положения <text:a xlink:type="simple" xlink:href="#anchor35">статьи 35</text:a> настоящего Договора, государства-члены вправе в одностороннем порядке предоставлять преференции в торговле с <text:a xlink:type="simple" xlink:href="#anchor2015">третьей стороной</text:a> на основании заключенных до 1 января 2015 года международного договора этого государства-члена с такой третьей стороной или международного договора, участниками которого являются все государства-члены.</text:p>
      <text:p text:style-name="s1"><text:bookmark text:name="anchor102102"/>Государства-члены осуществляют унификацию договоров, на основании которых предоставляются преференции.</text:p>
      <text:p text:style-name="s1"><text:bookmark text:name="anchor1022"/>2. Специальные защитные, антидемпинговые и компенсационные меры, принятые в отношении товаров, ввозимых на таможенную территорию Союза, путем пересмотра специальных защитных, антидемпинговых и компенсационных мер, действовавших в соответствии с законодательством государств-членов, применяются до окончания срока действия указанных мер, установленного соответствующим решением Комиссии, и могут подлежать пересмотру в соответствии с положениями <text:a xlink:type="simple" xlink:href="#anchor10209">раздела IX</text:a> настоящего Договора и <text:a xlink:type="simple" xlink:href="http://ivo.garant.ru/document/redirect/70675086/0">приложением N 8</text:a> к нему.</text:p>
      <text:p text:style-name="s1"><text:bookmark text:name="anchor1023"/>3. Для целей реализации положений <text:a xlink:type="simple" xlink:href="#anchor36">статьи 36</text:a> настоящего Договора до <text:a xlink:type="simple" xlink:href="http://ivo.garant.ru/document/redirect/71441616/2">вступления в силу</text:a> решения Комиссии, устанавливающего условия и порядок применения единой системы тарифных преференций Союза в отношении товаров, происходящих из развивающихся стран и (или) наименее развитых стран, применяется <text:a xlink:type="simple" xlink:href="http://ivo.garant.ru/document/redirect/2568867/0">Протокол</text:a> о единой системе тарифных преференций Таможенного союза от 12 декабря 2008 года.</text:p>
      <text:p text:style-name="s1"><text:bookmark text:name="anchor1024"/>4. До <text:a xlink:type="simple" xlink:href="http://ivo.garant.ru/document/redirect/71990099/0">вступления в силу</text:a> решения Комиссии, устанавливающего <text:a xlink:type="simple" xlink:href="http://ivo.garant.ru/document/redirect/71990098/1000">правила</text:a> определения происхождения товаров, предусмотренные <text:a xlink:type="simple" xlink:href="#anchor372">пунктом 2 статьи 37</text:a> настоящего Договора, применяется <text:a xlink:type="simple" xlink:href="http://ivo.garant.ru/document/redirect/2567511/0">Соглашение</text:a> о единых правилах определения страны происхождения товаров от 25 января 2008 года.</text:p>
      <text:p text:style-name="s1"><text:bookmark text:name="anchor1025"/>5. До <text:a xlink:type="simple" xlink:href="http://ivo.garant.ru/document/redirect/71997473/0">вступления в силу</text:a> решения Комиссии, устанавливающего <text:a xlink:type="simple" xlink:href="http://ivo.garant.ru/document/redirect/71997472/1000">правила</text:a> определения происхождения товаров, предусмотренные <text:a xlink:type="simple" xlink:href="#anchor373">пунктом 3 статьи 37</text:a> настоящего Договора, применяется <text:a xlink:type="simple" xlink:href="http://ivo.garant.ru/document/redirect/2569075/0">Соглашение</text:a> о правилах определения происхождения товаров из развивающихся и наименее развитых стран от 12 декабря 2008 года.</text:p>
      <text:p text:style-name="s1"/>
      <text:h text:outline-level="1" text:style-name="s3"><text:bookmark text:name="anchor103"/>Статья 103
Переходные положения в отношении <text:a xlink:type="simple" xlink:href="#anchor10316">раздела XVI</text:a></text:h>
      <text:p text:style-name="s1"/>
      <text:p text:style-name="s1"><text:bookmark text:name="anchor1031"/>1. Для достижения целей, изложенных в <text:a xlink:type="simple" xlink:href="#anchor7001">пункте 1 статьи 70</text:a> настоящего Договора, государства-члены к 2025 году осуществят гармонизацию своего законодательства в сфере финансового рынка в соответствии с международным договором в рамках Союза и Протоколом по финансовым услугам (<text:a xlink:type="simple" xlink:href="http://ivo.garant.ru/document/redirect/70675104/0">приложение N 17</text:a> к настоящему Договору).</text:p>
      <text:p text:style-name="s1"><text:bookmark text:name="anchor1032"/>2. Государства-члены после завершения гармонизации законодательства в сфере финансовых рынков примут решение о полномочиях и функциях наднационального органа по регулированию финансового рынка и создадут его с месторасположением в городе Алматы в 2025 году.</text:p>
      <text:p text:style-name="s1"/>
      <text:h text:outline-level="1" text:style-name="s3"><text:bookmark text:name="anchor104"/>Статья 104
Переходные положения в отношении <text:a xlink:type="simple" xlink:href="#anchor10320">раздела XX</text:a></text:h>
      <text:p text:style-name="s1"/>
      <text:p text:style-name="s1"><text:bookmark text:name="anchor1041"/>1. В целях обеспечения разработки индикативных (прогнозных) балансов газа, нефти и нефтепродуктов Союза, способствующих эффективному использованию совокупного энергетического потенциала и оптимизации межгосударственных поставок топливно-энергетических ресурсов, уполномоченные органы государств-членов до 1 июля 2015 года разрабатывают и утверждают <text:a xlink:type="simple" xlink:href="http://ivo.garant.ru/document/redirect/71391734/1000">методологию</text:a> формирования индикативных (прогнозных) балансов газа, нефти и нефтепродуктов.</text:p>
      <text:p text:style-name="s1"><text:bookmark text:name="anchor1042"/>2. Утратил силу с 5 апреля 2022 г. - <text:a xlink:type="simple" xlink:href="http://ivo.garant.ru/document/redirect/72259216/1031">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1042">См. предыдущую редакцию</text:a></text:p>
      <text:p text:style-name="s1"><text:bookmark text:name="anchor1043"/>3. Утратил силу с 5 апреля 2022 г. - <text:a xlink:type="simple" xlink:href="http://ivo.garant.ru/document/redirect/72259216/1031">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1043">См. предыдущую редакцию</text:a></text:p>
      <text:p text:style-name="s1"><text:bookmark text:name="anchor1044"/>4. В целях формирования общего рынка газа Союза Высший совет утвердит до 1 января 2016 года <text:a xlink:type="simple" xlink:href="http://ivo.garant.ru/document/redirect/71412096/1000">концепцию</text:a>, а до 1 января 2018 года программу формирования общего рынка газа Союза, предусмотрев срок выполнения мероприятий программы до 1 января 2024 года.</text:p>
      <text:p text:style-name="s1"><text:bookmark text:name="anchor1045"/>5. По завершении выполнения мероприятий программы формирования общего рынка газа Союза государства-члены заключат международный договор в рамках Союза о формировании общего рынка газа Союза, содержащий в том числе единые правила доступа к газотранспортным системам, расположенным на территориях государств-членов, и обеспечат вступление его в силу не позднее 1 января 2025 года.</text:p>
      <text:p text:style-name="s1"><text:bookmark text:name="anchor1046"/>6. В целях формирования общих рынков нефти и нефтепродуктов Высший совет утвердит до 1 января 2016 года <text:a xlink:type="simple" xlink:href="http://ivo.garant.ru/document/redirect/71412098/1000">концепцию</text:a>, а до 1 января 2018 года программу формирования общих рынков нефти и нефтепродуктов Союза, предусмотрев срок выполнения мероприятий программы до 1 января 2024 года.</text:p>
      <text:p text:style-name="s1"><text:bookmark text:name="anchor1047"/>7. По завершении выполнения мероприятий программы формирования общих рынков нефти и нефтепродуктов Союза государства-члены заключат международный договор о формировании общих рынков нефти и нефтепродуктов Союза, содержащий в том числе единые правила доступа к системам транспортировки нефти и нефтепродуктов, расположенным на территориях государств-членов, и обеспечат вступление его в силу не позднее 1 января 2025 года.</text:p>
      <text:p text:style-name="s22header">Информация об изменениях:</text:p>
      <text:p text:style-name="s22"><text:bookmark text:name="anchor1048"/>Пункт 8 изменен с 5 апреля 2022 г. - <text:a xlink:type="simple" xlink:href="http://ivo.garant.ru/document/redirect/72259216/1032">Протокол</text:a> Евразийского экономического союза от 29 мая 2019 г.</text:p>
      <text:p text:style-name="s22"><text:a xlink:type="simple" xlink:href="http://ivo.garant.ru/document/redirect/77304833/1048">См. предыдущую редакцию</text:a></text:p>
      <text:p text:style-name="s1">8. С даты вступления в силу последнего из актов, принятых в соответствии с <text:a xlink:type="simple" xlink:href="http://ivo.garant.ru/document/redirect/70675112/5">пунктами 5 - 8</text:a> Протокола об общем электроэнергетическом рынке Евразийского экономического союза (приложение N 21 к настоящему Договору):</text:p>
      <text:p text:style-name="s1"><text:a xlink:type="simple" xlink:href="http://ivo.garant.ru/document/redirect/70675112/430">пункты 43 - 49</text:a> указанного Протокола и <text:a xlink:type="simple" xlink:href="http://ivo.garant.ru/document/redirect/70675112/1000">приложение</text:a> к нему утрачивают силу;</text:p>
      <text:p text:style-name="s1"><text:bookmark text:name="anchor10483"/><text:a xlink:type="simple" xlink:href="http://ivo.garant.ru/document/redirect/70675112/2">пункт 2</text:a>, <text:a xlink:type="simple" xlink:href="http://ivo.garant.ru/document/redirect/70675112/5">абзацы первый</text:a> и <text:a xlink:type="simple" xlink:href="http://ivo.garant.ru/document/redirect/70675112/502">второй пункта 5</text:a>, <text:a xlink:type="simple" xlink:href="http://ivo.garant.ru/document/redirect/70675112/10">пункты 10 - 38</text:a>, <text:a xlink:type="simple" xlink:href="http://ivo.garant.ru/document/redirect/70675112/393">абзацы третий</text:a> и <text:a xlink:type="simple" xlink:href="http://ivo.garant.ru/document/redirect/70675112/394">четвертый пункта 39</text:a>, <text:a xlink:type="simple" xlink:href="http://ivo.garant.ru/document/redirect/70675112/40">пункт 40</text:a> указанного Протокола вступают в силу.</text:p>
      <text:p text:style-name="s1"><text:bookmark text:name="anchor1049"/>9. Протокол о правилах доступа к услугам субъектов естественных монополий в сфере транспортировки газа по газотранспортным системам, включая основы ценообразования и тарифной политики (<text:a xlink:type="simple" xlink:href="http://ivo.garant.ru/document/redirect/70675114/0">приложение N 22</text:a> к настоящему Договору), действует до вступления в силу международного договора, предусмотренного <text:a xlink:type="simple" xlink:href="#anchor1045">пунктом 5</text:a> настоящей статьи.</text:p>
      <text:p text:style-name="s1"><text:bookmark text:name="anchor10410"/>10. Протокол о порядке организации, управления, функционирования и развития общих рынков нефти и нефтепродуктов (<text:a xlink:type="simple" xlink:href="http://ivo.garant.ru/document/redirect/70675116/0">приложение N 23</text:a> к настоящему Договору) действует до вступления в силу международного договора, предусмотренного <text:a xlink:type="simple" xlink:href="#anchor1047">пунктом 7</text:a> настоящей статьи.</text:p>
      <text:p text:style-name="s1"/>
      <text:h text:outline-level="1" text:style-name="s3"><text:bookmark text:name="anchor105"/>Статья 105
Переходные положения в отношении <text:a xlink:type="simple" xlink:href="#anchor10324">раздела XXIV</text:a></text:h>
      <text:p text:style-name="s1"/>
      <text:p text:style-name="s1"><text:bookmark text:name="anchor1051"/>1. Государства-члены обеспечат вступление в силу <text:a xlink:type="simple" xlink:href="http://ivo.garant.ru/document/redirect/71685702/0">международного договора</text:a> в рамках Союза,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 с 1 января 2017 года.</text:p>
      <text:p text:style-name="s1">С даты вступления в силу указанного <text:a xlink:type="simple" xlink:href="http://ivo.garant.ru/document/redirect/71685702/0">международного договора</text:a> вступают в силу положения <text:a xlink:type="simple" xlink:href="#anchor9363">подпунктов 3</text:a> и <text:a xlink:type="simple" xlink:href="#anchor9364">4 пункта 6 статьи 93</text:a> настоящего Договора, <text:a xlink:type="simple" xlink:href="http://ivo.garant.ru/document/redirect/70675126/6">пунктов 6</text:a>, <text:a xlink:type="simple" xlink:href="http://ivo.garant.ru/document/redirect/70675126/15">15</text:a>, <text:a xlink:type="simple" xlink:href="http://ivo.garant.ru/document/redirect/70675126/20">20</text:a>, <text:a xlink:type="simple" xlink:href="http://ivo.garant.ru/document/redirect/70675126/87">87</text:a> и <text:a xlink:type="simple" xlink:href="http://ivo.garant.ru/document/redirect/70675126/97">97</text:a> Протокола о единых правилах предоставления промышленных субсидий (приложение N 28 к настоящему Договору).</text:p>
      <text:p text:style-name="s1"><text:bookmark text:name="anchor1052"/>2. Положения <text:a xlink:type="simple" xlink:href="#anchor93">статьи 93</text:a> настоящего Договора и Протокола о единых правилах предоставления промышленных субсидий (<text:a xlink:type="simple" xlink:href="http://ivo.garant.ru/document/redirect/70675126/0">приложение N 28</text:a> к настоящему Договору) не распространяются на субсидии, предоставленные на территориях государств-членов до 1 января 2012 года.</text:p>
      <text:p text:style-name="s1"/>
      <text:h text:outline-level="1" text:style-name="s3"><text:bookmark text:name="anchor106"/>Статья 106
Переходные положения в отношении <text:a xlink:type="simple" xlink:href="#anchor10325">раздела XXV</text:a></text:h>
      <text:p text:style-name="s1"/>
      <text:p text:style-name="s1"><text:bookmark text:name="anchor1061"/>1. Для Республики Беларусь в отношении положений <text:a xlink:type="simple" xlink:href="http://ivo.garant.ru/document/redirect/70675128/8">абзаца первого пункта 8</text:a> Протокола о мерах государственной поддержки сельского хозяйства (приложение N 29 к настоящему Договору) устанавливается переходный период до 2016 года, в течение которого Республика Беларусь обязуется снизить разрешенный объем государственной поддержки сельского хозяйства следующим образом:</text:p>
      <text:p text:style-name="s1">в 2015 году - 12 процентов;</text:p>
      <text:p text:style-name="s1">в 2016 году - 10 процентов.</text:p>
      <text:p text:style-name="s1"><text:bookmark text:name="anchor1062"/>2. <text:a xlink:type="simple" xlink:href="http://ivo.garant.ru/document/redirect/71633340/1000">Методология</text:a> расчета разрешенного уровня мер, оказывающих искажающее воздействие на торговлю, предусмотренная <text:a xlink:type="simple" xlink:href="http://ivo.garant.ru/document/redirect/70675128/82">абзацем вторым пункта 8</text:a> Протокола о мерах государственной поддержки сельского хозяйства (приложение N 29 к настоящему Договору), разрабатывается и утверждается до 1 января 2016 года.</text:p>
      <text:p text:style-name="s1"><text:bookmark text:name="anchor1063"/>3. <text:a xlink:type="simple" xlink:href="http://ivo.garant.ru/document/redirect/411284845/0">Обязательства</text:a>, предусмотренные <text:a xlink:type="simple" xlink:href="http://ivo.garant.ru/document/redirect/70675128/83">абзацем третьим пункта 8</text:a> Протокола о мерах государственной поддержки сельского хозяйства (приложение N 29 к настоящему Договору), вступают в силу для Республики Беларусь не позднее 1 января 2025 года.</text:p>
      <text:p text:style-name="s1"/>
      <text:p text:style-name="s22header">Информация об изменениях:</text:p>
      <text:p text:style-name="s22"><text:bookmark text:name="anchor10601"/>Раздел XXVII дополнен статьей 106.1 с 24 января 2023 г. - <text:a xlink:type="simple" xlink:href="http://ivo.garant.ru/document/redirect/403751752/11">Протокол</text:a> Евразийского экономического союза и Евразийской экономической комиссии от 24 марта 2022 г.</text:p>
      <text:h text:outline-level="1" text:style-name="s3">Статья 106<text:span text:style-name="upper"><text:span> 1
</text:span></text:span>Переходные положения в отношении раздела XXVIII</text:h>
      <text:p text:style-name="s1"/>
      <text:p text:style-name="s1">Сохраняется право на пенсию за выслугу лет в порядке, предусмотренном <text:a xlink:type="simple" xlink:href="http://ivo.garant.ru/document/redirect/70675022/53">пунктом 53</text:a> Положения о социальных гарантиях, привилегиях и иммунитетах в Евразийском экономическом союзе (приложение N 32 к настоящему Договору), без учета изменений в части продолжительности стажа государственной гражданской службы, внесенных <text:a xlink:type="simple" xlink:href="http://ivo.garant.ru/document/redirect/403751752/0">Протоколом</text:a> о внесении изменений в Договор о Евразийском экономическом союзе от 29 мая 2014 года в части пенсионного обеспечения должностных лиц и сотрудников Евразийской экономической комиссии и Суда Евразийского экономического союза, являющихся гражданами Российской Федерации, подписанным 24 марта 2022 г. (далее - Протокол о внесении изменений):</text:p>
      <text:p text:style-name="s1"><text:bookmark text:name="anchor106012"/>за лицами, приобретшими право на пенсию за выслугу лет в соответствии с <text:a xlink:type="simple" xlink:href="http://ivo.garant.ru/document/redirect/70675022/53">пунктом 53</text:a> Положения о социальных гарантиях, привилегиях и иммунитетах в Евразийском экономическом союзе (<text:a xlink:type="simple" xlink:href="http://ivo.garant.ru/document/redirect/70675022/0">приложение N 32</text:a> к настоящему Договору) и освобожденными от должностей, замещаемых в Комиссии или Суде Союза до даты <text:a xlink:type="simple" xlink:href="http://ivo.garant.ru/document/redirect/403751753/0">вступления в силу</text:a> Протокола о внесении изменений;</text:p>
      <text:p text:style-name="s1">за лицами, замещающими на дату <text:a xlink:type="simple" xlink:href="http://ivo.garant.ru/document/redirect/403751753/0">вступления в силу</text:a> Протокола о внесении изменений должности в Комиссии или Суде Союза и имеющими на эту дату стаж государственной гражданской службы для назначения пенсии за выслугу лет не менее 20 лет;</text:p>
      <text:p text:style-name="s1">за лицами, замещающими на дату <text:a xlink:type="simple" xlink:href="http://ivo.garant.ru/document/redirect/403751753/0">вступления в силу</text:a> Протокола о внесении изменений должности в Комиссии или Суде Союза, имеющими на эту дату стаж государственной гражданской службы для назначения пенсии за выслугу лет не менее 15 лет и приобретшими до даты вступления в силу Протокола о внесении изменений право на страховую пенсию по старости (инвалидности) в соответствии с законодательством Российской Федерации.</text:p>
      <text:p text:style-name="s1">Указанным категориям лиц пенсия за выслугу лет назначается в соответствии с условиями и в порядке, которые определены законодательством Российской Федерации для федеральных государственных гражданских служащих, действовавшим по состоянию на 31 декабря 2016 г.</text:p>
      <text:p text:style-name="s1"/>
      <text:h text:outline-level="1" text:style-name="s3"><text:bookmark text:name="anchor10428"/>Раздел XXVIII
Заключительные положения</text:h>
      <text:p text:style-name="s1"/>
      <text:h text:outline-level="1" text:style-name="s3"><text:bookmark text:name="anchor107"/>Статья 107
Социальные гарантии, привилегии и иммунитеты</text:h>
      <text:p text:style-name="s1"/>
      <text:p text:style-name="s1">На территории каждого из государств-членов Союз, члены Совета Комиссии и Коллегии Комиссии, судьи Суда Союза, <text:a xlink:type="simple" xlink:href="#anchor2003">должностные лица</text:a> и сотрудники Комиссии и Суда Союза пользуются социальными гарантиями, привилегиями и иммунитетами, которые необходимы для осуществления ими возложенных на них полномочий и должностных (служебных) обязанностей. Объем указанных социальных гарантий, привилегий и иммунитетов определяется согласно <text:a xlink:type="simple" xlink:href="http://ivo.garant.ru/document/redirect/70675022/0">приложению N 32</text:a> к настоящему Договору.</text:p>
      <text:p text:style-name="s1"/>
      <text:h text:outline-level="1" text:style-name="s3"><text:bookmark text:name="anchor108"/>Статья 108
Вступление в Союз</text:h>
      <text:p text:style-name="s9header">ГАРАНТ:</text:p>
      <text:p text:style-name="s9">Республика Армения <text:a xlink:type="simple" xlink:href="http://ivo.garant.ru/document/redirect/70764836/0">присоединилась</text:a> к настоящему Договору со 2 января 2015 г.</text:p>
      <text:p text:style-name="s9">Кыргызская Республика <text:a xlink:type="simple" xlink:href="http://ivo.garant.ru/document/redirect/70832626/0">присоединилась</text:a> к настоящему Договору с 12 августа 2015 г.</text:p>
      <text:p text:style-name="s1"><text:bookmark text:name="anchor1081"/>1. Союз открыт для вступления любого государства, разделяющего его цели и принципы, на условиях, согласованных государствами-членами.</text:p>
      <text:p text:style-name="s1"><text:bookmark text:name="anchor1082"/>2. Для получения статуса государства-кандидата на вступление в Союз заинтересованное государство направляет соответствующее обращение на имя Председателя Высшего совета.</text:p>
      <text:p text:style-name="s1"><text:bookmark text:name="anchor1083"/>3. Решение о предоставлении государству статуса государства-кандидата на вступление в Союз принимается Высшим советом консенсусом.</text:p>
      <text:p text:style-name="s1"><text:bookmark text:name="anchor1084"/>4. На основании решения Высшего совета формируется рабочая группа из представителей государства-кандидата, государств-членов и органов Союза (далее - рабочая группа) для изучения степени готовности государства-кандидата к принятию на себя обязательств, вытекающих из права Союза, разработки проекта Программы действий по вступлению государства-кандидата в Евразийский экономический союз, а также проекта международного договора о вступлении соответствующего государства в Союз, которым определяется объем прав и обязанностей государства-кандидата, а также формат его участия в работе органов Союза.</text:p>
      <text:p text:style-name="s1"><text:bookmark text:name="anchor1085"/>5. Программа действий по вступлению государства-кандидата в Евразийский экономический союз утверждается Высшим советом.</text:p>
      <text:p text:style-name="s1"><text:bookmark text:name="anchor1086"/>6. Рабочая группа на регулярной основе представляет на рассмотрение Высшего совета доклад о ходе выполнения государством-кандидатом Программы действий по вступлению государства-кандидата в Евразийский экономический союз. На основе вывода рабочей группы о том, что государство-кандидат в полном объеме выполнило обязательства, вытекающие из права Союза, Высший совет принимает решение о подписании с государством-кандидатом международного договора о вступлении в Союз. Указанный международный договор подлежит ратификации.</text:p>
      <text:p text:style-name="s1"/>
      <text:h text:outline-level="1" text:style-name="s3"><text:bookmark text:name="anchor109"/>Статья 109
Государства-наблюдатели</text:h>
      <text:p text:style-name="s9header">ГАРАНТ:</text:p>
      <text:p text:style-name="s9">См. <text:a xlink:type="simple" xlink:href="http://ivo.garant.ru/document/redirect/71944012/20">Положение</text:a> о статусе государства - наблюдателя при Евразийском экономическом союзе, утвержденное <text:a xlink:type="simple" xlink:href="http://ivo.garant.ru/document/redirect/71944012/0">решением</text:a> Высшего Евразийского экономического совета от 14 мая 2018 г. N 8</text:p>
      <text:p text:style-name="s22header">Информация об изменениях:</text:p>
      <text:p text:style-name="s22"><text:bookmark text:name="anchor1091"/>Пункт 1 изменен с 25 апреля 2024 г. - <text:a xlink:type="simple" xlink:href="http://ivo.garant.ru/document/redirect/406937710/105">Протокол</text:a> от 25 мая 2023 г.</text:p>
      <text:p text:style-name="s22"><text:a xlink:type="simple" xlink:href="http://ivo.garant.ru/document/redirect/76834168/1091">См. предыдущую редакцию</text:a></text:p>
      <text:p text:style-name="s1">1. Любое государство вправе обратиться к Председателю Высшего совета с просьбой о предоставлении ему статуса государства-наблюдателя при Союзе. Процедура такого обращения, а также иные вопросы, связанные со статусом государства-наблюдателя, определяются положением, утверждаемым Высшим советом.</text:p>
      <text:p text:style-name="s1"><text:bookmark text:name="anchor1092"/>2. <text:span text:style-name="s8">Решение</text:span> о предоставлении статуса государства-наблюдателя при Союзе либо об отказе в предоставлении такого статуса принимается Высшим советом с учетом интересов развития интеграции и достижения целей настоящего Договора.</text:p>
      <text:p text:style-name="s1"><text:bookmark text:name="anchor1093"/>3. Уполномоченные представители государства-наблюдателя при Союзе могут присутствовать по приглашению на заседаниях органов Союза, получать принимаемые органами Союза документы, не являющиеся документами конфиденциального характера.</text:p>
      <text:p text:style-name="s1"><text:bookmark text:name="anchor1094"/>4. Статус государства-наблюдателя при Союзе не дает права участвовать в принятии решений в органах Союза.</text:p>
      <text:p text:style-name="s1"><text:bookmark text:name="anchor1095"/>5. Государство, получающее статус государства-наблюдателя при Союзе, обязано воздерживаться от любых действий, способных нанести ущерб интересам Союза и государств-членов, объекту и целям настоящего Договора.</text:p>
      <text:p text:style-name="s1"/>
      <text:h text:outline-level="1" text:style-name="s3"><text:bookmark text:name="anchor110"/>Статья 110
Рабочий язык органов Союза.
Язык международных договоров в рамках Союза и решений Комиссии</text:h>
      <text:p text:style-name="s1"/>
      <text:p text:style-name="s1"><text:bookmark text:name="anchor11001"/>1. Рабочим языком органов Союза является русский язык.</text:p>
      <text:p text:style-name="s1"><text:bookmark text:name="anchor11002"/>2. Международные договоры в рамках Союза и решения Комиссии, имеющие обязательный характер для государств-членов, принимаются на русском языке с последующим переводом на государственные языки государств-членов, если это предусмотрено их законодательством, в порядке, определяемом Комиссией.</text:p>
      <text:p text:style-name="s1">Перевод на государственные языки государств-членов осуществляется за счет средств, предусмотренных в бюджете Союза на эти цели.</text:p>
      <text:p text:style-name="s1"><text:bookmark text:name="anchor11003"/>3. В случае возникновения разногласий для целей толкования международных договоров и решений, указанных в <text:a xlink:type="simple" xlink:href="#anchor11002">пункте 2</text:a> настоящей статьи, используется текст на русском языке.</text:p>
      <text:p text:style-name="s1"/>
      <text:h text:outline-level="1" text:style-name="s3"><text:bookmark text:name="anchor111"/>Статья 111
Доступ и опубликование</text:h>
      <text:p text:style-name="s1"/>
      <text:p text:style-name="s1"><text:bookmark text:name="anchor11101"/>1. Международные договоры в рамках Союза, международные договоры с <text:a xlink:type="simple" xlink:href="#anchor2015">третьей стороной</text:a> и решения органов Союза подлежат официальному опубликованию на <text:a xlink:type="simple" xlink:href="https://docs.eaeunion.org">официальном сайте</text:a> Союза в сети Интернет в <text:a xlink:type="simple" xlink:href="http://ivo.garant.ru/document/redirect/70808334/1000">порядке</text:a>, установленном Межправительственным советом.</text:p>
      <text:p text:style-name="s1">Дата публикации решения органа Союза на официальном сайте Союза в сети Интернет признается датой официального опубликования данного решения.</text:p>
      <text:p text:style-name="s1"><text:bookmark text:name="anchor11102"/>2. Ни одно решение, указанное в <text:a xlink:type="simple" xlink:href="#anchor11101">пункте 1</text:a> настоящей статьи, не может вступить в силу до его официального опубликования.</text:p>
      <text:p text:style-name="s1"><text:bookmark text:name="anchor11103"/>3. Решения органов Союза направляются государствам-членам не позднее 3 календарных дней со дня принятия решения.</text:p>
      <text:p text:style-name="s1"><text:bookmark text:name="anchor11104"/>4. Органы Союза обеспечивают предварительное опубликование проектов решений на официальном сайте Союза в сети Интернет, как минимум, за 30 календарных дней до даты, когда данное решение планируется к принятию. Проекты решений органов Союза, принимаемых в исключительных случаях, требующих оперативного реагирования, могут быть опубликованы в иные сроки.</text:p>
      <text:p text:style-name="s1">Заинтересованные лица могут представить данному органу свои комментарии и предложения.</text:p>
      <text:p text:style-name="s1">Порядок сбора, анализа и учета таких комментариев и предложений определяется регламентом работы соответствующего органа Союза.</text:p>
      <text:p text:style-name="s1"><text:bookmark text:name="anchor11105"/>5. Не подлежат официальному опубликованию решения органов Союза, содержащие информацию ограниченного распространения, и проекты таких решений.</text:p>
      <text:p text:style-name="s1"><text:bookmark text:name="anchor11106"/>6. Положения настоящей статьи не применяются в отношении решений Суда Союза, порядок вступления в силу и опубликования которых определяется Статутом Суда Евразийского экономического союза (<text:a xlink:type="simple" xlink:href="http://ivo.garant.ru/document/redirect/70675034/0">приложение N 2</text:a> к настоящему Договору).</text:p>
      <text:p text:style-name="s1"><text:bookmark text:name="anchor11107"/>7. Положения <text:a xlink:type="simple" xlink:href="#anchor11104">пункта 4</text:a> настоящей статьи не применяются в отношении решений органов Союза в случаях, когда предварительная публикация проектов таких решений может помешать их исполнению или иным образом противоречить общественным интересам.</text:p>
      <text:p text:style-name="s1"/>
      <text:h text:outline-level="1" text:style-name="s3"><text:bookmark text:name="anchor112"/>Статья 112
Разрешение споров</text:h>
      <text:p text:style-name="s1"/>
      <text:p text:style-name="s1">Споры, связанные с толкованием и (или) применением положений настоящего Договора, разрешаются путем консультаций и переговоров.</text:p>
      <text:p text:style-name="s1"><text:bookmark text:name="anchor11202"/>В случае недостижения согласия в течение 3 месяцев с даты направления одной стороной спора другой стороне спора официальной письменной просьбы о проведении консультаций и переговоров, если иной срок не предусмотрен Статутом Суда Евразийского экономического союза (приложение N 2 к настоящему Договору), спор может быть передан любой из сторон спора на рассмотрение в Суд Союза, если сторонами спора не достигнута договоренность об использовании иных механизмов его разрешения.</text:p>
      <text:p text:style-name="s1"/>
      <text:h text:outline-level="1" text:style-name="s3"><text:bookmark text:name="anchor113"/>Статья 113
Вступление Договора в силу</text:h>
      <text:p text:style-name="s1"/>
      <text:p text:style-name="s1"><text:bookmark text:name="anchor1131"/>Настоящий Договор вступает в силу с даты получения депозитарием последнего письменного уведомления о выполнении государствами-членами внутригосударственных процедур, необходимых для его вступления в силу.</text:p>
      <text:p text:style-name="s9header">ГАРАНТ:</text:p>
      <text:p text:style-name="s9">Российская Федерация ратифицировала настоящий Договор <text:a xlink:type="simple" xlink:href="http://ivo.garant.ru/document/redirect/70754208/0">Федеральным законом</text:a> от 3 октября 2014 г. N 279-ФЗ</text:p>
      <text:p text:style-name="s9">Настоящий Договор <text:a xlink:type="simple" xlink:href="http://ivo.garant.ru/document/redirect/70764832/0">вступил в силу</text:a> с 1 января 2015 г.</text:p>
      <text:p text:style-name="s1"><text:bookmark text:name="anchor1132"/>В связи с вступлением в силу настоящего Договора прекращается действие международных договоров, заключенных в рамках формирования <text:a xlink:type="simple" xlink:href="#anchor2014">Таможенного союза</text:a> и Единого экономического пространства, согласно <text:a xlink:type="simple" xlink:href="http://ivo.garant.ru/document/redirect/70675134/0">приложению N 33</text:a> к настоящему Договору.</text:p>
      <text:p text:style-name="s1"/>
      <text:h text:outline-level="1" text:style-name="s3"><text:bookmark text:name="anchor114"/>Статья 114
Соотношение настоящего Договора с иными международными договорами</text:h>
      <text:p text:style-name="s1"/>
      <text:p text:style-name="s1"><text:bookmark text:name="anchor1141"/>1. Настоящий Договор не препятствует заключению государствами-членами международных договоров, не противоречащих целям и принципам настоящего Договора.</text:p>
      <text:p text:style-name="s1"><text:bookmark text:name="anchor1142"/>2. Двусторонние международные договоры между государствами-членами, предусматривающие более глубокий по сравнению с положениями настоящего Договора или международных договоров в рамках Союза уровень интеграции или предоставляющие дополнительные преимущества в пользу их физических и (или) юридических лиц, применяются в отношениях между заключившими их государствами и могут заключаться при условии, что не затрагивают осуществление ими и другими государствами-членами своих прав и выполнение обязательств по настоящему Договору и международным договорам в рамках Союза.</text:p>
      <text:p text:style-name="s1"/>
      <text:h text:outline-level="1" text:style-name="s3"><text:bookmark text:name="anchor115"/>Статья 115
Внесение изменений в Договор</text:h>
      <text:p text:style-name="s1"/>
      <text:p text:style-name="s1">В настоящий Договор могут быть внесены изменения и дополнения, которые оформляются отдельными протоколами и являются неотъемлемой частью настоящего Договора.</text:p>
      <text:p text:style-name="s1"/>
      <text:h text:outline-level="1" text:style-name="s3"><text:bookmark text:name="anchor116"/>Статья 116
Регистрация Договора в Секретариате Организации Объединенных Наций</text:h>
      <text:p text:style-name="s1"/>
      <text:p text:style-name="s1">Настоящий Договор в соответствии со <text:a xlink:type="simple" xlink:href="http://ivo.garant.ru/document/redirect/2540400/102">статьей 102</text:a> Устава Организации Объединенных Наций подлежит регистрации в Секретариате Организации Объединенных Наций.</text:p>
      <text:p text:style-name="s1"/>
      <text:h text:outline-level="1" text:style-name="s3"><text:bookmark text:name="anchor117"/>Статья 117
Оговорки</text:h>
      <text:p text:style-name="s1"/>
      <text:p text:style-name="s1">Оговорки к настоящему Договору не допускаются.</text:p>
      <text:p text:style-name="s1"/>
      <text:h text:outline-level="1" text:style-name="s3"><text:bookmark text:name="anchor118"/>Статья 118
Выход из Договора</text:h>
      <text:p text:style-name="s1"/>
      <text:p text:style-name="s1"><text:bookmark text:name="anchor1181"/>1. Любое государство-член вправе выйти из настоящего Договора, направив депозитарию настоящего Договора по дипломатическим каналам письменное уведомление о своем намерении выйти из настоящего Договора. Действие настоящего Договора в отношении этого государства прекращается по истечении 12 месяцев с даты получения депозитарием настоящего Договора такого уведомления.</text:p>
      <text:p text:style-name="s1"><text:bookmark text:name="anchor1182"/>2. Государство-член, уведомившее в соответствии с <text:a xlink:type="simple" xlink:href="#anchor1181">пунктом 1</text:a> настоящей статьи о своем намерении выйти из настоящего Договора, обязано урегулировать финансовые обязательства, возникшие в связи с его участием в настоящем Договоре. Данное обязательство остается в силе, несмотря на выход государства из настоящего Договора, вплоть до полного его выполнения.</text:p>
      <text:p text:style-name="s1"><text:bookmark text:name="anchor1183"/>3. На основе уведомления, указанного в <text:a xlink:type="simple" xlink:href="#anchor1181">пункте 1</text:a> настоящей статьи, Высший совет принимает решение о начале процесса урегулирования обязательств, возникших в связи с участием государства-члена в настоящем Договоре.</text:p>
      <text:p text:style-name="s1"><text:bookmark text:name="anchor1184"/>4. Выход из настоящего Договора автоматически влечет прекращение членства в Союзе и выход из международных договоров в рамках Союза.</text:p>
      <text:p text:style-name="s1"/>
      <text:p text:style-name="s1">Совершено в городе Астане 29 мая 2014 года в одном экземпляре на белорусском, казахском и русском языках, причем все тексты имеют одинаковую силу.</text:p>
      <text:p text:style-name="s1">В случае возникновения разногласий для целей толкования настоящего Договора используется текст на русском языке.</text:p>
      <text:p text:style-name="s1">Подлинный экземпляр настоящего Договора хранится в Евразийской экономической комиссии, которая, являясь депозитарием настоящего Договора, направит каждой Стороне его заверенную копию.</text:p>
      <text:p text:style-name="s1"/>
      <text:p text:style-name="s1_right_fi698">За Республику Беларусь</text:p>
      <text:p text:style-name="s1"/>
      <text:p text:style-name="s1_right_fi698">За Республику Казахстан</text:p>
      <text:p text:style-name="s1"/>
      <text:p text:style-name="s1_right_fi698">За Российскую Федерацию</text:p>
      <text:p text:style-name="s1"/>
      <text:h text:outline-level="1" text:style-name="s3"><text:bookmark text:name="anchor10000"/>Приложения</text:h>
      <text:p text:style-name="s1"/>
      <text:p text:style-name="s1"><text:bookmark text:name="anchor330169"/><text:span text:style-name="s10">Приложение N 1</text:span>. <text:a xlink:type="simple" xlink:href="http://ivo.garant.ru/document/redirect/70675002/0">Положение</text:a> о Евразийской экономической комиссии</text:p>
      <text:p text:style-name="s1"/>
      <text:p text:style-name="s1"><text:bookmark text:name="anchor330170"/><text:span text:style-name="s10">Приложение N 2</text:span>. <text:a xlink:type="simple" xlink:href="http://ivo.garant.ru/document/redirect/70675034/0">Статут</text:a> Суда Евразийского экономического союза</text:p>
      <text:p text:style-name="s1"/>
      <text:p text:style-name="s1"><text:bookmark text:name="anchor330171"/><text:span text:style-name="s10">Приложение N 3</text:span>. <text:a xlink:type="simple" xlink:href="http://ivo.garant.ru/document/redirect/70675048/0">Протокол</text:a> об информационно-коммуникационных технологиях и информационном взаимодействии в рамках Евразийского экономического союза</text:p>
      <text:p text:style-name="s1"/>
      <text:p text:style-name="s1"><text:bookmark text:name="anchor330172"/><text:span text:style-name="s10">Приложение N 4</text:span>. <text:a xlink:type="simple" xlink:href="http://ivo.garant.ru/document/redirect/70675054/0">Протокол</text:a> о порядке формирования и распространения официальной статистической информации Евразийского экономического союза</text:p>
      <text:p text:style-name="s1"/>
      <text:p text:style-name="s1"><text:bookmark text:name="anchor330173"/><text:span text:style-name="s10">Приложение N 5</text:span>. <text:a xlink:type="simple" xlink:href="http://ivo.garant.ru/document/redirect/70675062/0">Протокол</text:a> о порядке зачисления и распределения сумм ввозных таможенных пошлин (иных пошлин, налогов и сборов, имеющих эквивалентное действие), их перечисления в доход бюджетов государств-членов</text:p>
      <text:p text:style-name="s1"/>
      <text:p text:style-name="s1"><text:bookmark text:name="anchor330174"/><text:span text:style-name="s10">Приложение N 6</text:span>. <text:a xlink:type="simple" xlink:href="http://ivo.garant.ru/document/redirect/70675082/0">Протокол</text:a> о едином таможенно-тарифном регулировании</text:p>
      <text:p text:style-name="s1"/>
      <text:p text:style-name="s1"><text:bookmark text:name="anchor330175"/><text:span text:style-name="s10">Приложение N 7</text:span>. <text:a xlink:type="simple" xlink:href="http://ivo.garant.ru/document/redirect/70675084/0">Протокол</text:a> о мерах нетарифного регулирования в отношении третьих стран</text:p>
      <text:p text:style-name="s1"/>
      <text:p text:style-name="s1"><text:bookmark text:name="anchor330176"/><text:span text:style-name="s10">Приложение N 8</text:span>. <text:a xlink:type="simple" xlink:href="http://ivo.garant.ru/document/redirect/70675086/0">Протокол</text:a> о применении специальных защитных, антидемпинговых и компенсационных мер по отношению к третьим странам</text:p>
      <text:p text:style-name="s1"/>
      <text:p text:style-name="s1"><text:bookmark text:name="anchor330177"/><text:span text:style-name="s10">Приложение N 9</text:span>. <text:a xlink:type="simple" xlink:href="http://ivo.garant.ru/document/redirect/70675088/0">Протокол</text:a> о техническом регулировании в рамках Евразийского экономического союза</text:p>
      <text:p text:style-name="s1"/>
      <text:p text:style-name="s1"><text:bookmark text:name="anchor330178"/><text:span text:style-name="s10">Приложение N 10</text:span>. <text:a xlink:type="simple" xlink:href="http://ivo.garant.ru/document/redirect/70675090/0">Протокол</text:a> о проведении согласованной политики в области обеспечения единства измерений</text:p>
      <text:p text:style-name="s1"/>
      <text:p text:style-name="s1"><text:bookmark text:name="anchor330179"/><text:span text:style-name="s10">Приложение N 11</text:span>. <text:a xlink:type="simple" xlink:href="http://ivo.garant.ru/document/redirect/70675092/0">Протокол</text:a> о признании результатов работ по аккредитации органов по оценке соответствия</text:p>
      <text:p text:style-name="s1"/>
      <text:p text:style-name="s1"><text:bookmark text:name="anchor330180"/><text:span text:style-name="s10">Приложение N 12</text:span>. <text:a xlink:type="simple" xlink:href="http://ivo.garant.ru/document/redirect/70675094/0">Протокол</text:a> о применении санитарных, ветеринарно-санитарных и карантинных фитосанитарных мер</text:p>
      <text:p text:style-name="s1"/>
      <text:p text:style-name="s1"><text:bookmark text:name="anchor330181"/><text:span text:style-name="s10">Приложение N 13</text:span>. <text:a xlink:type="simple" xlink:href="http://ivo.garant.ru/document/redirect/70675096/0">Протокол</text:a> о проведении согласованной политики в сфере защиты прав потребителей</text:p>
      <text:p text:style-name="s1"/>
      <text:p text:style-name="s1"><text:bookmark text:name="anchor330182"/><text:span text:style-name="s10">Приложение N 14</text:span>. <text:a xlink:type="simple" xlink:href="http://ivo.garant.ru/document/redirect/70675098/0">Протокол</text:a> о проведении согласованной макроэкономической политики</text:p>
      <text:p text:style-name="s1"/>
      <text:p text:style-name="s1"><text:bookmark text:name="anchor330183"/><text:span text:style-name="s10">Приложение N 15</text:span>. <text:a xlink:type="simple" xlink:href="http://ivo.garant.ru/document/redirect/70675100/0">Протокол</text:a> о мерах, направленных на проведение согласованной валютной политики</text:p>
      <text:p text:style-name="s1"/>
      <text:p text:style-name="s1"><text:bookmark text:name="anchor330184"/><text:span text:style-name="s10">Приложение N 16</text:span>. <text:a xlink:type="simple" xlink:href="http://ivo.garant.ru/document/redirect/70675102/0">Протокол</text:a> о торговле услугами, учреждении, деятельности и осуществлении инвестиций</text:p>
      <text:p text:style-name="s1"/>
      <text:p text:style-name="s1"><text:bookmark text:name="anchor330185"/><text:span text:style-name="s10">Приложение N 17</text:span>. <text:a xlink:type="simple" xlink:href="http://ivo.garant.ru/document/redirect/70675104/0">Протокол</text:a> по финансовым услугам</text:p>
      <text:p text:style-name="s1"/>
      <text:p text:style-name="s1"><text:bookmark text:name="anchor330186"/><text:span text:style-name="s10">Приложение N 18</text:span>. <text:a xlink:type="simple" xlink:href="http://ivo.garant.ru/document/redirect/70675106/0">Протокол</text:a> о порядке взимания косвенных налогов и механизме контроля за их уплатой при экспорте и импорте товаров, выполнении работ, оказании услуг</text:p>
      <text:p text:style-name="s1"/>
      <text:p text:style-name="s1"><text:bookmark text:name="anchor330187"/><text:span text:style-name="s10">Приложение N 19</text:span>. <text:a xlink:type="simple" xlink:href="http://ivo.garant.ru/document/redirect/70675108/0">Протокол</text:a> об общих принципах и правилах конкуренции</text:p>
      <text:p text:style-name="s1"/>
      <text:p text:style-name="s1"><text:bookmark text:name="anchor330188"/><text:span text:style-name="s10">Приложение N 20</text:span>. <text:a xlink:type="simple" xlink:href="http://ivo.garant.ru/document/redirect/70675110/0">Протокол</text:a> о единых принципах и правилах регулирования деятельности субъектов естественных монополий</text:p>
      <text:p text:style-name="s1"/>
      <text:p text:style-name="s1"><text:bookmark text:name="anchor330189"/><text:span text:style-name="s10">Приложение N 21</text:span>. <text:a xlink:type="simple" xlink:href="http://ivo.garant.ru/document/redirect/70675112/0">Протокол</text:a> об обеспечении доступа к услугам субъектов естественных монополий в сфере электроэнергетики, включая основы ценообразования и тарифной политики</text:p>
      <text:p text:style-name="s1"/>
      <text:p text:style-name="s1"><text:bookmark text:name="anchor330190"/><text:span text:style-name="s10">Приложение N 22</text:span>. <text:a xlink:type="simple" xlink:href="http://ivo.garant.ru/document/redirect/70675114/0">Протокол</text:a> о правилах доступа к услугам субъектов естественных монополий в сфере транспортировки газа по газотранспортным системам, включая основы ценообразования и тарифной политики</text:p>
      <text:p text:style-name="s1"/>
      <text:p text:style-name="s1"><text:bookmark text:name="anchor330191"/><text:span text:style-name="s10">Приложение N 23</text:span>. <text:a xlink:type="simple" xlink:href="http://ivo.garant.ru/document/redirect/70675116/0">Протокол</text:a> о порядке организации, управления, функционирования и развития общих рынков нефти и нефтепродуктов</text:p>
      <text:p text:style-name="s1"/>
      <text:p text:style-name="s1"><text:bookmark text:name="anchor330192"/><text:span text:style-name="s10">Приложение N 24</text:span>. <text:a xlink:type="simple" xlink:href="http://ivo.garant.ru/document/redirect/70675118/0">Протокол</text:a> о скоординированной (согласованной) транспортной политике</text:p>
      <text:p text:style-name="s1"/>
      <text:p text:style-name="s1"><text:bookmark text:name="anchor330193"/><text:span text:style-name="s10">Приложение N 25</text:span>. <text:a xlink:type="simple" xlink:href="http://ivo.garant.ru/document/redirect/70675120/0">Протокол</text:a> о порядке регулирования закупок</text:p>
      <text:p text:style-name="s1"/>
      <text:p text:style-name="s1"><text:bookmark text:name="anchor330194"/><text:span text:style-name="s10">Приложение N 26</text:span>. <text:a xlink:type="simple" xlink:href="http://ivo.garant.ru/document/redirect/70675122/0">Протокол</text:a> об охране и защите прав на объекты интеллектуальной собственности</text:p>
      <text:p text:style-name="s1"/>
      <text:p text:style-name="s1"><text:bookmark text:name="anchor330195"/><text:span text:style-name="s10">Приложение N 27</text:span>. <text:a xlink:type="simple" xlink:href="http://ivo.garant.ru/document/redirect/70675124/0">Протокол</text:a> о промышленном сотрудничестве</text:p>
      <text:p text:style-name="s1"/>
      <text:p text:style-name="s1"><text:bookmark text:name="anchor330196"/><text:span text:style-name="s10">Приложение N 28</text:span>. <text:a xlink:type="simple" xlink:href="http://ivo.garant.ru/document/redirect/70675126/0">Протокол</text:a> о единых правилах предоставления промышленных субсидий</text:p>
      <text:p text:style-name="s1"/>
      <text:p text:style-name="s1"><text:bookmark text:name="anchor330197"/><text:span text:style-name="s10">Приложение N 29</text:span>. <text:a xlink:type="simple" xlink:href="http://ivo.garant.ru/document/redirect/70675128/0">Протокол</text:a> о мерах государственной поддержки сельского хозяйства</text:p>
      <text:p text:style-name="s1"/>
      <text:p text:style-name="s1"><text:bookmark text:name="anchor330198"/><text:span text:style-name="s10">Приложение N 30</text:span>. <text:a xlink:type="simple" xlink:href="http://ivo.garant.ru/document/redirect/70675130/0">Протокол</text:a> об оказании медицинской помощи трудящимся государств-членов и членам семей</text:p>
      <text:p text:style-name="s1"/>
      <text:p text:style-name="s1"><text:bookmark text:name="anchor330199"/><text:span text:style-name="s10">Приложение N 31</text:span>. <text:a xlink:type="simple" xlink:href="http://ivo.garant.ru/document/redirect/70675132/0">Протокол</text:a> о функционировании Евразийского экономического союза в рамках многосторонней торговой системы</text:p>
      <text:p text:style-name="s1"/>
      <text:p text:style-name="s1"><text:bookmark text:name="anchor330200"/><text:span text:style-name="s10">Приложение N 32</text:span>. <text:a xlink:type="simple" xlink:href="http://ivo.garant.ru/document/redirect/70675022/0">Положение</text:a> о социальных гарантиях, привилегиях и иммунитетах в Евразийском экономическом союзе</text:p>
      <text:p text:style-name="s1"/>
      <text:p text:style-name="s1"><text:bookmark text:name="anchor330201"/><text:span text:style-name="s10">Приложение N 33</text:span>. <text:a xlink:type="simple" xlink:href="http://ivo.garant.ru/document/redirect/70675134/0">Протокол</text:a> о прекращении действия международных договоров, заключенных в рамках формирования Таможенного союза и Единого экономического пространства, в связи с вступлением в силу Договора о Евразийском экономическом союзе</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justify" fo:text-indent="0cm" fo:margin-left="0cm" fo:margin-right="0cm" fo:margin-top="0.132cm" fo:margin-bottom="0cm"/>
      <style:text-properties fo:font-style="italic" fo:color="#353842" style:font-name="Times New Roman CYR" fo:font-size="12pt"/>
    </style:style>
    <style:style style:name="s9" style:family="paragraph" style:display-name="Комментарий" style:parent-style-name="Text (reference)">
      <style:paragraph-properties fo:text-align="justify" fo:background-color="#f0f0f0"/>
      <style:text-properties fo:background-color="#f0f0f0"/>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style:text-properties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Text (reference)">
      <style:paragraph-properties fo:background-color="#eaefed"/>
      <style:text-properties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style:style style:name="s93" style:family="paragraph" style:display-name="Взамен" style:parent-style-name="Text (reference)">
      <style:paragraph-properties fo:auto-text-indent="false" fo:text-indent="0cm" fo:background-color="#FFF5AD" fo:margin-left="0.3in"/>
      <style:text-properties fo:background-color="#FFF5AD"/>
    </style:style>
    <style:style style:name="s94" style:family="paragraph" style:display-name="Сравнение" style:parent-style-name="Text (reference)">
      <style:paragraph-properties fo:auto-text-indent="false" fo:text-indent="0cm" fo:background-color="#f0f0f0" fo:margin-left="0.3in"/>
      <style:text-properties fo:background-color="#f0f0f0"/>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Договор о Евразийском экономическом союзе (Астана, 29 мая 2014 г.) (с изменениями и дополнениями)</text:p>
      </style:header>
      <style:footer>
        <table:table>
          <table:table-column table:number-columns-repeated="3"/>
          <table:table-row>
            <table:table-cell>
              <text:p text:style-name="footer_left">
							<text:date style:data-style-name="date" text:fixed="true" text:date-value="2025-7-6"/>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